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D0000022D339048AD12D3AED3.png" manifest:media-type="image/png"/>
  <manifest:file-entry manifest:full-path="Pictures/10000000000000A00000003F561E901BCF60E940.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0" style:family="table-cell">
      <style:table-cell-properties fo:padding="0.097cm" fo:border-left="0.05pt solid #000000" fo:border-right="0.05pt solid #000000" fo:border-top="none" fo:border-bottom="0.05pt solid #000000"/>
    </style:style>
    <style:style style:name="Tabla38.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2"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9.A1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4" style:family="table-row">
      <style:table-row-properties fo:keep-together="always"/>
    </style:style>
    <style:style style:name="Tabla3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5" style:family="table-row">
      <style:table-row-properties fo:keep-together="always"/>
    </style:style>
    <style:style style:name="Tabla3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6" style:family="table-row">
      <style:table-row-properties fo:keep-together="always"/>
    </style:style>
    <style:style style:name="Tabla3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7" style:family="table-row">
      <style:table-row-properties fo:keep-together="always"/>
    </style:style>
    <style:style style:name="Tabla3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8" style:family="table-row">
      <style:table-row-properties fo:keep-together="always"/>
    </style:style>
    <style:style style:name="Tabla3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9" style:family="table-row">
      <style:table-row-properties fo:keep-together="always"/>
    </style:style>
    <style:style style:name="Tabla37.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0" style:family="table-row">
      <style:table-row-properties fo:keep-together="always"/>
    </style:style>
    <style:style style:name="Tabla37.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1" style:family="table-row">
      <style:table-row-properties fo:keep-together="always"/>
    </style:style>
    <style:style style:name="Tabla37.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2" style:family="table-row">
      <style:table-row-properties fo:keep-together="always"/>
    </style:style>
    <style:style style:name="Tabla37.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3" style:family="table-row">
      <style:table-row-properties fo:keep-together="always"/>
    </style:style>
    <style:style style:name="Tabla37.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text-properties style:font-name="Courier New" fo:font-size="12pt" fo:font-weight="bold" officeooo:rsid="0012c89a" officeooo:paragraph-rsid="0012c89a"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4"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text-properties fo:color="#000000" style:font-name="Courier New" fo:font-size="10pt" officeooo:paragraph-rsid="0007842f"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style>
    <style:style style:name="P21" style:family="paragraph" style:parent-style-name="Standard">
      <style:text-properties style:language-asian="zxx" style:country-asian="none" style:language-complex="zxx" style:country-complex="none"/>
    </style:style>
    <style:style style:name="P22" style:family="paragraph" style:parent-style-name="Standard">
      <style:paragraph-properties fo:text-align="justify" style:justify-single-word="false"/>
      <style:text-properties style:language-asian="zxx" style:country-asian="none" style:language-complex="zxx" style:country-complex="none"/>
    </style:style>
    <style:style style:name="P23" style:family="paragraph" style:parent-style-name="Standard">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6"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7" style:family="paragraph" style:parent-style-name="Standard">
      <style:text-properties style:text-underline-style="none" style:language-asian="zxx" style:country-asian="none" style:language-complex="zxx" style:country-complex="none"/>
    </style:style>
    <style:style style:name="P28" style:family="paragraph" style:parent-style-name="Standard">
      <style:text-properties officeooo:rsid="0010ae63" officeooo:paragraph-rsid="0007ad35"/>
    </style:style>
    <style:style style:name="P29" style:family="paragraph" style:parent-style-name="Standard">
      <style:text-properties officeooo:paragraph-rsid="0012c89a"/>
    </style:style>
    <style:style style:name="P30" style:family="paragraph" style:parent-style-name="Table_20_Contents">
      <style:paragraph-properties fo:text-align="center" style:justify-single-word="false"/>
      <style:text-properties style:font-name="Arial" fo:font-size="16pt" style:font-size-asian="16pt" style:font-size-complex="16pt"/>
    </style:style>
    <style:style style:name="P31" style:family="paragraph" style:parent-style-name="Table_20_Contents">
      <style:paragraph-properties fo:text-align="start" style:justify-single-word="false"/>
      <style:text-properties style:font-name="Arial" fo:font-size="11pt" style:font-size-asian="11pt" style:font-size-complex="11pt"/>
    </style:style>
    <style:style style:name="P32" style:family="paragraph" style:parent-style-name="Table_20_Contents">
      <style:paragraph-properties fo:text-align="start" style:justify-single-word="false"/>
      <style:text-properties style:font-name="Arial" fo:font-size="11pt" officeooo:rsid="003293e5" officeooo:paragraph-rsid="003293e5" style:font-size-asian="11pt" style:font-size-complex="11pt"/>
    </style:style>
    <style:style style:name="P33" style:family="paragraph" style:parent-style-name="Table_20_Contents">
      <style:paragraph-properties fo:text-align="start" style:justify-single-word="false"/>
      <style:text-properties style:font-name="Arial" fo:font-size="6pt" style:font-size-asian="6pt" style:font-size-complex="6pt"/>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7"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8"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40" style:family="paragraph" style:parent-style-name="Table_20_Contents">
      <style:paragraph-properties fo:text-align="start" style:justify-single-word="false"/>
      <style:text-properties style:font-name="Courier New"/>
    </style:style>
    <style:style style:name="P41"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2" style:family="paragraph" style:parent-style-name="Table_20_Contents">
      <style:text-properties style:font-name="Arial1" fo:font-size="11pt"/>
    </style:style>
    <style:style style:name="P43" style:family="paragraph" style:parent-style-name="Table_20_Contents">
      <style:paragraph-properties fo:text-align="start" style:justify-single-word="false"/>
      <style:text-properties style:font-name="Arial1" fo:font-size="11pt" officeooo:rsid="003293e5" officeooo:paragraph-rsid="003293e5" style:font-size-asian="11pt" style:font-size-complex="11pt"/>
    </style:style>
    <style:style style:name="P44"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45"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6"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7"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8"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9"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52"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53" style:family="paragraph" style:parent-style-name="Table_20_Contents">
      <style:text-properties style:language-asian="zxx" style:country-asian="none" style:language-complex="zxx" style:country-complex="none"/>
    </style:style>
    <style:style style:name="P54"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55" style:family="paragraph" style:parent-style-name="Table_20_Contents">
      <style:text-properties style:text-underline-style="none" style:language-asian="zxx" style:country-asian="none" style:language-complex="zxx" style:country-complex="none"/>
    </style:style>
    <style:style style:name="P56" style:family="paragraph" style:parent-style-name="Table_20_Contents">
      <loext:graphic-properties draw:fill="solid" draw:fill-color="#dddddd" draw:opacity="100%"/>
      <style:paragraph-properties fo:text-align="justify" style:justify-single-word="false" fo:background-color="#dddddd"/>
      <style:text-properties style:use-window-font-color="true" style:font-name="Courier New" fo:font-size="12pt" fo:font-weight="bold" fo:background-color="transparent"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fo:font-weight="bold" officeooo:rsid="002cd5b4" officeooo:paragraph-rsid="002cd5b4" style:font-weight-asian="bold" style:font-weight-complex="bold"/>
    </style:style>
    <style:style style:name="P5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1"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2" style:family="paragraph" style:parent-style-name="Text_20_body">
      <style:text-properti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64" style:family="paragraph" style:parent-style-name="Text_20_body">
      <style:text-properties style:language-asian="zxx" style:country-asian="none" style:language-complex="zxx" style:country-complex="none"/>
    </style:style>
    <style:style style:name="P65" style:family="paragraph" style:parent-style-name="Text_20_body">
      <style:paragraph-properties fo:text-align="start" style:justify-single-word="false"/>
      <style:text-properties style:font-name="Courier New" fo:font-size="10pt" style:font-size-asian="10pt" style:font-size-complex="10pt"/>
    </style:style>
    <style:style style:name="P66" style:family="paragraph" style:parent-style-name="Text_20_body">
      <style:text-properties style:font-name="Courier New" fo:font-size="12pt" fo:font-weight="bold" officeooo:rsid="0010ae63" officeooo:paragraph-rsid="0012c89a" style:font-size-asian="12pt" style:font-weight-asian="bold" style:font-size-complex="12pt" style:font-weight-complex="bold"/>
    </style:style>
    <style:style style:name="P67" style:family="paragraph" style:parent-style-name="Text_20_body">
      <style:text-properties style:font-name="Courier New" fo:font-size="12pt" fo:font-weight="bold" officeooo:rsid="0010ae63" officeooo:paragraph-rsid="00133099" style:font-size-asian="12pt" style:font-weight-asian="bold" style:font-size-complex="12pt" style:font-weight-complex="bold"/>
    </style:style>
    <style:style style:name="P68" style:family="paragraph" style:parent-style-name="Text_20_body">
      <style:text-properties officeooo:rsid="000ab4e1" officeooo:paragraph-rsid="000ab4e1"/>
    </style:style>
    <style:style style:name="P69" style:family="paragraph" style:parent-style-name="Text_20_body">
      <style:text-properties officeooo:rsid="000ab4e1" officeooo:paragraph-rsid="0015536b"/>
    </style:style>
    <style:style style:name="P70" style:family="paragraph" style:parent-style-name="Text_20_body">
      <style:text-properties officeooo:rsid="000bc513" officeooo:paragraph-rsid="000bc513"/>
    </style:style>
    <style:style style:name="P71" style:family="paragraph" style:parent-style-name="Text_20_body">
      <style:text-properties officeooo:rsid="000bc513" officeooo:paragraph-rsid="000ccaef"/>
    </style:style>
    <style:style style:name="P72" style:family="paragraph" style:parent-style-name="Text_20_body">
      <style:text-properties officeooo:rsid="000bc513" officeooo:paragraph-rsid="0015536b"/>
    </style:style>
    <style:style style:name="P73" style:family="paragraph" style:parent-style-name="Text_20_body">
      <style:text-properties officeooo:rsid="001164aa" officeooo:paragraph-rsid="001164aa"/>
    </style:style>
    <style:style style:name="P74" style:family="paragraph" style:parent-style-name="Text_20_body">
      <style:text-properties officeooo:rsid="001164aa" officeooo:paragraph-rsid="0015536b"/>
    </style:style>
    <style:style style:name="P75" style:family="paragraph" style:parent-style-name="Text_20_body">
      <style:text-properties officeooo:rsid="0019e494" officeooo:paragraph-rsid="0019e494"/>
    </style:style>
    <style:style style:name="P76" style:family="paragraph" style:parent-style-name="Text_20_body">
      <style:text-properties officeooo:rsid="001b5221" officeooo:paragraph-rsid="001b5221"/>
    </style:style>
    <style:style style:name="P77" style:family="paragraph" style:parent-style-name="Text_20_body">
      <style:text-properties officeooo:rsid="0021232e" officeooo:paragraph-rsid="0021232e"/>
    </style:style>
    <style:style style:name="P78" style:family="paragraph" style:parent-style-name="Text_20_body">
      <style:text-properties officeooo:rsid="0021b034" officeooo:paragraph-rsid="0022a29a"/>
    </style:style>
    <style:style style:name="P79" style:family="paragraph" style:parent-style-name="Text_20_body">
      <style:text-properties officeooo:rsid="0021b034" officeooo:paragraph-rsid="0023b89a"/>
    </style:style>
    <style:style style:name="P80" style:family="paragraph" style:parent-style-name="Text_20_body">
      <style:text-properties officeooo:rsid="0022a29a" officeooo:paragraph-rsid="0022a29a"/>
    </style:style>
    <style:style style:name="P81" style:family="paragraph" style:parent-style-name="Text_20_body">
      <style:text-properties officeooo:rsid="0022a29a" officeooo:paragraph-rsid="0023b89a"/>
    </style:style>
    <style:style style:name="P82" style:family="paragraph" style:parent-style-name="Text_20_body">
      <style:text-properties officeooo:rsid="0023b89a" officeooo:paragraph-rsid="0023b89a"/>
    </style:style>
    <style:style style:name="P83" style:family="paragraph" style:parent-style-name="Text_20_body">
      <style:paragraph-properties fo:text-align="justify" style:justify-single-word="false"/>
      <style:text-properties officeooo:rsid="0023b89a" officeooo:paragraph-rsid="002cd5b4"/>
    </style:style>
    <style:style style:name="P84" style:family="paragraph" style:parent-style-name="Text_20_body">
      <style:text-properties officeooo:rsid="0026d613" officeooo:paragraph-rsid="0026d613"/>
    </style:style>
    <style:style style:name="P85" style:family="paragraph" style:parent-style-name="Text_20_body">
      <style:text-properties officeooo:rsid="0027f986" officeooo:paragraph-rsid="0027f986"/>
    </style:style>
    <style:style style:name="P86" style:family="paragraph" style:parent-style-name="Text_20_body">
      <style:text-properties officeooo:rsid="00298ccf" officeooo:paragraph-rsid="00298ccf"/>
    </style:style>
    <style:style style:name="P87" style:family="paragraph" style:parent-style-name="Text_20_body">
      <style:text-properties officeooo:rsid="002b07c9" officeooo:paragraph-rsid="002b07c9"/>
    </style:style>
    <style:style style:name="P88" style:family="paragraph" style:parent-style-name="Text_20_body">
      <style:text-properties officeooo:rsid="002cd5b4" officeooo:paragraph-rsid="002cd5b4"/>
    </style:style>
    <style:style style:name="P89" style:family="paragraph" style:parent-style-name="Text_20_body">
      <style:text-properties officeooo:rsid="002cf435" officeooo:paragraph-rsid="002cf435"/>
    </style:style>
    <style:style style:name="P90" style:family="paragraph" style:parent-style-name="Text_20_body">
      <style:text-properties officeooo:rsid="002eb909" officeooo:paragraph-rsid="002eb909"/>
    </style:style>
    <style:style style:name="P91" style:family="paragraph" style:parent-style-name="Text_20_body">
      <style:text-properties officeooo:rsid="002ff6ac" officeooo:paragraph-rsid="002ff6ac"/>
    </style:style>
    <style:style style:name="P92"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93" style:family="paragraph" style:parent-style-name="Subtitle">
      <style:paragraph-properties fo:text-align="center" style:justify-single-word="false"/>
    </style:style>
    <style:style style:name="P94" style:family="paragraph" style:parent-style-name="Title">
      <style:paragraph-properties fo:text-align="center" style:justify-single-word="false"/>
    </style:style>
    <style:style style:name="P95" style:family="paragraph" style:parent-style-name="Standard">
      <style:paragraph-properties fo:margin-left="0cm" fo:margin-right="0cm" fo:text-indent="0cm" style:auto-text-indent="false"/>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0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8" style:family="paragraph" style:parent-style-name="Standard">
      <style:paragraph-properties fo:margin-left="0cm" fo:margin-right="0cm" fo:text-align="start" style:justify-single-word="false" fo:text-indent="0cm" style:auto-text-indent="false" style:text-autospace="none"/>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111"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112"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113"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officeooo:paragraph-rsid="0002ef2b"/>
    </style:style>
    <style:style style:name="P114" style:family="paragraph" style:parent-style-name="Standard">
      <style:paragraph-properties fo:margin-left="-0.053cm" fo:margin-right="-0.009cm" fo:text-align="justify" style:justify-single-word="false" fo:text-indent="0cm" style:auto-text-indent="false"/>
    </style:style>
    <style:style style:name="P115"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16"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style:style>
    <style:style style:name="P121" style:family="paragraph" style:parent-style-name="Preformatted_20_Text">
      <style:text-properties fo:color="#000000" style:font-name="Courier New1" officeooo:rsid="002eb909" officeooo:paragraph-rsid="002eb909"/>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Heading_20_1">
      <style:text-properties fo:background-color="transparent"/>
    </style:style>
    <style:style style:name="P126"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27" style:family="paragraph" style:parent-style-name="Heading_20_1">
      <style:text-properties officeooo:rsid="0018f9f6" officeooo:paragraph-rsid="0018f9f6"/>
    </style:style>
    <style:style style:name="P128" style:family="paragraph" style:parent-style-name="Heading_20_2">
      <style:text-properties fo:background-color="transparent" style:language-asian="zxx" style:country-asian="none" style:language-complex="zxx" style:country-complex="none"/>
    </style:style>
    <style:style style:name="P129" style:family="paragraph" style:parent-style-name="Heading_20_2">
      <style:text-properties style:language-asian="zxx" style:country-asian="none" style:language-complex="zxx" style:country-complex="none"/>
    </style:style>
    <style:style style:name="P130" style:family="paragraph" style:parent-style-name="Heading_20_2">
      <style:text-properties officeooo:rsid="002cd5b4" officeooo:paragraph-rsid="002cd5b4"/>
    </style:style>
    <style:style style:name="P131" style:family="paragraph" style:parent-style-name="Heading_20_2">
      <style:text-properties officeooo:rsid="002eb909" officeooo:paragraph-rsid="002eb909"/>
    </style:style>
    <style:style style:name="P132" style:family="paragraph" style:parent-style-name="Heading_20_2">
      <style:paragraph-properties fo:margin-left="0cm" fo:margin-right="0cm" fo:text-indent="0cm" style:auto-text-indent="false"/>
    </style:style>
    <style:style style:name="P133"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34" style:family="paragraph" style:parent-style-name="Standard" style:list-style-name="L1">
      <style:paragraph-properties fo:text-align="justify" style:justify-single-word="false"/>
    </style:style>
    <style:style style:name="P135" style:family="paragraph" style:parent-style-name="Standard" style:list-style-name="L2">
      <style:paragraph-properties fo:text-align="justify" style:justify-single-word="false"/>
    </style:style>
    <style:style style:name="P136" style:family="paragraph" style:parent-style-name="Standard" style:list-style-name="L8">
      <style:paragraph-properties fo:text-align="justify" style:justify-single-word="false"/>
    </style:style>
    <style:style style:name="P137" style:family="paragraph" style:parent-style-name="Standard" style:list-style-name="L14">
      <style:paragraph-properties fo:text-align="justify" style:justify-single-word="false"/>
    </style:style>
    <style:style style:name="P138" style:family="paragraph" style:parent-style-name="Standard" style:list-style-name="L15">
      <style:paragraph-properties fo:text-align="justify" style:justify-single-word="false"/>
    </style:style>
    <style:style style:name="P139"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40"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41"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42"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43"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44"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45"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46"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47" style:family="paragraph" style:parent-style-name="Standard" style:list-style-name="L23">
      <style:text-properties fo:background-color="transparent" style:language-asian="zxx" style:country-asian="none" style:language-complex="zxx" style:country-complex="none"/>
    </style:style>
    <style:style style:name="P148" style:family="paragraph" style:parent-style-name="Standard" style:list-style-name="L24">
      <style:text-properties fo:background-color="transparent" style:language-asian="zxx" style:country-asian="none" style:language-complex="zxx" style:country-complex="none"/>
    </style:style>
    <style:style style:name="P149"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50" style:family="paragraph" style:parent-style-name="Standard" style:list-style-name="L8"/>
    <style:style style:name="P151" style:family="paragraph" style:parent-style-name="Standard" style:list-style-name="L9"/>
    <style:style style:name="P152" style:family="paragraph" style:parent-style-name="Standard" style:list-style-name="L12">
      <style:paragraph-properties fo:text-align="justify" style:justify-single-word="false"/>
      <style:text-properties style:language-asian="zxx" style:country-asian="none" style:language-complex="zxx" style:country-complex="none"/>
    </style:style>
    <style:style style:name="P153"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54" style:family="paragraph" style:parent-style-name="Standard" style:list-style-name="L8">
      <style:text-properties style:language-asian="zxx" style:country-asian="none" style:language-complex="zxx" style:country-complex="none"/>
    </style:style>
    <style:style style:name="P155" style:family="paragraph" style:parent-style-name="Standard" style:list-style-name="L17"/>
    <style:style style:name="P156" style:family="paragraph" style:parent-style-name="Standard" style:list-style-name="L18"/>
    <style:style style:name="P157" style:family="paragraph" style:parent-style-name="Standard" style:list-style-name="L19"/>
    <style:style style:name="P158" style:family="paragraph" style:parent-style-name="Standard" style:list-style-name="L20"/>
    <style:style style:name="P159" style:family="paragraph" style:parent-style-name="Standard" style:list-style-name="L8">
      <style:text-properties officeooo:rsid="00000ac6" officeooo:paragraph-rsid="00000ac6"/>
    </style:style>
    <style:style style:name="P160" style:family="paragraph" style:parent-style-name="Standard" style:list-style-name="L8">
      <style:text-properties officeooo:rsid="0001a34b" officeooo:paragraph-rsid="0001a34b"/>
    </style:style>
    <style:style style:name="P161" style:family="paragraph" style:parent-style-name="Standard" style:list-style-name="L21"/>
    <style:style style:name="P162" style:family="paragraph" style:parent-style-name="Standard" style:list-style-name="L8">
      <style:text-properties officeooo:rsid="0002ef2b" officeooo:paragraph-rsid="0002ef2b"/>
    </style:style>
    <style:style style:name="P163" style:family="paragraph" style:parent-style-name="Standard" style:list-style-name="L8">
      <style:text-properties officeooo:rsid="000348f6" officeooo:paragraph-rsid="000348f6"/>
    </style:style>
    <style:style style:name="P164" style:family="paragraph" style:parent-style-name="Standard" style:list-style-name="L22"/>
    <style:style style:name="P165" style:family="paragraph" style:parent-style-name="Standard" style:list-style-name="L25"/>
    <style:style style:name="P166" style:family="paragraph" style:parent-style-name="Standard" style:list-style-name="L26"/>
    <style:style style:name="P167" style:family="paragraph" style:parent-style-name="Standard" style:list-style-name="L27"/>
    <style:style style:name="P168" style:family="paragraph" style:parent-style-name="Standard" style:list-style-name="L28">
      <style:text-properties style:use-window-font-color="true" fo:background-color="transparent"/>
    </style:style>
    <style:style style:name="P169" style:family="paragraph" style:parent-style-name="Standard" style:list-style-name="L29"/>
    <style:style style:name="P170" style:family="paragraph" style:parent-style-name="Standard" style:list-style-name="L30"/>
    <style:style style:name="P171" style:family="paragraph" style:parent-style-name="Standard" style:list-style-name="L31"/>
    <style:style style:name="P172" style:family="paragraph" style:parent-style-name="Standard" style:list-style-name="L32"/>
    <style:style style:name="P173" style:family="paragraph" style:parent-style-name="Standard" style:list-style-name="L33"/>
    <style:style style:name="P174"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75" style:family="paragraph" style:parent-style-name="Text_20_body" style:list-style-name="L34">
      <style:text-properties officeooo:rsid="0021232e" officeooo:paragraph-rsid="0021232e"/>
    </style:style>
    <style:style style:name="P176" style:family="paragraph" style:parent-style-name="Text_20_body" style:list-style-name="L34">
      <style:text-properties officeooo:rsid="0021232e" officeooo:paragraph-rsid="002cd5b4"/>
    </style:style>
    <style:style style:name="P177" style:family="paragraph" style:parent-style-name="Text_20_body" style:list-style-name="L34">
      <style:paragraph-properties fo:text-align="justify" style:justify-single-word="false"/>
      <style:text-properties officeooo:rsid="0021232e" officeooo:paragraph-rsid="002cd5b4"/>
    </style:style>
    <style:style style:name="P178" style:family="paragraph" style:parent-style-name="Text_20_body" style:list-style-name="L35">
      <style:text-properties officeooo:rsid="0023b89a" officeooo:paragraph-rsid="002cd5b4"/>
    </style:style>
    <style:style style:name="P179" style:family="paragraph" style:parent-style-name="Text_20_body" style:list-style-name="L35">
      <style:text-properties officeooo:rsid="0023b89a" officeooo:paragraph-rsid="0027f986"/>
    </style:style>
    <style:style style:name="P180" style:family="paragraph" style:parent-style-name="Text_20_body" style:list-style-name="L35">
      <style:paragraph-properties fo:text-align="justify" style:justify-single-word="false"/>
      <style:text-properties officeooo:rsid="0023b89a" officeooo:paragraph-rsid="0027f986"/>
    </style:style>
    <style:style style:name="P181" style:family="paragraph" style:parent-style-name="Text_20_body" style:list-style-name="L35">
      <style:text-properties fo:font-weight="bold" officeooo:rsid="002b07c9" officeooo:paragraph-rsid="002b07c9" style:font-weight-asian="bold" style:font-weight-complex="bold"/>
    </style:style>
    <style:style style:name="P182" style:family="paragraph" style:parent-style-name="Text_20_body" style:list-style-name="L35">
      <style:text-properties officeooo:rsid="0027f986" officeooo:paragraph-rsid="0027f986"/>
    </style:style>
    <style:style style:name="P183" style:family="paragraph" style:parent-style-name="Heading_20_3">
      <style:text-properties fo:background-color="transparent" style:language-asian="zxx" style:country-asian="none" style:language-complex="zxx" style:country-complex="none"/>
    </style:style>
    <style:style style:name="P184"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85" style:family="paragraph" style:parent-style-name="Heading_20_3">
      <style:text-properties officeooo:rsid="002ff6ac" officeooo:paragraph-rsid="002ff6ac"/>
    </style:style>
    <style:style style:name="P186" style:family="paragraph" style:parent-style-name="Heading_20_3">
      <style:paragraph-properties fo:margin-left="0cm" fo:margin-right="0cm" fo:text-indent="0cm" style:auto-text-indent="false"/>
      <style:text-properties fo:background-color="transparent"/>
    </style:style>
    <style:style style:name="P187" style:family="paragraph" style:parent-style-name="Heading_20_3">
      <style:paragraph-properties fo:margin-left="0cm" fo:margin-right="0cm" fo:text-align="justify" style:justify-single-word="false" fo:text-indent="0cm" style:auto-text-indent="false"/>
    </style:style>
    <style:style style:name="P188"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89" style:family="paragraph" style:parent-style-name="Heading_20_4">
      <style:text-properties fo:background-color="transparent" style:language-asian="zxx" style:country-asian="none" style:language-complex="zxx" style:country-complex="none"/>
    </style:style>
    <style:style style:name="P190" style:family="paragraph" style:parent-style-name="Table_20_Contents" style:list-style-name="L8">
      <style:paragraph-properties fo:text-align="justify" style:justify-single-word="false"/>
    </style:style>
    <style:style style:name="P191" style:family="paragraph" style:parent-style-name="Table_20_Contents" style:list-style-name="L13">
      <style:paragraph-properties fo:text-align="justify" style:justify-single-word="false"/>
    </style:style>
    <style:style style:name="P192" style:family="paragraph" style:parent-style-name="Table_20_Contents">
      <style:text-properties officeooo:rsid="00383ca8" officeooo:paragraph-rsid="00383ca8"/>
    </style:style>
    <style:style style:name="P193"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loext:char-shading-value="0"/>
    </style:style>
    <style:style style:name="T12" style:family="text">
      <style:text-properties fo:color="#000000" fo:background-color="#e4e4ff" loext:char-shading-value="0"/>
    </style:style>
    <style:style style:name="T13" style:family="text">
      <style:text-properties fo:color="#000000" style:font-name="Courier New1"/>
    </style:style>
    <style:style style:name="T14" style:family="text">
      <style:text-properties fo:color="#000000" style:font-name="Courier New1" fo:background-color="#e4e4ff" loext:char-shading-value="0"/>
    </style:style>
    <style:style style:name="T15" style:family="text">
      <style:text-properties fo:color="#000000" style:font-name="Courier New1" fo:font-weight="bold" fo:background-color="#e4e4ff" loext:char-shading-value="0"/>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2a00ff" style:font-name="Courier New" fo:font-size="10pt" style:font-name-asian="Courier New" style:font-size-asian="10pt" style:font-name-complex="Courier New" style:font-size-complex="10pt"/>
    </style:style>
    <style:style style:name="T19" style:family="text">
      <style:text-properties fo:color="#3f7f5f"/>
    </style:style>
    <style:style style:name="T20" style:family="text">
      <style:text-properties fo:color="#0000c0" fo:font-style="italic" style:font-style-asian="italic" style:font-style-complex="italic"/>
    </style:style>
    <style:style style:name="T2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80" style:text-underline-style="solid" style:text-underline-width="auto" style:text-underline-color="font-color"/>
    </style:style>
    <style:style style:name="T23"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4" style:family="text">
      <style:text-properties fo:color="#000080" style:font-name="Courier New" fo:font-weight="bold"/>
    </style:style>
    <style:style style:name="T25"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6" style:family="text">
      <style:text-properties fo:color="#000080" fo:font-weight="bold"/>
    </style:style>
    <style:style style:name="T27" style:family="text">
      <style:text-properties fo:color="#000080" fo:font-weight="bold" fo:background-color="#e4e4ff" loext:char-shading-value="0"/>
    </style:style>
    <style:style style:name="T28" style:family="text">
      <style:text-properties fo:color="#00008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29" style:family="text">
      <style:text-properties fo:color="#000080" style:font-name="Courier New1" fo:font-weight="bold"/>
    </style:style>
    <style:style style:name="T30" style:family="text">
      <style:text-properties fo:color="#000080" style:font-name="Courier New1" fo:font-weight="bold" fo:background-color="#e4e4ff" loext:char-shading-value="0"/>
    </style:style>
    <style:style style:name="T31" style:family="text">
      <style:text-properties fo:color="#ff0000"/>
    </style:style>
    <style:style style:name="T32" style:family="text">
      <style:text-properties fo:color="#ff0000" style:font-name="Courier New" fo:font-size="10pt" style:font-name-asian="Courier New" style:font-size-asian="10pt" style:font-name-complex="Courier New" style:font-size-complex="10pt"/>
    </style:style>
    <style:style style:name="T33" style:family="text">
      <style:text-properties fo:font-weight="normal" style:font-weight-asian="normal" style:font-weight-complex="normal"/>
    </style:style>
    <style:style style:name="T34"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5" style:family="text">
      <style:text-properties fo:background-color="transparent" loext:char-shading-value="0"/>
    </style:style>
    <style:style style:name="T36" style:family="text">
      <style:text-properties fo:background-color="transparent" loext:char-shading-value="0"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loext:char-shading-value="0" style:font-size-asian="10pt" style:language-asian="zxx" style:country-asian="none" style:font-size-complex="10pt" style:language-complex="zxx" style:country-complex="none"/>
    </style:style>
    <style:style style:name="T42"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3"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4" style:family="text">
      <style:text-properties fo:color="#008000" style:font-name="Courier New1" fo:font-weight="bold" fo:background-color="#e4e4ff" loext:char-shading-value="0"/>
    </style:style>
    <style:style style:name="T45" style:family="text">
      <style:text-properties fo:color="#808000"/>
    </style:style>
    <style:style style:name="T46" style:family="text">
      <style:text-properties fo:color="#8080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47" style:family="text">
      <style:text-properties fo:color="#808000" fo:background-color="#e4e4ff" loext:char-shading-value="0"/>
    </style:style>
    <style:style style:name="T48" style:family="text">
      <style:text-properties fo:color="#808000" style:font-name="Courier New1"/>
    </style:style>
    <style:style style:name="T49" style:family="text">
      <style:text-properties fo:color="#808000" style:font-name="Courier New1" fo:background-color="#e4e4ff" loext:char-shading-value="0"/>
    </style:style>
    <style:style style:name="T50" style:family="text">
      <style:text-properties fo:background-color="#e4e4ff" loext:char-shading-value="0"/>
    </style:style>
    <style:style style:name="T51" style:family="text">
      <style:text-properties style:font-name="Courier New1"/>
    </style:style>
    <style:style style:name="T52" style:family="text">
      <style:text-properties style:font-name="Courier New1" fo:font-weight="bold"/>
    </style:style>
    <style:style style:name="T53" style:family="text">
      <style:text-properties style:font-name="Courier New1" fo:background-color="#e4e4ff" loext:char-shading-value="0"/>
    </style:style>
    <style:style style:name="T54" style:family="text">
      <style:text-properties officeooo:rsid="0001a34b"/>
    </style:style>
    <style:style style:name="T55" style:family="text">
      <style:text-properties officeooo:rsid="000466e5"/>
    </style:style>
    <style:style style:name="T56" style:family="text">
      <style:text-properties officeooo:rsid="0012c89a"/>
    </style:style>
    <style:style style:name="T57" style:family="text">
      <style:text-properties fo:font-size="11pt" style:font-size-asian="11pt" style:font-size-complex="11pt"/>
    </style:style>
    <style:style style:name="T58" style:family="text">
      <style:text-properties fo:font-size="11pt" officeooo:rsid="001164aa" style:font-size-asian="11pt" style:font-size-complex="11pt"/>
    </style:style>
    <style:style style:name="T59" style:family="text">
      <style:text-properties fo:font-size="11pt" officeooo:rsid="00133099" style:font-size-asian="11pt" style:font-size-complex="11pt"/>
    </style:style>
    <style:style style:name="T60" style:family="text">
      <style:text-properties officeooo:rsid="001b5221"/>
    </style:style>
    <style:style style:name="T61" style:family="text">
      <style:text-properties officeooo:rsid="0022a29a"/>
    </style:style>
    <style:style style:name="T62" style:family="text">
      <style:text-properties officeooo:rsid="0027f986"/>
    </style:style>
    <style:style style:name="T63" style:family="text">
      <style:text-properties officeooo:rsid="00298ccf"/>
    </style:style>
    <style:style style:name="T64" style:family="text">
      <style:text-properties officeooo:rsid="002b07c9"/>
    </style:style>
    <style:style style:name="T65" style:family="text">
      <style:text-properties officeooo:rsid="002cd5b4"/>
    </style:style>
    <style:style style:name="T66" style:family="text">
      <style:text-properties officeooo:rsid="002e22a3"/>
    </style:style>
    <style:style style:name="T67" style:family="text">
      <style:text-properties officeooo:rsid="002eb909"/>
    </style:style>
    <style:style style:name="T68" style:family="text">
      <style:text-properties officeooo:rsid="003110a3"/>
    </style:style>
    <style:style style:name="T69" style:family="text">
      <style:text-properties officeooo:rsid="0031483f"/>
    </style:style>
    <style:style style:name="T70" style:family="text">
      <style:text-properties officeooo:rsid="0033f059"/>
    </style:style>
    <style:style style:name="T71" style:family="text">
      <style:text-properties officeooo:rsid="00369742"/>
    </style:style>
    <style:style style:name="T72" style:family="text">
      <style:text-properties officeooo:rsid="00388ea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4"/>
      <text:p text:style-name="P4"/>
      <text:p text:style-name="P4"/>
      <text:p text:style-name="P6"><draw:frame draw:style-name="fr1" draw:name="gráficos3" text:anchor-type="paragraph" svg:width="5.232cm" svg:height="2.027cm" draw:z-index="44"><draw:image xlink:href="Pictures/10000000000000A00000003F561E901BCF60E940.png" xlink:type="simple" xlink:show="embed" xlink:actuate="onLoad"/></draw:frame></text:p>
      <text:p text:style-name="P4"/>
      <text:p text:style-name="P4"/>
      <text:p text:style-name="P4"/>
      <text:p text:style-name="P4"/>
      <text:p text:style-name="P94">Manual de <text:span text:style-name="T4">Web Services</text:span></text:p>
      <text:p text:style-name="P94">de</text:p>
      <text:p text:style-name="P94"><text:s/>DIR3CAIB</text:p>
      <text:p text:style-name="P93">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0"><draw:frame draw:style-name="fr2" draw:name="gráficos2" text:anchor-type="paragraph" svg:width="7.902cm" svg:height="5.322cm" draw:z-index="46"><draw:image xlink:href="Pictures/10000201000002DD0000022D339048AD12D3AED3.png" xlink:type="simple" xlink:show="embed" xlink:actuate="onLoad"/></draw:frame></text:p>
          </table:table-cell>
          <table:table-cell table:style-name="Tabla2.A1" office:value-type="string">
            <text:p text:style-name="P30"/>
          </table:table-cell>
          <table:table-cell table:style-name="Tabla2.C1" office:value-type="string">
            <text:p text:style-name="P30"><draw:frame draw:style-name="fr2" draw:name="gráficos4" text:anchor-type="paragraph" svg:width="7.398cm" svg:height="5.348cm" draw:z-index="45"><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4">Informació general del document.</text:p>
            <text:p text:style-name="P44"/>
          </table:table-cell>
          <table:covered-table-cell/>
          <table:covered-table-cell/>
          <table:covered-table-cell/>
        </table:table-row>
        <table:table-row>
          <table:table-cell table:style-name="Tabla3.A2" table:number-columns-spanned="4" office:value-type="string" table:protected="true">
            <text:p text:style-name="P45">Descripció.</text:p>
          </table:table-cell>
          <table:covered-table-cell/>
          <table:covered-table-cell/>
          <table:covered-table-cell/>
        </table:table-row>
        <table:table-row table:style-name="Tabla3.3">
          <table:table-cell table:style-name="Tabla3.A3" table:number-columns-spanned="4" office:value-type="string">
            <text:p text:style-name="P46"/>
          </table:table-cell>
          <table:covered-table-cell/>
          <table:covered-table-cell/>
          <table:covered-table-cell/>
        </table:table-row>
        <table:table-row table:style-name="Tabla3.4">
          <table:table-cell table:style-name="Tabla3.A3" office:value-type="string" table:protected="true">
            <text:p text:style-name="P48">Títol:</text:p>
          </table:table-cell>
          <table:table-cell table:style-name="Tabla3.B4" table:number-columns-spanned="3" office:value-type="string">
            <text:p text:style-name="P42">Manual de WebServices de Dir3Caib</text:p>
          </table:table-cell>
          <table:covered-table-cell/>
          <table:covered-table-cell/>
        </table:table-row>
        <table:table-row table:style-name="Tabla3.5">
          <table:table-cell table:style-name="Tabla3.A3" office:value-type="string" table:protected="true">
            <text:p text:style-name="P49">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4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9">Autor/s:</text:p>
          </table:table-cell>
          <table:table-cell table:style-name="Tabla3.B4" table:number-columns-spanned="3" office:value-type="string">
            <text:p text:style-name="P42">Antoni Nadal Bennasar, Marilén González</text:p>
          </table:table-cell>
          <table:covered-table-cell/>
          <table:covered-table-cell/>
        </table:table-row>
        <table:table-row table:style-name="Tabla3.8">
          <table:table-cell table:style-name="Tabla3.A3" office:value-type="string" table:protected="true">
            <text:p text:style-name="P49">Creat:</text:p>
          </table:table-cell>
          <table:table-cell table:style-name="Tabla3.B8" table:number-columns-spanned="3" office:value-type="date" office:date-value="2014-12-10">
            <text:p text:style-name="P42">10/12/14</text:p>
          </table:table-cell>
          <table:covered-table-cell/>
          <table:covered-table-cell/>
        </table:table-row>
        <table:table-row table:style-name="Tabla3.9">
          <table:table-cell table:style-name="Tabla3.A3" office:value-type="string" table:protected="true">
            <text:p text:style-name="P49">Modificat</text:p>
          </table:table-cell>
          <table:table-cell table:style-name="Tabla3.B4" table:number-columns-spanned="3" office:value-type="string">
            <text:p text:style-name="P42"><text:date style:data-style-name="N37" text:date-value="2018-05-24T13:37:38.218999835">24/05/18</text:date></text:p>
          </table:table-cell>
          <table:covered-table-cell/>
          <table:covered-table-cell/>
        </table:table-row>
        <table:table-row table:style-name="Tabla3.10">
          <table:table-cell table:style-name="Tabla3.A3" office:value-type="string" table:protected="true">
            <text:p text:style-name="P49">Fitxer:</text:p>
          </table:table-cell>
          <table:table-cell table:style-name="Tabla3.B4" table:number-columns-spanned="3" office:value-type="string">
            <text:p text:style-name="P42"><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ext:p text:style-name="P45">Històric de modificacions.</text:p>
          </table:table-cell>
          <table:covered-table-cell/>
          <table:covered-table-cell/>
          <table:covered-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3" table:number-columns-spanned="2" office:value-type="string" table:protected="true">
            <text:p text:style-name="P50">Comentari:</text:p>
          </table:table-cell>
          <table:covered-table-cell/>
          <table:table-cell table:style-name="Tabla3.A3" office:value-type="string" table:protected="true">
            <text:p text:style-name="P50">Autor/s:</text:p>
          </table:table-cell>
          <table:table-cell table:style-name="Tabla3.A3" office:value-type="string" table:protected="true">
            <text:p text:style-name="P50">Data:</text:p>
          </table:table-cell>
        </table:table-row>
        <table:table-row table:style-name="Tabla3.15">
          <table:table-cell table:style-name="Tabla3.B4" table:number-columns-spanned="2" office:value-type="string">
            <text:p text:style-name="P31">Actualitzat els camps fecha de String a Date.</text:p>
          </table:table-cell>
          <table:covered-table-cell/>
          <table:table-cell table:style-name="Tabla3.B4" office:value-type="string">
            <text:p text:style-name="P31">Marilen González</text:p>
          </table:table-cell>
          <table:table-cell table:style-name="Tabla3.B8" office:value-type="date" office:date-value="2015-03-17">
            <text:p text:style-name="P31">17/03/15</text:p>
          </table:table-cell>
        </table:table-row>
        <table:table-row table:style-name="Tabla3.16">
          <table:table-cell table:style-name="Tabla3.B4" table:number-columns-spanned="2" office:value-type="string">
            <text:p text:style-name="P31">Actualitzada API Rest</text:p>
          </table:table-cell>
          <table:covered-table-cell/>
          <table:table-cell table:style-name="Tabla3.B4" office:value-type="string">
            <text:p text:style-name="P31">Marilen González</text:p>
          </table:table-cell>
          <table:table-cell table:style-name="Tabla3.B4" office:value-type="string">
            <text:p text:style-name="P43">07/04/<text:span text:style-name="T70">17</text:span></text:p>
          </table:table-cell>
        </table:table-row>
        <table:table-row table:style-name="Tabla3.17">
          <table:table-cell table:style-name="Tabla3.B4" table:number-columns-spanned="2" office:value-type="string">
            <text:p text:style-name="P32">Afegit apartat Procés Sincronització DIR3CAIB-REGWEB3</text:p>
          </table:table-cell>
          <table:covered-table-cell/>
          <table:table-cell table:style-name="Tabla3.B4" office:value-type="string">
            <text:p text:style-name="P31">Marilen González</text:p>
          </table:table-cell>
          <table:table-cell table:style-name="Tabla3.B4" office:value-type="string">
            <text:p text:style-name="P43">09/05/18</text:p>
          </table:table-cell>
        </table:table-row>
        <table:table-row table:style-name="Tabla3.18">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able:protected="true">
            <text:p text:style-name="P45">Font documental.</text:p>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5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
      <text:p text:style-name="P58"/>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3">1.- Introducció<text:tab/>5</text:p>
          <text:p text:style-name="P124">1.1.- Introducció General<text:tab/>5</text:p>
          <text:p text:style-name="P124">1.2.- Rols dels Usuaris Aplicació<text:tab/>6</text:p>
          <text:p text:style-name="P124">1.3.- API de Comunicació<text:tab/>6</text:p>
          <text:p text:style-name="P122">1.3.1.- Generar codi a partir de WSDL<text:tab/>6</text:p>
          <text:p text:style-name="P122">1.3.2.- Emprar llibreries compilades<text:tab/>7</text:p>
          <text:p text:style-name="P122">1.3.3.- Utilitzar jar de l'API del repositori maven<text:tab/>7</text:p>
          <text:p text:style-name="P124">1.4.- Instanciar API de Web Service<text:tab/>7</text:p>
          <text:p text:style-name="P124">1.5.- Mètodes Comuns a Totes les APIs<text:tab/>8</text:p>
          <text:p text:style-name="P122">1.5.1.- String getVersion() i int getVersionWs()<text:tab/>8</text:p>
          <text:p text:style-name="P124">1.6.- Gestió d'Errors<text:tab/>9</text:p>
          <text:p text:style-name="P122">1.6.1.- Exception<text:tab/>9</text:p>
          <text:p text:style-name="P123">2.- API de Catàleg<text:tab/>9</text:p>
          <text:p text:style-name="P124">2.1.- Introducció<text:tab/>10</text:p>
          <text:p text:style-name="P124">2.2.- Mètodes de l'API Catàleg<text:tab/>10</text:p>
          <text:p text:style-name="P122">2.2.1.- obtenerCatComunidadAutonoma()<text:tab/>10</text:p>
          <text:p text:style-name="P122">2.2.2.- obtenerCatEntidadGeografica()<text:tab/>11</text:p>
          <text:p text:style-name="P122">2.2.3.- obtenerCatProvincia()<text:tab/>11</text:p>
          <text:p text:style-name="P122">2.2.4.- obtenerCatLocalidad()<text:tab/>12</text:p>
          <text:p text:style-name="P122">2.2.5.- obtenerCatNivelAdministracion()<text:tab/>12</text:p>
          <text:p text:style-name="P122">2.2.6.- obtenerCatEstadoEntidad()<text:tab/>13</text:p>
          <text:p text:style-name="P122">2.2.7.- obtenerCatPais()<text:tab/>13</text:p>
          <text:p text:style-name="P123">3.- API D'Unitats<text:tab/>14</text:p>
          <text:p text:style-name="P124">3.1.- obtenerArbolUnidades<text:tab/>14</text:p>
          <text:p text:style-name="P124">3.2.- obtenerUnidad<text:tab/>15</text:p>
          <text:p text:style-name="P123">4.- API d'Oficines<text:tab/>16</text:p>
          <text:p text:style-name="P124">4.1.- obtenerOficina<text:tab/>16</text:p>
          <text:p text:style-name="P124">4.2.- obtenerArbolOficinas<text:tab/>16</text:p>
          <text:p text:style-name="P124">4.3.- obtenerOficinasSIRUnidad<text:tab/>17</text:p>
          <text:p text:style-name="P124">4.4.- Exemples<text:tab/>17</text:p>
          <text:p text:style-name="P123">5.- Model de dades<text:tab/>19</text:p>
          <text:p text:style-name="P124">5.1.- Classe CatEstadoEntidad<text:tab/>20</text:p>
          <text:p text:style-name="P124">5.2.- Classe CatNivelAdministracion<text:tab/>20</text:p>
          <text:p text:style-name="P124">5.3.- Classe CatPais<text:tab/>20</text:p>
          <text:p text:style-name="P124">5.4.- Classe CatComunidadAutonomaTF<text:tab/>21</text:p>
          <text:p text:style-name="P124">5.5.- Classe CatProvinciaTF<text:tab/>21</text:p>
          <text:p text:style-name="P124">5.6.- Classe CatLocalidadTF<text:tab/>21</text:p>
          <text:p text:style-name="P124">5.7.- Classe CatEntidadGeograficaTF<text:tab/>22</text:p>
          <text:p text:style-name="P124">5.8.- Classe UnidadTF<text:tab/>22</text:p>
          <text:p text:style-name="P124">5.9.- Classe OficinaTF<text:tab/>23</text:p>
          <text:p text:style-name="P124">5.10.- Classe RelacionSirOfiTF<text:tab/>23</text:p>
          <text:p text:style-name="P124">5.11.- Classe RelacionOrganizativaOfiTF<text:tab/>24</text:p>
          <text:p text:style-name="P124">5.12.- Classe HistoricoUO<text:tab/>24</text:p>
          <text:p text:style-name="P124">5.13.- ContactoTF<text:tab/>24</text:p>
          <text:p text:style-name="P123">6.- Descripció dels serveis REST<text:tab/>24</text:p>
          <text:p text:style-name="P124">6.1.- Serveis<text:tab/>24</text:p>
          <text:p text:style-name="P122">6.1.1.- unidadesPorDenominacion<text:tab/>24</text:p>
          <text:p text:style-name="P122"><text:soft-page-break/>6.1.2.- oficinasPorDenominacion<text:tab/>25</text:p>
          <text:p text:style-name="P122">6.1.3.- arbolUnidades<text:tab/>25</text:p>
          <text:p text:style-name="P122">6.1.4.- oficinasOrganismo<text:tab/>26</text:p>
          <text:p text:style-name="P122">6.1.5.- busquedaOrganismos<text:tab/>26</text:p>
          <text:p text:style-name="P122">6.1.6.- busquedaOficinas<text:tab/>28</text:p>
          <text:p text:style-name="P122">6.1.7.- unidadDenominacion<text:tab/>29</text:p>
          <text:p text:style-name="P122">6.1.8.- oficinaDenominacion<text:tab/>29</text:p>
          <text:p text:style-name="P122">6.1.9.- organigrama<text:tab/>29</text:p>
          <text:p text:style-name="P122">6.1.10.- obtenerUnidadesDenominacionComunidad<text:tab/>30</text:p>
          <text:p text:style-name="P122">6.1.11.- ambitosTerritoriales<text:tab/>30</text:p>
          <text:p text:style-name="P122">6.1.12.- comunidadesAutonomas<text:tab/>31</text:p>
          <text:p text:style-name="P122">6.1.13.- entidadesGeograficas<text:tab/>31</text:p>
          <text:p text:style-name="P122">6.1.14.- provincias<text:tab/>32</text:p>
          <text:p text:style-name="P122">6.1.15.- provinciasCA<text:tab/>32</text:p>
          <text:p text:style-name="P122">6.1.16.- localidades<text:tab/>33</text:p>
          <text:p text:style-name="P122">6.1.17.- nivelesAdministracion<text:tab/>33</text:p>
          <text:p text:style-name="P124">6.2.- Model de dades dels serveis REST<text:tab/>34</text:p>
          <text:p text:style-name="P122">6.2.1.- ObjetoDirectorio<text:tab/>34</text:p>
          <text:p text:style-name="P122">6.2.2.- Nodo<text:tab/>34</text:p>
          <text:p text:style-name="P122">6.2.3.- CodigoValor<text:tab/>35</text:p>
          <text:p text:style-name="P124">6.3.- Exemple<text:tab/>35</text:p>
          <text:p text:style-name="P123">7.- Wsdl<text:tab/>36</text:p>
          <text:p text:style-name="P124">7.1.- Catàleg<text:tab/>36</text:p>
          <text:p text:style-name="P124">7.2.- Unitats<text:tab/>38</text:p>
          <text:p text:style-name="P124">7.3.- Oficines<text:tab/>40</text:p>
          <text:p text:style-name="P123">8.- Procés Sincronització Organigrama (DIR3CAIB-REGWEB)<text:tab/>42</text:p>
          <text:p text:style-name="P124">8.1.- Exemple 1<text:tab/>42</text:p>
          <text:p text:style-name="P124">8.2.- Exemple 2 (múltiples fusions divisions)<text:tab/>43</text:p>
          <text:p text:style-name="P124">8.3.- Classes que implementen aquesta funcionalitat<text:tab/>44</text:p>
          <text:p text:style-name="P122">8.3.1.- ObtenerUnidadesEjb.java<text:tab/>44</text:p>
          <text:p text:style-name="P122">8.3.2.- SincronizadorDir3Bean.java<text:tab/>44</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Introducció</text:h>
      <text:p text:style-name="P21"/>
      <text:h text:style-name="Heading_20_2" text:outline-level="2"><text:bookmark-start text:name="__RefNumPara__4935_307724931"/>Introducció General<text:bookmark-end text:name="__RefNumPara__4935_307724931"/></text:h>
      <text:p text:style-name="P22"/>
      <text:p text:style-name="P24"><text:tab/>Dir3Caib ofereix tres web services que ens permeten fer feina amb les tres principals àrees que són Catàleg, Unitats i Oficines. <text:s/></text:p>
      <text:list xml:id="list3092718133" text:style-name="L1">
        <text:list-item>
          <text:p text:style-name="P134"><text:span text:style-name="T2">Catàleg</text:span>: Dir3Caib proveeix d'un catàleg amb un conjunt de conceptes que ens permet classificar les Unitats i Oficines. El catàleg està format per:</text:p>
        </text:list-item>
      </text:list>
      <text:list xml:id="list860813792" text:style-name="L2">
        <text:list-item>
          <text:p text:style-name="P135">Àmbits Territorial</text:p>
        </text:list-item>
        <text:list-item>
          <text:p text:style-name="P135">Comunitats Autònomes</text:p>
        </text:list-item>
        <text:list-item>
          <text:p text:style-name="P135">Entitats Geogràfiques </text:p>
        </text:list-item>
        <text:list-item>
          <text:p text:style-name="P135">Estat d'Entitat</text:p>
        </text:list-item>
        <text:list-item>
          <text:p text:style-name="P135">Illes</text:p>
        </text:list-item>
        <text:list-item>
          <text:p text:style-name="P135">Jerarquies Oficina</text:p>
        </text:list-item>
        <text:list-item>
          <text:p text:style-name="P135">Localitats</text:p>
        </text:list-item>
        <text:list-item>
          <text:p text:style-name="P135">Motius d'Extinció</text:p>
        </text:list-item>
        <text:list-item>
          <text:p text:style-name="P135">Nivells d'Administració</text:p>
        </text:list-item>
        <text:list-item>
          <text:p text:style-name="P135">Països</text:p>
        </text:list-item>
        <text:list-item>
          <text:p text:style-name="P135">Províncies</text:p>
        </text:list-item>
        <text:list-item>
          <text:p text:style-name="P135">Tipus de Contactes</text:p>
        </text:list-item>
        <text:list-item>
          <text:p text:style-name="P135">Tipus d'Entitats Públiques</text:p>
        </text:list-item>
        <text:list-item>
          <text:p text:style-name="P135">Tipus d'Unitat Orgànica</text:p>
        </text:list-item>
        <text:list-item>
          <text:p text:style-name="P135">Tipus de Via </text:p>
        </text:list-item>
      </text:list>
      <text:list xml:id="list133740209325246" text:continue-list="list3092718133" text:style-name="L1">
        <text:list-header>
          <text:p text:style-name="P134"/>
        </text:list-header>
        <text:list-item>
          <text:p text:style-name="P134"><text:span text:style-name="T2">Unitats</text:span>: <text:s/>Dir3Caib també permet obtenir arbres d'unitats o unitats de manera individual.</text:p>
        </text:list-item>
        <text:list-item>
          <text:p text:style-name="P134"><text:span text:style-name="T2">Oficines</text:span>: Les oficines funcionen pràcticament igual que les unitats, es pot obtenir un arbre d'oficines, una oficina en concret i un llistat de les oficines SIR d'una unitat especificada.</text:p>
        </text:list-item>
      </text:list>
      <text:p text:style-name="P24"/>
      <text:p text:style-name="P24"><text:tab/>Les àrees de les que s'ha parlat anteriorment són:</text:p>
      <text:p text:style-name="P24"/>
      <table:table table:name="Tabla4" table:style-name="Tabla4">
        <table:table-column table:style-name="Tabla4.A"/>
        <table:table-column table:style-name="Tabla4.B"/>
        <table:table-column table:style-name="Tabla4.C"/>
        <table:table-row>
          <table:table-cell table:style-name="Tabla4.A1" office:value-type="string">
            <text:p text:style-name="P41">Nom</text:p>
          </table:table-cell>
          <table:table-cell table:style-name="Tabla4.A1" office:value-type="string">
            <text:p text:style-name="P41">Descripció</text:p>
          </table:table-cell>
          <table:table-cell table:style-name="Tabla4.C1" office:value-type="string">
            <text:p text:style-name="P41">Context</text:p>
          </table:table-cell>
        </table:table-row>
        <table:table-row>
          <table:table-cell table:style-name="Tabla4.A5" office:value-type="string">
            <text:p text:style-name="P34">Catàlegs</text:p>
          </table:table-cell>
          <table:table-cell table:style-name="Tabla4.B5" office:value-type="string">
            <text:p text:style-name="P34">Obté els catàlegs de l'aplicació</text:p>
          </table:table-cell>
          <table:table-cell table:style-name="Tabla4.C5" office:value-type="string">
            <text:p text:style-name="P34">/dir3caib/ws/Dir3CaibObtenerCatalogos</text:p>
          </table:table-cell>
        </table:table-row>
        <table:table-row>
          <table:table-cell table:style-name="Tabla4.A5" office:value-type="string">
            <text:p text:style-name="P34">Unitats</text:p>
          </table:table-cell>
          <table:table-cell table:style-name="Tabla4.B5" office:value-type="string">
            <text:p text:style-name="P34">Obté les unitats de l'aplicació i les seves relacions</text:p>
          </table:table-cell>
          <table:table-cell table:style-name="Tabla4.C5" office:value-type="string">
            <text:p text:style-name="P34">/dir3caib/ws/Dir3CaibObtenerUnidades</text:p>
          </table:table-cell>
        </table:table-row>
        <table:table-row>
          <table:table-cell table:style-name="Tabla4.A5" office:value-type="string">
            <text:p text:style-name="P34">Oficines</text:p>
          </table:table-cell>
          <table:table-cell table:style-name="Tabla4.B5" office:value-type="string">
            <text:p text:style-name="P34">Obté les Oficines de l'aplicació i les seves relacions</text:p>
          </table:table-cell>
          <table:table-cell table:style-name="Tabla4.C5" office:value-type="string">
            <text:p text:style-name="P34">/dir3caib/ws/Dir3CaibObtenerOficinas</text:p>
          </table:table-cell>
        </table:table-row>
        <table:table-row>
          <table:table-cell table:style-name="Tabla4.A5" office:value-type="string">
            <text:p text:style-name="P34"/>
          </table:table-cell>
          <table:table-cell table:style-name="Tabla4.B5" office:value-type="string">
            <text:p text:style-name="P34"/>
          </table:table-cell>
          <table:table-cell table:style-name="Tabla4.C5" office:value-type="string">
            <text:p text:style-name="P34"/>
          </table:table-cell>
        </table:table-row>
      </table:table>
      <text:p text:style-name="P24"/>
      <text:p text:style-name="P24"><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4"><text:soft-page-break/></text:p>
      <text:p text:style-name="P24"/>
      <text:h text:style-name="Heading_20_2" text:outline-level="2">Rols dels Usuaris Aplicació</text:h>
      <text:p text:style-name="P24"><text:tab/>Els usuaris aplicació són els usuaris autoritzats a connectar-se via web services amb el DIR3CAIB. El rol que han de tenir és el següent:</text:p>
      <text:list xml:id="list3867241488" text:style-name="L3">
        <text:list-item>
          <text:list>
            <text:list-header>
              <text:p text:style-name="P139"/>
            </text:list-header>
            <text:list-item>
              <text:p text:style-name="P139"><text:span text:style-name="T2">ROLE ADMIN (DIR_ADMIN)</text:span>: És el rol administrador de l'aplicació i que permet fer les operacions dels diferents ws.</text:p>
            </text:list-item>
          </text:list>
        </text:list-item>
      </text:list>
      <text:p text:style-name="P24"><text:tab/></text:p>
      <text:p text:style-name="P24"><text:tab/>Quan es detalli cada mètode de web service s'indicarà quins rols es requereixen per poder cridar al mètode en qüestió.</text:p>
      <text:p text:style-name="P24"><text:tab/>Com és lògic, els web services no autenticats no requereixen d'usuari aplicació per la cridada dels seus mètodes cosa que fa sense sentit els rols descrits en aquest punt.</text:p>
      <text:p text:style-name="P24"/>
      <text:p text:style-name="P24"/>
      <text:h text:style-name="Heading_20_2" text:outline-level="2"><text:bookmark-start text:name="__RefNumPara__4937_307724931"/>API de Comunicació<text:bookmark-end text:name="__RefNumPara__4937_307724931"/></text:h>
      <text:p text:style-name="P24"/>
      <text:p text:style-name="P24"><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909847026" text:style-name="L4">
        <text:list-item>
          <text:p text:style-name="P140">Generar codi a partir de wsdl o</text:p>
        </text:list-item>
        <text:list-item>
          <text:p text:style-name="P140">Emprar llibreries compilades</text:p>
        </text:list-item>
        <text:list-item>
          <text:p text:style-name="P140">Utilitzar jar de l'API del repositori maven</text:p>
        </text:list-item>
      </text:list>
      <text:p text:style-name="P24"/>
      <text:p text:style-name="P24"><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4"/>
      <text:h text:style-name="P184" text:outline-level="3">Generar codi a partir de WSDL</text:h>
      <text:p text:style-name="P24"/>
      <text:p text:style-name="Standard"><text:tab/>Per exemple per obtenir l'API de comunicació del web service <text:span text:style-name="T37">Dir3CaibObtenerCatalogos</text:span><text:span text:style-name="T36"> executaríem la següent comanda:</text:span></text:p>
      <text:p text:style-name="P24"/>
      <table:table table:name="Tabla1" table:style-name="Tabla1">
        <table:table-column table:style-name="Tabla1.A"/>
        <table:table-row>
          <table:table-cell table:style-name="Tabla1.A1" office:value-type="string">
            <text:p text:style-name="P35"/>
            <text:p text:style-name="P35">wsconsume -k http://localhost:8080/dir3caib/ws/Dir3CaibObtenerCatalogos?wsdl -s src/main/java -n -p es.caib.dir3caib.ws.api.v1</text:p>
            <text:p text:style-name="P36"/>
          </table:table-cell>
        </table:table-row>
      </table:table>
      <text:p text:style-name="P24"/>
      <text:p text:style-name="P24"/>
      <text:p text:style-name="P24"><text:tab/>El programa wsconsume és un script (.bat i .sh) que es troba en el directori bin del JBoss al que abans se li ha instal·lat el <text:span text:style-name="T4">patch</text:span> de CXF i el que fa és generar el codi java necessari per connectar-se al web service.</text:p>
      <text:p text:style-name="P24"/>
      <text:h text:style-name="Heading_20_3" text:outline-level="3"><text:soft-page-break/>Emprar llibreries compilades</text:h>
      <text:p text:style-name="P24"><text:tab/>Com ja s'ha comentat la utilització de les APIs ja compilades són la segona millor opció ja que inclou un conjunt de classes d'utilitat com són les constants utilitzades en les cridades a l'API. </text:p>
      <text:p text:style-name="P24"/>
      <text:p text:style-name="P24"><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116"/>
      <text:p text:style-name="P25"/>
      <text:list xml:id="list1016404536" text:style-name="L5">
        <text:list-header>
          <text:p text:style-name="P149"/>
          <text:p text:style-name="P141"/>
        </text:list-header>
      </text:list>
      <text:h text:style-name="P186" text:outline-level="3">Utilitzar jar de l'API del repositori maven</text:h>
      <text:p text:style-name="P24"/>
      <text:p text:style-name="P2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5"/>
      <table:table table:name="Tabla66" table:style-name="Tabla66">
        <table:table-column table:style-name="Tabla66.A"/>
        <table:table-row table:style-name="Tabla66.1">
          <table:table-cell table:style-name="Tabla66.A1" office:value-type="string">
            <text:p text:style-name="P39">&lt;repositories&gt;<text:line-break/> <text:s/>&lt;repository&gt;</text:p>
            <text:p text:style-name="P40"><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5"/>
      <text:p text:style-name="P24">I a més afegir la dependència al jar corresponent:</text:p>
      <text:p text:style-name="P25"/>
      <table:table table:name="Tabla110" table:style-name="Tabla110">
        <table:table-column table:style-name="Tabla110.A"/>
        <table:table-row table:style-name="Tabla110.1">
          <table:table-cell table:style-name="Tabla110.A1" office:value-type="string">
            <text:p text:style-name="P39">&lt;dependencies&gt;</text:p>
            <text:p text:style-name="P39"><text:s text:c="4"/>&lt;dependency&gt;</text:p>
            <text:p text:style-name="P39"><text:s text:c="8"/>&lt;artifactId&gt;dir3caib<text:span text:style-name="T2">-ws-api</text:span>&lt;/artifactId&gt;<text:line-break/> <text:s text:c="7"/>&lt;groupId&gt;<text:span text:style-name="T2">es.caib.dir3caib</text:span>&lt;/groupId&gt;</text:p>
            <text:p text:style-name="P39"><text:s text:c="8"/>&lt;version&gt;[<text:span text:style-name="T5">dir3caib_required_version</text:span>]&lt;/version&gt;</text:p>
            <text:p text:style-name="P39"><text:s text:c="4"/>&lt;/dependency&gt;</text:p>
            <text:p text:style-name="P39">&lt;/dependencies&gt;</text:p>
          </table:table-cell>
        </table:table-row>
      </table:table>
      <text:p text:style-name="P25"/>
      <text:p text:style-name="P24">Anam per la versió 1.0.7</text:p>
      <text:h text:style-name="Heading_20_2" text:outline-level="2"><text:bookmark-start text:name="__RefHeading__4961_1423785711"/>Instanciar API de Web Service<text:bookmark-end text:name="__RefHeading__4961_1423785711"/></text:h>
      <text:p text:style-name="P24"/>
      <text:p text:style-name="P24"><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4"/>
      <text:p text:style-name="P24"/>
      <text:p text:style-name="P24"><text:tab/></text:p>
      <table:table table:name="Tabla29" table:style-name="Tabla29">
        <table:table-column table:style-name="Tabla29.A"/>
        <text:soft-page-break/>
        <table:table-row table:style-name="Tabla29.1">
          <table:table-cell table:style-name="Tabla29.A1" office:value-type="string">
            <text:p text:style-name="P103">String endpoint=<text:span text:style-name="T17">"http://localhost:8080/dir3caib/ws/Dir3CaibObtenerCatalogos"</text:span>;</text:p>
            <text:p text:style-name="P103">URL <text:span text:style-name="T2">wsdl</text:span> = new URL(endpoint + "?wsdl");</text:p>
            <text:p text:style-name="P19">Dir3CaibObtenerCatalogosWsService catalagosService = </text:p>
            <text:p text:style-name="P11"><text:span text:style-name="T10"><text:s text:c="32"/></text:span><text:span text:style-name="T16">new</text:span><text:span text:style-name="T6"> Dir3CaibObtenerCatalogosWsService(wsdl);</text:span></text:p>
            <text:p text:style-name="P103">Dir3CaibObtenerCatalogosWs catalogo = <text:s text:c="20"/>catalagosService.getDir3CaibObtenerCatalogosWs();</text:p>
            <text:p text:style-name="P103"><text:s text:c="4"/></text:p>
            <text:p text:style-name="P107">// Adreça servidor</text:p>
            <text:p text:style-name="P97"><text:span text:style-name="T6">String usr_app = </text:span><text:span text:style-name="T17">"user_app"</text:span><text:span text:style-name="T6">; </text:span><text:span text:style-name="T19">// username application</text:span></text:p>
            <text:p text:style-name="P97"><text:span text:style-name="T6">String pwd_app = </text:span><text:span text:style-name="T17">"mypassword"</text:span><text:span text:style-name="T6">; </text:span><text:span text:style-name="T19">// password application</text:span></text:p>
            <text:p text:style-name="P103">Map&lt;String, Object&gt; reqContext = ((BindingProvider) catalogo).getRequestContext();</text:p>
            <text:p text:style-name="P97"><text:span text:style-name="T6">reqContext.put(BindingProvider.</text:span><text:span text:style-name="T20">ENDPOINT_ADDRESS_PROPERTY</text:span><text:span text:style-name="T6">, endpoint);</text:span></text:p>
            <text:p text:style-name="P98"><text:span text:style-name="T6">reqContext.put(BindingProvider.</text:span><text:span text:style-name="T20">USERNAME_PROPERTY</text:span><text:span text:style-name="T6">, usr_app);</text:span></text:p>
            <text:p text:style-name="P98"><text:span text:style-name="T6">reqContext.put(BindingProvider.</text:span><text:span text:style-name="T20">PASSWORD_PROPERTY</text:span><text:span text:style-name="T6">, pwd_app); </text:span></text:p>
            <text:p text:style-name="P103"><text:s text:c="4"/></text:p>
            <text:p text:style-name="P106"><text:span text:style-name="T7">System.</text:span><text:span text:style-name="T21">out</text:span><text:span text:style-name="T7">.println(</text:span><text:span text:style-name="T18">"Versio "</text:span><text:span text:style-name="T7"> + catalogo.getVersion());</text:span></text:p>
          </table:table-cell>
        </table:table-row>
      </table:table>
      <text:p text:style-name="P24"/>
      <text:p text:style-name="P24"><text:tab/>Les dues línies en negreta introdueixen dins la petició l'usuari i contrasenya de l'usuari aplicació que volem utilitzar per fer la cridada.</text:p>
      <text:p text:style-name="P24"/>
      <text:h text:style-name="Heading_20_2" text:outline-level="2">Mètodes Comuns a Totes les APIs</text:h>
      <text:p text:style-name="P24"/>
      <text:p text:style-name="P24"><text:tab/>Cada Web Service conté uns mètodes d'utilitat comuns a totes les APIs i que són:</text:p>
      <text:p text:style-name="P24"/>
      <text:h text:style-name="Heading_20_3" text:outline-level="3">String getVersion() i <text:s/>int getVersionWs()</text:h>
      <text:list xml:id="list2970394226" text:style-name="L6">
        <text:list-header>
          <text:p text:style-name="P142"/>
        </text:list-header>
      </text:list>
      <text:p text:style-name="P24">Retorna la versió del Dir3Caib <text:s/>i la versió dels Web Service del Dir3Caib respectivament.</text:p>
      <text:p text:style-name="P24"/>
      <text:p text:style-name="P24">Vegem un exemple emprant l'API instanciada en el punt anterior:</text:p>
      <text:p text:style-name="P24"/>
      <table:table table:name="Tabla6" table:style-name="Tabla6">
        <table:table-column table:style-name="Tabla6.A"/>
        <table:table-row>
          <table:table-cell table:style-name="Tabla6.A1" office:value-type="string">
            <text:p text:style-name="P9"><text:span text:style-name="T6"><text:s text:c="6"/>System.</text:span><text:span text:style-name="T20">out</text:span><text:span text:style-name="T6">.println(</text:span><text:span text:style-name="T17">"Versió Dir3Caib <text:s text:c="2"/>: "</text:span><text:span text:style-name="T6"> + catalogo.getVersion());</text:span></text:p>
            <text:p text:style-name="P105"><text:span text:style-name="T7"><text:s text:c="6"/>System.</text:span><text:span text:style-name="T21">out</text:span><text:span text:style-name="T7">.println(</text:span><text:span text:style-name="T18">"Versió Dir3Caib-WS: "</text:span><text:span text:style-name="T7"> + catalogo.getVersionWs());</text:span></text:p>
          </table:table-cell>
        </table:table-row>
      </table:table>
      <text:p text:style-name="P24"/>
      <text:p text:style-name="P24">I la sortida de l'execució del programa obtindríem una cosa com:</text:p>
      <text:p text:style-name="P24"/>
      <table:table table:name="Tabla7" table:style-name="Tabla7">
        <table:table-column table:style-name="Tabla7.A"/>
        <table:table-row>
          <table:table-cell table:style-name="Tabla7.A1" office:value-type="string">
            <text:p text:style-name="P115">Versió Dir3Caib <text:s/>: 1.0.0</text:p>
            <text:p text:style-name="P99">Versió Dir3Caib-WS: 1.0</text:p>
          </table:table-cell>
        </table:table-row>
      </table:table>
      <text:p text:style-name="P22"/>
      <table:table table:name="Tabla67" table:style-name="Tabla67">
        <table:table-column table:style-name="Tabla67.A"/>
        <table:table-column table:style-name="Tabla67.B"/>
        <table:table-row>
          <table:table-cell table:style-name="Tabla67.A1" office:value-type="string">
            <text:p text:style-name="P92"><text:s/><draw:frame draw:style-name="fr3" draw:name="gráficos14" text:anchor-type="as-char" svg:width="1.339cm" svg:height="1.339cm" draw:z-index="43"><draw:image xlink:href="Pictures/1000020100000033000000333C56E26B4EAD81E7.png" xlink:type="simple" xlink:show="embed" xlink:actuate="onLoad"/></draw:frame></text:p>
          </table:table-cell>
          <table:table-cell table:style-name="Tabla67.B1" office:value-type="string">
            <text:p text:style-name="P60">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5">Versió Dir3Caib <text:s text:c="2"/>: 1.0.0-caib</text:p>
                  <text:p text:style-name="P99">Versió Dir3Caib-WS: 1.0</text:p>
                </table:table-cell>
              </table:table-row>
            </table:table>
            <text:p text:style-name="P61"/>
          </table:table-cell>
        </table:table-row>
      </table:table>
      <text:p text:style-name="P23"/>
      <text:h text:style-name="P183" text:outline-level="3" text:is-list-header="true"><text:soft-page-break/></text:h>
      <text:h text:style-name="Heading_20_2" text:outline-level="2"><text:bookmark-start text:name="__RefNumPara__15917_489757514"/>Gestió d'Errors <text:bookmark-end text:name="__RefNumPara__15917_489757514"/></text:h>
      <text:p text:style-name="P24"/>
      <text:p text:style-name="P24"><text:tab/>Les excepcions controlades que llança Dir3caib estan preparades per ser traduïdes en el client.</text:p>
      <text:p text:style-name="P24"><text:tab/>Existeixen tres tipus d'excepcions:</text:p>
      <text:h text:style-name="Heading_20_3" text:outline-level="3">Exception</text:h>
      <text:p text:style-name="P24"><text:tab/>Són excepcions no controlades per Dir3Caib o gestionades pel propi sistema de web services (camps o paràmetres requerits, camps o paràmetres no null, autenticació, autorització, ...). Amb un simple try-catch es poden capturar.</text:p>
      <text:p text:style-name="P24"><text:tab/>A causa de la diversitat de tipus d'excepcions s'engloben en Exception.</text:p>
      <text:p text:style-name="P24"/>
      <text:p text:style-name="P24"><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6">try</text:span><text:span text:style-name="T6"> {</text:span></text:p>
            <text:p text:style-name="P18"><text:s text:c="2"/>Dir3CaibObtenerCatalogosWs api = getObtenerCatalogosApi(true);</text:p>
            <text:p text:style-name="P18"><text:s text:c="2"/>List&lt;CatComunidadAutonomaTF&gt; list = api.obtenerCatComunidadAutonoma();</text:p>
            <text:p text:style-name="P96"><text:span text:style-name="T6">} </text:span><text:span text:style-name="T16">catch</text:span><text:span text:style-name="T6"> (Exception e) {</text:span></text:p>
            <text:p text:style-name="P96"><text:span text:style-name="T6"><text:s text:c="2"/>System.</text:span><text:span text:style-name="T20">err</text:span><text:span text:style-name="T6">.println(</text:span><text:span text:style-name="T17">"Exception: "</text:span><text:span text:style-name="T6"> + e.getMessage());</text:span></text:p>
            <text:p text:style-name="P96"><text:span text:style-name="T6"><text:s text:c="2"/>e.printStackTrace(System.</text:span><text:span text:style-name="T20">err</text:span><text:span text:style-name="T6">);</text:span></text:p>
            <text:p text:style-name="P100">}</text:p>
          </table:table-cell>
        </table:table-row>
      </table:table>
      <text:p text:style-name="P24"/>
      <text:p text:style-name="P24">Si no existeix el servidor o no està en marxa:</text:p>
      <table:table table:name="Tabla26" table:style-name="Tabla26">
        <table:table-column table:style-name="Tabla26.A"/>
        <table:table-row>
          <table:table-cell table:style-name="Tabla26.A1" office:value-type="string">
            <text:p text:style-name="P9"><text:span text:style-name="T31">Exception: HTTP transport error: </text:span><text:span text:style-name="T22">java.net.UnknownHostException</text:span><text:span text:style-name="T31">: localhost22</text:span></text:p>
            <text:p text:style-name="P105"><text:span text:style-name="T23">com.sun.xml.internal.ws.client.ClientTransportException</text:span><text:span text:style-name="T32">: HTTP transport error: </text:span><text:span text:style-name="T23">java.net.UnknownHostException</text:span><text:span text:style-name="T32">: localhost22</text:span></text:p>
          </table:table-cell>
        </table:table-row>
      </table:table>
      <text:p text:style-name="P24"/>
      <text:p text:style-name="P24">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2">Exception: The server sent HTTP status code 401: No Autorizado</text:p>
            <text:p text:style-name="P52"><text:span text:style-name="T22">com.sun.xml.internal.ws.client.ClientTransportException</text:span>: The server sent HTTP status code 401: No Autorizado</text:p>
          </table:table-cell>
        </table:table-row>
      </table:table>
      <text:p text:style-name="P24"/>
      <text:p text:style-name="P24">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6">Exception: Caller unauthorized</text:p>
            <text:p text:style-name="P105"><text:span text:style-name="T23">javax.xml.ws.soap.SOAPFaultException</text:span><text:span text:style-name="T32">: Caller unauthorized</text:span></text:p>
          </table:table-cell>
        </table:table-row>
      </table:table>
      <text:p text:style-name="P24"/>
      <text:p text:style-name="Standard"><text:span text:style-name="T36">Quan algun paràmetre es valida en la capa de web services (En aquest cas s'ha cridat al mètode <text:s/></text:span><text:span text:style-name="T37">obtenerCatComunidadAutonoma()</text:span><text:span text:style-name="T9"> </text:span><text:span text:style-name="T36">del servei <text:s/>Dir3CaibObtenerCatalogosWs):</text:span></text:p>
      <table:table table:name="Tabla13" table:style-name="Tabla13">
        <table:table-column table:style-name="Tabla13.A"/>
        <table:table-row>
          <table:table-cell table:style-name="Tabla13.A1" office:value-type="string">
            <text:p text:style-name="P26">Exception: Method Parameter: obtenerCatComunidadAutonoma cannot be null. This is BP 1.1 R2211 violation.</text:p>
            <text:p text:style-name="P105"><text:span text:style-name="T23">javax.xml.ws.WebServiceException</text:span><text:span text:style-name="T32">: Method Parameter: obtenerCatComunidadAutonoma cannot be null. This is BP 1.1 R2211 violation.</text:span></text:p>
          </table:table-cell>
        </table:table-row>
      </table:table>
      <text:p text:style-name="P25"/>
      <text:p text:style-name="P25"/>
      <text:p text:style-name="P24"/>
      <text:h text:style-name="P126" text:outline-level="1">API de Catàleg</text:h>
      <text:p text:style-name="P63">Les següents notes s'aplicaran a totes les APIs descrites en aquest document.</text:p>
      <text:p text:style-name="P24"><text:soft-page-break/>NOTA 1: En les següents descripcions de mètodes, en el prototipus es descriurà la llista de permisos <text:s text:c="2"/>necessaris de l'usuari aplicació per poder cridar al mètode en qüestió.</text:p>
      <text:p text:style-name="P24"/>
      <text:p text:style-name="P24">NOTA 2: <text:s/>Els mètodes que llancin algun tipus d'excepció, significa que en certes condicions aquestes excepcions poden ser llançades, per la qual cosa el programador és l'encarregat de gestionar-les com toqui.</text:p>
      <text:p text:style-name="P24"/>
      <text:h text:style-name="Heading_20_2" text:outline-level="2">Introducció</text:h>
      <text:p text:style-name="P24"/>
      <text:p text:style-name="P24"><text:tab/>Aquesta API serveix per obtenir un subconjunt del catàleg de dir3Caib. La llista de mètodes disponibles són (no es mostren els mètodes comuns):</text:p>
      <text:p text:style-name="P24"/>
      <text:p text:style-name="P24"/>
      <text:list xml:id="list2464090657" text:style-name="L7">
        <text:list-item>
          <text:p text:style-name="P143">obtenerCatComunidadAutonoma()</text:p>
        </text:list-item>
        <text:list-item>
          <text:p text:style-name="P143">obtenerCatEntidadGeografica()</text:p>
        </text:list-item>
        <text:list-item>
          <text:p text:style-name="P143">obtenerCatProvincia()</text:p>
        </text:list-item>
        <text:list-item>
          <text:p text:style-name="P143">obtenerCatLocalidad()</text:p>
        </text:list-item>
        <text:list-item>
          <text:p text:style-name="P143">obtenerCatNivelAdministracion()</text:p>
        </text:list-item>
        <text:list-item>
          <text:p text:style-name="P143">obtenerCatEstadoEntidad()</text:p>
        </text:list-item>
        <text:list-item>
          <text:p text:style-name="P143">obtenerCatPais()</text:p>
        </text:list-item>
      </text:list>
      <text:p text:style-name="P24"/>
      <text:p text:style-name="P24"/>
      <text:p text:style-name="P24"><text:tab/>Per tots aquests mètodes, l'usuari aplicació requereix tenir el role DIR_ADMIN.</text:p>
      <text:p text:style-name="P24"/>
      <text:p text:style-name="P24"/>
      <text:h text:style-name="Heading_20_2" text:outline-level="2">Mètodes de l'API Catàleg</text:h>
      <text:h text:style-name="P183"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7">Prototipus:</text:p>
          </table:table-cell>
        </table:table-row>
        <table:table-row table:style-name="Tabla89.1">
          <table:table-cell table:style-name="Tabla89.A2" office:value-type="string">
            <text:p text:style-name="P99">@RolesAllowed({ DIR_ADMIN })</text:p>
            <text:p text:style-name="P99"><text:s text:c="2"/>public List&lt;CatComunidadAutonomaTF&gt; obtenerCatComunidadAutonoma() throws Exception;</text:p>
          </table:table-cell>
        </table:table-row>
        <table:table-row table:style-name="Tabla89.1">
          <table:table-cell table:style-name="Tabla89.A3" office:value-type="string">
            <text:p text:style-name="P37">Descripció:</text:p>
          </table:table-cell>
        </table:table-row>
        <table:table-row table:style-name="Tabla89.1">
          <table:table-cell table:style-name="Tabla89.A8" office:value-type="string">
            <text:p text:style-name="P20"><text:tab/>Aquest mètode serveix per obtenir totes les comunitats autònomes </text:p>
          </table:table-cell>
        </table:table-row>
        <table:table-row table:style-name="Tabla89.1">
          <table:table-cell table:style-name="Tabla89.A3" office:value-type="string">
            <text:p text:style-name="P37">Paràmetres:</text:p>
          </table:table-cell>
        </table:table-row>
        <table:table-row table:style-name="Tabla89.1">
          <table:table-cell table:style-name="Tabla89.A8" office:value-type="string">
            <text:list xml:id="list4265714928" text:style-name="L8">
              <text:list-header>
                <text:p text:style-name="P136"/>
              </text:list-header>
            </text:list>
          </table:table-cell>
        </table:table-row>
        <table:table-row table:style-name="Tabla89.7">
          <table:table-cell table:style-name="Tabla89.A7" office:value-type="string">
            <text:p text:style-name="P37">Resposta:</text:p>
          </table:table-cell>
        </table:table-row>
        <table:table-row table:style-name="Tabla89.1">
          <table:table-cell table:style-name="Tabla89.A8" office:value-type="string">
            <text:list xml:id="list2277532799" text:style-name="L9">
              <text:list-item>
                <text:list>
                  <text:list-item>
                    <text:list>
                      <text:list-item>
                        <text:list>
                          <text:list-item>
                            <text:p text:style-name="P151"><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89" text:outline-level="4" text:is-list-header="true"/>
      <text:h text:style-name="P183"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7">Prototipus:</text:p>
          </table:table-cell>
        </table:table-row>
        <table:table-row table:style-name="Tabla5.1">
          <table:table-cell table:style-name="Tabla5.A2" office:value-type="string">
            <text:p text:style-name="P99">@RolesAllowed({ DIR_ADMIN })</text:p>
            <text:p text:style-name="P99"><text:s text:c="2"/>public List&lt;CatEntidadGeograficaTF&gt; obtenerCatEntidadGeografica() throws Exception;</text:p>
          </table:table-cell>
        </table:table-row>
        <table:table-row table:style-name="Tabla5.1">
          <table:table-cell table:style-name="Tabla5.A3" office:value-type="string">
            <text:p text:style-name="P37">Descripció:</text:p>
          </table:table-cell>
        </table:table-row>
        <table:table-row table:style-name="Tabla5.1">
          <table:table-cell table:style-name="Tabla5.A8" office:value-type="string">
            <text:p text:style-name="P20"><text:tab/>Aquest mètode serveix per obtenir totes les Entitats geogràfiques </text:p>
          </table:table-cell>
        </table:table-row>
        <table:table-row table:style-name="Tabla5.1">
          <table:table-cell table:style-name="Tabla5.A3" office:value-type="string">
            <text:p text:style-name="P37">Paràmetres:</text:p>
          </table:table-cell>
        </table:table-row>
        <table:table-row table:style-name="Tabla5.1">
          <table:table-cell table:style-name="Tabla5.A8" office:value-type="string">
            <text:p text:style-name="P20"/>
          </table:table-cell>
        </table:table-row>
        <table:table-row table:style-name="Tabla5.7">
          <table:table-cell table:style-name="Tabla5.A7" office:value-type="string">
            <text:p text:style-name="P37">Resposta:</text:p>
          </table:table-cell>
        </table:table-row>
        <table:table-row table:style-name="Tabla5.1">
          <table:table-cell table:style-name="Tabla5.A8" office:value-type="string">
            <text:list xml:id="list133738622897568" text:continue-numbering="true" text:style-name="L9">
              <text:list-item>
                <text:list>
                  <text:list-item>
                    <text:list>
                      <text:list-item>
                        <text:list>
                          <text:list-item>
                            <text:p text:style-name="P151"><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83"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7">Prototipus:</text:p>
          </table:table-cell>
        </table:table-row>
        <table:table-row table:style-name="Tabla8.1">
          <table:table-cell table:style-name="Tabla8.A2" office:value-type="string">
            <text:p text:style-name="P99">@RolesAllowed({ DIR_ADMIN })</text:p>
            <text:p text:style-name="P99"><text:s text:c="2"/>public List&lt;CatProvinciaTF&gt; obtenerCatProvincia() throws Exception;</text:p>
          </table:table-cell>
        </table:table-row>
        <table:table-row table:style-name="Tabla8.1">
          <table:table-cell table:style-name="Tabla8.A3" office:value-type="string">
            <text:p text:style-name="P37">Descripció:</text:p>
          </table:table-cell>
        </table:table-row>
        <table:table-row table:style-name="Tabla8.1">
          <table:table-cell table:style-name="Tabla8.A8" office:value-type="string">
            <text:p text:style-name="P114"><text:tab/>Aquest mètode serveix per obtenir totes les províncies.</text:p>
          </table:table-cell>
        </table:table-row>
        <table:table-row table:style-name="Tabla8.1">
          <table:table-cell table:style-name="Tabla8.A3" office:value-type="string">
            <text:p text:style-name="P37">Paràmetres:</text:p>
          </table:table-cell>
        </table:table-row>
        <table:table-row table:style-name="Tabla8.1">
          <table:table-cell table:style-name="Tabla8.A8" office:value-type="string">
            <text:p text:style-name="P20"/>
          </table:table-cell>
        </table:table-row>
        <table:table-row table:style-name="Tabla8.7">
          <table:table-cell table:style-name="Tabla8.A7" office:value-type="string">
            <text:p text:style-name="P37">Resposta:</text:p>
          </table:table-cell>
        </table:table-row>
        <table:table-row table:style-name="Tabla8.1">
          <table:table-cell table:style-name="Tabla8.A8" office:value-type="string">
            <text:list xml:id="list133738497598245" text:continue-numbering="true" text:style-name="L9">
              <text:list-item>
                <text:list>
                  <text:list-item>
                    <text:list>
                      <text:list-item>
                        <text:list>
                          <text:list-item>
                            <text:p text:style-name="P151"><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183"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7">Prototipus:</text:p>
          </table:table-cell>
        </table:table-row>
        <table:table-row table:style-name="Tabla9.1">
          <table:table-cell table:style-name="Tabla9.A2" office:value-type="string">
            <text:p text:style-name="P99">@RolesAllowed({DIR_ADMIN })</text:p>
            <text:p text:style-name="P99"><text:s text:c="2"/>public List&lt;CatLocalidadTF&gt; obtenerCatLocalidad() throws Exception;</text:p>
          </table:table-cell>
        </table:table-row>
        <table:table-row table:style-name="Tabla9.1">
          <table:table-cell table:style-name="Tabla9.A3" office:value-type="string">
            <text:p text:style-name="P37">Descripció:</text:p>
          </table:table-cell>
        </table:table-row>
        <table:table-row table:style-name="Tabla9.1">
          <table:table-cell table:style-name="Tabla9.A8" office:value-type="string">
            <text:p text:style-name="P20"><text:tab/>Aquest mètode serveix per obtenir totes les localitats</text:p>
          </table:table-cell>
        </table:table-row>
        <table:table-row table:style-name="Tabla9.1">
          <table:table-cell table:style-name="Tabla9.A3" office:value-type="string">
            <text:p text:style-name="P37">Paràmetres:</text:p>
          </table:table-cell>
        </table:table-row>
        <table:table-row table:style-name="Tabla9.1">
          <table:table-cell table:style-name="Tabla9.A8" office:value-type="string">
            <text:p text:style-name="P20"/>
          </table:table-cell>
        </table:table-row>
        <table:table-row table:style-name="Tabla9.7">
          <table:table-cell table:style-name="Tabla9.A7" office:value-type="string">
            <text:p text:style-name="P37">Resposta:</text:p>
          </table:table-cell>
        </table:table-row>
        <table:table-row table:style-name="Tabla9.1">
          <table:table-cell table:style-name="Tabla9.A8" office:value-type="string">
            <text:list xml:id="list133738568901844" text:continue-numbering="true" text:style-name="L9">
              <text:list-item>
                <text:list>
                  <text:list-item>
                    <text:list>
                      <text:list-item>
                        <text:list>
                          <text:list-item>
                            <text:p text:style-name="P151"><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183"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7">Prototipus:</text:p>
          </table:table-cell>
        </table:table-row>
        <table:table-row table:style-name="Tabla21.1">
          <table:table-cell table:style-name="Tabla21.A2" office:value-type="string">
            <text:p text:style-name="P99">@RolesAllowed({DIR_ADMIN })</text:p>
            <text:p text:style-name="P99"><text:s text:c="2"/>public List&lt;CatNivelAdministracion&gt; obtenerCatNivelAdministracion() throws Exception;</text:p>
          </table:table-cell>
        </table:table-row>
        <table:table-row table:style-name="Tabla21.1">
          <table:table-cell table:style-name="Tabla21.A3" office:value-type="string">
            <text:p text:style-name="P37">Descripció:</text:p>
          </table:table-cell>
        </table:table-row>
        <table:table-row table:style-name="Tabla21.1">
          <table:table-cell table:style-name="Tabla21.A8" office:value-type="string">
            <text:p text:style-name="P20"><text:tab/>Aquest mètode serveix per obtenir tots els nivells d'administració </text:p>
          </table:table-cell>
        </table:table-row>
        <table:table-row table:style-name="Tabla21.1">
          <table:table-cell table:style-name="Tabla21.A3" office:value-type="string">
            <text:p text:style-name="P37">Paràmetres:</text:p>
          </table:table-cell>
        </table:table-row>
        <table:table-row table:style-name="Tabla21.1">
          <table:table-cell table:style-name="Tabla21.A8" office:value-type="string">
            <text:p text:style-name="P20"/>
          </table:table-cell>
        </table:table-row>
        <table:table-row table:style-name="Tabla21.7">
          <table:table-cell table:style-name="Tabla21.A7" office:value-type="string">
            <text:p text:style-name="P37">Resposta:</text:p>
          </table:table-cell>
        </table:table-row>
        <table:table-row table:style-name="Tabla21.1">
          <table:table-cell table:style-name="Tabla21.A8" office:value-type="string">
            <text:list xml:id="list133740405280972" text:continue-numbering="true" text:style-name="L9">
              <text:list-item>
                <text:list>
                  <text:list-item>
                    <text:list>
                      <text:list-item>
                        <text:list>
                          <text:list-item>
                            <text:p text:style-name="P151"><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83"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7">Prototipus:</text:p>
          </table:table-cell>
        </table:table-row>
        <table:table-row table:style-name="Tabla22.1">
          <table:table-cell table:style-name="Tabla22.A2" office:value-type="string">
            <text:p text:style-name="P99"><text:s/>@RolesAllowed({ DIR_ADMIN })</text:p>
            <text:p text:style-name="P99"><text:s text:c="2"/>public List&lt;CatEstadoEntidad&gt; obtenerCatEstadoEntidad() throws Exception;</text:p>
          </table:table-cell>
        </table:table-row>
        <table:table-row table:style-name="Tabla22.1">
          <table:table-cell table:style-name="Tabla22.A3" office:value-type="string">
            <text:p text:style-name="P37">Descripció:</text:p>
          </table:table-cell>
        </table:table-row>
        <table:table-row table:style-name="Tabla22.1">
          <table:table-cell table:style-name="Tabla22.A8" office:value-type="string">
            <text:p text:style-name="P20"><text:tab/>Aquest mètode serveix per obtenir tots els estats que pot tenir una entitat.</text:p>
          </table:table-cell>
        </table:table-row>
        <table:table-row table:style-name="Tabla22.1">
          <table:table-cell table:style-name="Tabla22.A3" office:value-type="string">
            <text:p text:style-name="P37">Paràmetres:</text:p>
          </table:table-cell>
        </table:table-row>
        <table:table-row table:style-name="Tabla22.1">
          <table:table-cell table:style-name="Tabla22.A8" office:value-type="string">
            <text:p text:style-name="P20"/>
          </table:table-cell>
        </table:table-row>
        <table:table-row table:style-name="Tabla22.1">
          <table:table-cell table:style-name="Tabla22.A8" office:value-type="string">
            <text:p text:style-name="P37">Resposta:</text:p>
          </table:table-cell>
        </table:table-row>
        <table:table-row table:style-name="Tabla22.1">
          <table:table-cell table:style-name="Tabla22.A8" office:value-type="string">
            <text:list xml:id="list133738599726413" text:continue-numbering="true" text:style-name="L9">
              <text:list-item>
                <text:list>
                  <text:list-item>
                    <text:list>
                      <text:list-item>
                        <text:list>
                          <text:list-item>
                            <text:p text:style-name="P151"><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88"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7">Prototipus:</text:p>
          </table:table-cell>
        </table:table-row>
        <table:table-row table:style-name="Tabla23.1">
          <table:table-cell table:style-name="Tabla23.A2" office:value-type="string">
            <text:p text:style-name="P99">@RolesAllowed({DIR_ADMIN })</text:p>
            <text:p text:style-name="P99"><text:s text:c="2"/>public List&lt;CatPais&gt; obtenerCatPais() throws Exception;</text:p>
          </table:table-cell>
        </table:table-row>
        <table:table-row table:style-name="Tabla23.1">
          <table:table-cell table:style-name="Tabla23.A3" office:value-type="string">
            <text:p text:style-name="P37">Descripció:</text:p>
          </table:table-cell>
        </table:table-row>
        <table:table-row table:style-name="Tabla23.1">
          <table:table-cell table:style-name="Tabla23.A8" office:value-type="string">
            <text:p text:style-name="P20"><text:tab/>Aquest mètode serveix per obtenir tots els països.</text:p>
          </table:table-cell>
        </table:table-row>
        <table:table-row table:style-name="Tabla23.1">
          <table:table-cell table:style-name="Tabla23.A3" office:value-type="string">
            <text:p text:style-name="P37">Paràmetres:</text:p>
          </table:table-cell>
        </table:table-row>
        <table:table-row table:style-name="Tabla23.1">
          <table:table-cell table:style-name="Tabla23.A8" office:value-type="string">
            <text:p text:style-name="P20"/>
          </table:table-cell>
        </table:table-row>
        <table:table-row table:style-name="Tabla23.7">
          <table:table-cell table:style-name="Tabla23.A7" office:value-type="string">
            <text:p text:style-name="P37">Resposta:</text:p>
          </table:table-cell>
        </table:table-row>
        <table:table-row table:style-name="Tabla23.1">
          <table:table-cell table:style-name="Tabla23.A8" office:value-type="string">
            <text:list xml:id="list133739499215450" text:continue-numbering="true" text:style-name="L9">
              <text:list-item>
                <text:list>
                  <text:list-item>
                    <text:list>
                      <text:list-item>
                        <text:list>
                          <text:list-item>
                            <text:p text:style-name="P151"><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183" text:outline-level="3" text:is-list-header="true"/>
      <text:h text:style-name="Heading_20_1" text:outline-level="1">API D'Unitats</text:h>
      <text:p text:style-name="P24"/>
      <text:p text:style-name="P24"><text:tab/>Aquesta API permet obtenir un arbre d'unitats a partir d'una arrel i obtenir informació d'unitats. El llistat de mètodes que conté aquesta API són:</text:p>
      <text:p text:style-name="P24"/>
      <text:list xml:id="list193970535" text:style-name="L10">
        <text:list-item>
          <text:p text:style-name="P144">obtenerArbolUnidades</text:p>
        </text:list-item>
        <text:list-item>
          <text:p text:style-name="P144">obtenerUnidad</text:p>
        </text:list-item>
      </text:list>
      <text:p text:style-name="P24"/>
      <text:p text:style-name="P24"/>
      <text:h text:style-name="P128" text:outline-level="2"><text:bookmark-start text:name="__RefHeading___Toc15919_737863207"/>obtenerArbolUnidades<text:bookmark-end text:name="__RefHeading___Toc15919_737863207"/></text:h>
      <text:p text:style-name="Standard"/>
      <text:h text:style-name="P184" text:outline-level="3" text:is-list-header="true"><text:soft-page-break/></text:h>
      <table:table table:name="Tabla25" table:style-name="Tabla25">
        <table:table-column table:style-name="Tabla25.A"/>
        <table:table-row table:style-name="Tabla25.1">
          <table:table-cell table:style-name="Tabla25.A1" office:value-type="string">
            <text:p text:style-name="P37">Prototipus:</text:p>
          </table:table-cell>
        </table:table-row>
        <table:table-row table:style-name="Tabla25.1">
          <table:table-cell table:style-name="Tabla25.A2" office:value-type="string">
            <text:p text:style-name="P99">@RolesAllowed({ DIR_ADMIN })</text:p>
            <text:p text:style-name="P104"><text:span text:style-name="T25">public </text:span><text:span text:style-name="T39">List&lt;UnidadTF&gt; obtenerArbolUnidades(String codigo, Date fechaActualizacion, Date fechaSincronizacion)</text:span><text:span text:style-name="T24">throws </text:span><text:span text:style-name="T38">Exception;</text:span></text:p>
            <text:p text:style-name="P101"/>
          </table:table-cell>
        </table:table-row>
        <table:table-row table:style-name="Tabla25.1">
          <table:table-cell table:style-name="Tabla25.A3" office:value-type="string">
            <text:p text:style-name="P37">Descripció:</text:p>
          </table:table-cell>
        </table:table-row>
        <table:table-row table:style-name="Tabla25.1">
          <table:table-cell table:style-name="Tabla25.A8" office:value-type="string">
            <text:p text:style-name="P24">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4">Si s'indica data d'actualització, retorna les unitats que han estat actualitzades dins el període de temps indicat tenint en compte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25.1">
          <table:table-cell table:style-name="Tabla25.A3" office:value-type="string">
            <text:p text:style-name="P37">Paràmetres:</text:p>
          </table:table-cell>
        </table:table-row>
        <table:table-row table:style-name="Tabla25.1">
          <table:table-cell table:style-name="Tabla25.A8" office:value-type="string">
            <text:list xml:id="list133738480069033" text:continue-list="list4265714928" text:style-name="L8">
              <text:list-item>
                <text:p text:style-name="P136"><text:span text:style-name="T2">String codigo</text:span>: codi de la unitat arrel</text:p>
              </text:list-item>
              <text:list-item>
                <text:p text:style-name="P136"><text:span text:style-name="T2">Date fechaActualizacion</text:span>: data de la darrera actualització</text:p>
              </text:list-item>
              <text:list-item>
                <text:p text:style-name="P136"><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7">Resposta:</text:p>
          </table:table-cell>
        </table:table-row>
        <table:table-row table:style-name="Tabla25.1">
          <table:table-cell table:style-name="Tabla25.A8" office:value-type="string">
            <text:list xml:id="list133740100478332" text:continue-list="list133739499215450" text:style-name="L9">
              <text:list-item>
                <text:list>
                  <text:list-item>
                    <text:list>
                      <text:list-item>
                        <text:list>
                          <text:list-item>
                            <text:p text:style-name="P145">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h text:style-name="P128" text:outline-level="2">obtenerUnidad</text:h>
      <table:table table:name="Tabla24" table:style-name="Tabla24">
        <table:table-column table:style-name="Tabla24.A"/>
        <table:table-row table:style-name="Tabla24.1">
          <table:table-cell table:style-name="Tabla24.A1" office:value-type="string">
            <text:p text:style-name="P37">Prototipus:</text:p>
          </table:table-cell>
        </table:table-row>
        <table:table-row table:style-name="Tabla24.1">
          <table:table-cell table:style-name="Tabla24.A2" office:value-type="string">
            <text:p text:style-name="P101"><text:s/><text:span text:style-name="T33">@RolesAllowed({ DIR_ADMIN })</text:span></text:p>
            <text:p text:style-name="P102"><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7">Descripció:</text:p>
          </table:table-cell>
        </table:table-row>
        <table:table-row table:style-name="Tabla24.1">
          <table:table-cell table:style-name="Tabla24.A8" office:value-type="string">
            <text:p text:style-name="P24"><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4"><text:s text:c="2"/></text:p>
          </table:table-cell>
        </table:table-row>
        <table:table-row table:style-name="Tabla24.1">
          <table:table-cell table:style-name="Tabla24.A3" office:value-type="string">
            <text:p text:style-name="P37">Paràmetres:</text:p>
          </table:table-cell>
        </table:table-row>
        <table:table-row table:style-name="Tabla24.1">
          <table:table-cell table:style-name="Tabla24.A8" office:value-type="string">
            <text:list xml:id="list133738467769167" text:continue-list="list133738480069033" text:style-name="L8">
              <text:list-item>
                <text:p text:style-name="P136"><text:span text:style-name="T2">String codigo</text:span>: codi de la unitat arrel</text:p>
              </text:list-item>
              <text:list-item>
                <text:p text:style-name="P136"><text:span text:style-name="T2">Date fechaActualizacion</text:span>: data de la darrera actualització amb dir3caib.</text:p>
              </text:list-item>
              <text:list-item>
                <text:p text:style-name="P136"><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7">Resposta:</text:p>
          </table:table-cell>
        </table:table-row>
        <table:table-row table:style-name="Tabla24.1">
          <table:table-cell table:style-name="Tabla24.A8" office:value-type="string">
            <text:list xml:id="list231140338" text:style-name="L11">
              <text:list-item>
                <text:list>
                  <text:list-item>
                    <text:list>
                      <text:list-item>
                        <text:list>
                          <text:list-item>
                            <text:p text:style-name="P146">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p text:style-name="P24"/>
      <text:h text:style-name="Heading_20_1" text:outline-level="1"><text:bookmark-start text:name="__RefNumPara__7462_2083463020"/><text:soft-page-break/>API d'Oficines<text:bookmark-end text:name="__RefNumPara__7462_2083463020"/></text:h>
      <text:p text:style-name="P22"/>
      <text:p text:style-name="P20"><text:span text:style-name="T37"><text:tab/>La següent API permet obtenir les oficines relacionades amb unitats depenent de certs criteris. </text:span><text:span text:style-name="T36">El llistat de mètodes que conté aquesta API són:</text:span></text:p>
      <text:p text:style-name="P22"/>
      <text:list xml:id="list133739095639213" text:continue-list="list193970535" text:style-name="L10">
        <text:list-item>
          <text:p text:style-name="P144">obtenerOficina</text:p>
        </text:list-item>
        <text:list-item>
          <text:p text:style-name="P144">obtenerArbolOficinas</text:p>
        </text:list-item>
        <text:list-item>
          <text:p text:style-name="P144">obtenerOficinasSIRUnidad</text:p>
        </text:list-item>
      </text:list>
      <text:h text:style-name="P129" text:outline-level="2" text:is-list-header="true"/>
      <text:h text:style-name="P128" text:outline-level="2">obtenerOficina</text:h>
      <text:p text:style-name="P22"/>
      <text:list xml:id="list2897573026" text:style-name="L12">
        <text:list-header>
          <text:p text:style-name="P152"/>
        </text:list-header>
      </text:list>
      <table:table table:name="Tabla95" table:style-name="Tabla95">
        <table:table-column table:style-name="Tabla95.A"/>
        <table:table-row table:style-name="Tabla95.1">
          <table:table-cell table:style-name="Tabla95.A1" office:value-type="string">
            <text:p text:style-name="P37">Prototipus:</text:p>
          </table:table-cell>
        </table:table-row>
        <table:table-row table:style-name="Tabla95.1">
          <table:table-cell table:style-name="Tabla95.A2" office:value-type="string">
            <text:p text:style-name="P13">@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7">Descripció:</text:p>
          </table:table-cell>
        </table:table-row>
        <table:table-row table:style-name="Tabla95.1">
          <table:table-cell table:style-name="Tabla95.A8" office:value-type="string">
            <text:p text:style-name="P22"/>
            <text:p text:style-name="P2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7">Paràmetres:</text:p>
          </table:table-cell>
        </table:table-row>
        <table:table-row table:style-name="Tabla95.1">
          <table:table-cell table:style-name="Tabla95.A8" office:value-type="string">
            <text:list xml:id="list133739254419956" text:continue-list="list133738467769167" text:style-name="L8">
              <text:list-item>
                <text:p text:style-name="P190"><text:span text:style-name="T2">String codigo</text:span>: <text:span text:style-name="T37">Codi de l'oficina</text:span><text:span text:style-name="T36">.</text:span></text:p>
              </text:list-item>
              <text:list-item>
                <text:p text:style-name="P190"><text:span text:style-name="T2">Date </text:span><text:span text:style-name="T3">fechaActualizacion</text:span>: <text:s/>data <text:span text:style-name="T37"><text:s/>en la que es fa l'actualització.</text:span></text:p>
              </text:list-item>
              <text:list-item>
                <text:p text:style-name="P190"><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7">Resposta:</text:p>
          </table:table-cell>
        </table:table-row>
        <table:table-row table:style-name="Tabla95.1">
          <table:table-cell table:style-name="Tabla95.A8" office:value-type="string">
            <text:list xml:id="list2624954536" text:style-name="L13">
              <text:list-item>
                <text:p text:style-name="P191"><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22"/>
      <text:h text:style-name="P128" text:outline-level="2">obtenerArbolOficinas</text:h>
      <text:p text:style-name="P22"/>
      <table:table table:name="Tabla94" table:style-name="Tabla94">
        <table:table-column table:style-name="Tabla94.A"/>
        <text:soft-page-break/>
        <table:table-row table:style-name="Tabla94.1">
          <table:table-cell table:style-name="Tabla94.A1" office:value-type="string">
            <text:p text:style-name="P37">Prototipus:</text:p>
          </table:table-cell>
        </table:table-row>
        <table:table-row table:style-name="Tabla94.1">
          <table:table-cell table:style-name="Tabla94.A2" office:value-type="string">
            <text:p text:style-name="P13">@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7">Descripció:</text:p>
          </table:table-cell>
        </table:table-row>
        <table:table-row table:style-name="Tabla94.1">
          <table:table-cell table:style-name="Tabla94.A8" office:value-type="string">
            <text:p text:style-name="P22"><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94.1">
          <table:table-cell table:style-name="Tabla94.A3" office:value-type="string">
            <text:p text:style-name="P37">Paràmetres:</text:p>
          </table:table-cell>
        </table:table-row>
        <table:table-row table:style-name="Tabla94.1">
          <table:table-cell table:style-name="Tabla94.A8" office:value-type="string">
            <text:list xml:id="list133739236579044" text:continue-list="list133739254419956" text:style-name="L8">
              <text:list-item>
                <text:p text:style-name="P136"><text:span text:style-name="T2">String codigo</text:span>: codi de la unitat</text:p>
              </text:list-item>
              <text:list-item>
                <text:p text:style-name="P136"><text:span text:style-name="T2">Date <text:s/>fechaActualizacion</text:span>: data de la darrera actualització amb dir3caib.</text:p>
              </text:list-item>
              <text:list-item>
                <text:p text:style-name="P136"><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7">Resposta:</text:p>
          </table:table-cell>
        </table:table-row>
        <table:table-row table:style-name="Tabla94.8">
          <table:table-cell table:style-name="Tabla94.A8" office:value-type="string">
            <text:list xml:id="list4288025597" text:style-name="L14">
              <text:list-item>
                <text:p text:style-name="P137"><text:span text:style-name="T34">Llista d'OficinaTF , la descripció del bean OficinaTF es pot veure a l'apartat </text:span><text:span text:style-name="T34"><text:bookmark-ref text:reference-format="number-all-superior" text:ref-name="__RefHeading__6818_1236556764"/></text:span><text:span text:style-name="T34"><text:bookmark-ref text:reference-format="number-all-superior" text:ref-name="__RefHeading__7018_1236556764">5.8</text:bookmark-ref></text:span><text:span text:style-name="T34"><text:bookmark-ref text:reference-format="text" text:ref-name="__RefHeading__7018_1236556764">Classe UnidadTF</text:bookmark-ref></text:span></text:p>
              </text:list-item>
            </text:list>
          </table:table-cell>
        </table:table-row>
      </table:table>
      <text:p text:style-name="P22"/>
      <text:p text:style-name="P22"/>
      <text:h text:style-name="P128" text:outline-level="2"><text:bookmark-start text:name="__RefNumPara__8584_1137365102"/>obtenerOficinasSIRUnidad<text:bookmark-end text:name="__RefNumPara__8584_1137365102"/></text:h>
      <text:p text:style-name="P62"/>
      <table:table table:name="Tabla30" table:style-name="Tabla30">
        <table:table-column table:style-name="Tabla30.A"/>
        <table:table-row table:style-name="Tabla30.1">
          <table:table-cell table:style-name="Tabla30.A1" office:value-type="string">
            <text:p text:style-name="P37">Prototipus:</text:p>
          </table:table-cell>
        </table:table-row>
        <table:table-row table:style-name="Tabla30.1">
          <table:table-cell table:style-name="Tabla30.A2" office:value-type="string">
            <text:p text:style-name="P13">@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7">Descripció:</text:p>
          </table:table-cell>
        </table:table-row>
        <table:table-row table:style-name="Tabla30.1">
          <table:table-cell table:style-name="Tabla30.A8" office:value-type="string">
            <text:p text:style-name="P22"><text:tab/><text:span text:style-name="T35">Obté el llistat d'oficines integrades en SIR de la unitat indicada pel codi.</text:span></text:p>
          </table:table-cell>
        </table:table-row>
        <table:table-row table:style-name="Tabla30.1">
          <table:table-cell table:style-name="Tabla30.A3" office:value-type="string">
            <text:p text:style-name="P37">Paràmetres:</text:p>
          </table:table-cell>
        </table:table-row>
        <table:table-row table:style-name="Tabla30.1">
          <table:table-cell table:style-name="Tabla30.A8" office:value-type="string">
            <text:list xml:id="list133738769048309" text:continue-list="list133739236579044" text:style-name="L8">
              <text:list-item>
                <text:p text:style-name="P136"><text:span text:style-name="T2">String codigoUnidad</text:span>: codi de la unitat</text:p>
              </text:list-item>
            </text:list>
          </table:table-cell>
        </table:table-row>
        <table:table-row table:style-name="Tabla30.1">
          <table:table-cell table:style-name="Tabla30.A3" office:value-type="string">
            <text:p text:style-name="P37">Resposta:</text:p>
          </table:table-cell>
        </table:table-row>
        <table:table-row table:style-name="Tabla30.1">
          <table:table-cell table:style-name="Tabla30.A8" office:value-type="string">
            <text:list xml:id="list4113306814" text:style-name="L15">
              <text:list-item>
                <text:p text:style-name="P138"><text:span text:style-name="T34">Llista d'OficinaTF, la descripció del bean OficinaTF es pot veure a l'apartat </text:span><text:span text:style-name="T34"><text:bookmark-ref text:reference-format="number-all-superior" text:ref-name="__RefHeading__7106_1236556764">5.9</text:bookmark-ref></text:span><text:span text:style-name="T34"><text:bookmark-ref text:reference-format="text" text:ref-name="__RefHeading__7106_1236556764">Classe OficinaTF</text:bookmark-ref></text:span></text:p>
              </text:list-item>
            </text:list>
          </table:table-cell>
        </table:table-row>
      </table:table>
      <text:p text:style-name="P22"/>
      <text:p text:style-name="P22"/>
      <text:h text:style-name="Heading_20_2" text:outline-level="2">Exemples</text:h>
      <text:p text:style-name="P22"/>
      <text:p text:style-name="P22"><text:tab/>El següent exemple mostra la petició de les comunitats autònomes de dir3caib. </text:p>
      <text:p text:style-name="P22"/>
      <table:table table:name="Tabla108" table:style-name="Tabla108">
        <table:table-column table:style-name="Tabla108.A"/>
        <table:table-row>
          <table:table-cell table:style-name="Tabla108.A1" office:value-type="string">
            <text:p text:style-name="P16">package es.caib.dir3caib.ws.api.test;</text:p>
            <text:p text:style-name="P16"/>
            <text:p text:style-name="P16">import java.io.FileInputStream;</text:p>
            <text:p text:style-name="P16">import java.net.URL;</text:p>
            <text:p text:style-name="P16">import java.util.List;</text:p>
            <text:p text:style-name="P16">import java.util.Map;</text:p>
            <text:p text:style-name="P16">import java.util.Properties;</text:p>
            <text:p text:style-name="P16"/>
            <text:p text:style-name="P16">import javax.xml.ws.BindingProvider;</text:p>
            <text:p text:style-name="P16"/>
            <text:p text:style-name="P16">import org.junit.Test;</text:p>
            <text:p text:style-name="P16"/>
            <text:p text:style-name="P16">import es.caib.dir3caib.ws.api.catalogo.CatComunidadAutonomaTF;</text:p>
            <text:p text:style-name="P16">import es.caib.dir3caib.ws.api.catalogo.Dir3CaibObtenerCatalogosWs;</text:p>
            <text:p text:style-name="P16">import es.caib.dir3caib.ws.api.catalogo.Dir3CaibObtenerCatalogosWsService;</text:p>
            <text:p text:style-name="P16"/>
            <text:p text:style-name="P16">/**</text:p>
            <text:p text:style-name="P16"><text:s/>* </text:p>
            <text:p text:style-name="P16"><text:s/>* @author anadal</text:p>
            <text:p text:style-name="P16"><text:s/>* </text:p>
            <text:p text:style-name="P16"><text:s/>*/</text:p>
            <text:p text:style-name="P16">public class TestWs {</text:p>
            <text:p text:style-name="P16"/>
            <text:p text:style-name="P16"><text:s text:c="2"/>public static final String OBTENERCATALOGOS = "Dir3CaibObtenerCatalogos";</text:p>
            <text:p text:style-name="P16"/>
            <text:p text:style-name="P16"><text:s text:c="2"/>private static Properties testProperties = new Properties();</text:p>
            <text:p text:style-name="P16"/>
            <text:p text:style-name="P16"><text:s text:c="2"/>static {</text:p>
            <text:p text:style-name="P16"><text:s text:c="4"/>// Propietats del Servidor</text:p>
            <text:p text:style-name="P16"><text:s text:c="4"/>try {</text:p>
            <text:p text:style-name="P16"><text:s text:c="6"/>testProperties.load(new FileInputStream("test.properties"));</text:p>
            <text:p text:style-name="P16"><text:s text:c="4"/>} catch (Exception e) {</text:p>
            <text:p text:style-name="P16"><text:s text:c="6"/>e.printStackTrace();</text:p>
            <text:p text:style-name="P16"><text:s text:c="4"/>}</text:p>
            <text:p text:style-name="P16"><text:s text:c="2"/>}</text:p>
            <text:p text:style-name="P16"/>
            <text:p text:style-name="P16"><text:s text:c="2"/>public static String getEndPoint(String api) {</text:p>
            <text:p text:style-name="P16"><text:s text:c="4"/>return testProperties.getProperty("test_host") + api;</text:p>
            <text:p text:style-name="P16"><text:s text:c="2"/>}</text:p>
            <text:p text:style-name="P16"/>
            <text:p text:style-name="P16"><text:s text:c="2"/>public static String getTestAppUserName() {</text:p>
            <text:p text:style-name="P16"><text:s text:c="4"/>return testProperties.getProperty("test_usr");</text:p>
            <text:p text:style-name="P16"><text:s text:c="2"/>}</text:p>
            <text:p text:style-name="P16"/>
            <text:p text:style-name="P16"><text:s text:c="2"/>public static String getTestAppPassword() {</text:p>
            <text:p text:style-name="P16"/>
            <text:p text:style-name="P16"><text:s text:c="4"/>return testProperties.getProperty("test_pwd");</text:p>
            <text:p text:style-name="P16"><text:s text:c="2"/>}</text:p>
            <text:p text:style-name="P16"/>
            <text:p text:style-name="P16"><text:s text:c="2"/>@Test</text:p>
            <text:p text:style-name="P16"><text:s text:c="2"/>public void test() {</text:p>
            <text:p text:style-name="P16"><text:s text:c="4"/>main(new String[] {});</text:p>
            <text:p text:style-name="P16"><text:s text:c="2"/>}</text:p>
            <text:p text:style-name="P16"/>
            <text:p text:style-name="P16"><text:s text:c="2"/>public static Dir3CaibObtenerCatalogosWs getObtenerCatalogosApi(boolean setUsrPwd)throws Exception {</text:p>
            <text:p text:style-name="P16"><text:s text:c="4"/>final String endpoint = getEndPoint(OBTENERCATALOGOS);</text:p>
            <text:p text:style-name="P16"/>
            <text:p text:style-name="P16"><text:soft-page-break/><text:s text:c="4"/>System.out.println("endPoint: " + endpoint);</text:p>
            <text:p text:style-name="P16"/>
            <text:p text:style-name="P16"><text:s text:c="4"/>URL wsdlLocation = new URL(endpoint + "?wsdl");</text:p>
            <text:p text:style-name="P16"><text:s text:c="4"/>System.out.println("WSDL: " + wsdlLocation);</text:p>
            <text:p text:style-name="P16"/>
            <text:p text:style-name="P16">Dir3CaibObtenerCatalogosWsService service= new Dir3CaibObtenerCatalogosWsService(wsdlLocation);</text:p>
            <text:p text:style-name="P16"/>
            <text:p text:style-name="P16"><text:s text:c="4"/>Dir3CaibObtenerCatalogosWs api = service.getDir3CaibObtenerCatalogosWs();</text:p>
            <text:p text:style-name="P16"/>
            <text:p text:style-name="P16"><text:s text:c="4"/>if (setUsrPwd) {</text:p>
            <text:p text:style-name="P16"><text:s text:c="6"/>configAddressUserPassword(getTestAppUserName(), getTestAppPassword(), endpoint, api);</text:p>
            <text:p text:style-name="P16"><text:s text:c="4"/>}</text:p>
            <text:p text:style-name="P16"/>
            <text:p text:style-name="P16"><text:s text:c="4"/>return api;</text:p>
            <text:p text:style-name="P16"><text:s text:c="2"/>}</text:p>
            <text:p text:style-name="P16"/>
            <text:p text:style-name="P16"><text:s text:c="2"/>public static void configAddressUserPassword(String usr, String pwd, String endpoint, Object api) {</text:p>
            <text:p text:style-name="P16"/>
            <text:p text:style-name="P16"><text:s text:c="2"/>Map&lt;String, Object&gt; reqContext = ((BindingProvider) api).getRequestContext();</text:p>
            <text:p text:style-name="P16"><text:s text:c="4"/>reqContext.put(BindingProvider.ENDPOINT_ADDRESS_PROPERTY, endpoint);</text:p>
            <text:p text:style-name="P16"><text:s text:c="4"/>reqContext.put(BindingProvider.USERNAME_PROPERTY, usr);</text:p>
            <text:p text:style-name="P16"><text:s text:c="4"/>reqContext.put(BindingProvider.PASSWORD_PROPERTY, pwd);</text:p>
            <text:p text:style-name="P16"><text:s text:c="2"/>}</text:p>
            <text:p text:style-name="P16"/>
            <text:p text:style-name="P16"><text:s text:c="2"/>public static void main(String[] args) {</text:p>
            <text:p text:style-name="P16"/>
            <text:p text:style-name="P16"><text:s text:c="4"/>try {</text:p>
            <text:p text:style-name="P16"/>
            <text:p text:style-name="P16"><text:s text:c="6"/>Dir3CaibObtenerCatalogosWs api = getObtenerCatalogosApi(true);</text:p>
            <text:p text:style-name="P16"/>
            <text:p text:style-name="P16"><text:s text:c="6"/>System.out.println("Versio: " + api.getVersion());</text:p>
            <text:p text:style-name="P16"/>
            <text:p text:style-name="P16"><text:s text:c="6"/>List&lt;CatComunidadAutonomaTF&gt; list = api.obtenerCatComunidadAutonoma();</text:p>
            <text:p text:style-name="P16"/>
            <text:p text:style-name="P16"><text:s text:c="6"/>for (CatComunidadAutonomaTF catComunidadAutonomaTF : list) {</text:p>
            <text:p text:style-name="P16"><text:s text:c="8"/>System.out.println(catComunidadAutonomaTF.getCodigoComunidad() + "\t\t"</text:p>
            <text:p text:style-name="P16"><text:s text:c="12"/>+ catComunidadAutonomaTF.getDescripcionComunidad());</text:p>
            <text:p text:style-name="P16"><text:s text:c="6"/>}</text:p>
            <text:p text:style-name="P16"/>
            <text:p text:style-name="P16"><text:s text:c="4"/>} catch (Exception e) {</text:p>
            <text:p text:style-name="P16"><text:s text:c="6"/>e.printStackTrace();</text:p>
            <text:p text:style-name="P16"><text:s text:c="4"/>}</text:p>
            <text:p text:style-name="P16"><text:s text:c="2"/>}</text:p>
            <text:p text:style-name="P16"/>
            <text:p text:style-name="P15">}</text:p>
          </table:table-cell>
        </table:table-row>
      </table:table>
      <text:p text:style-name="P22"/>
      <text:p text:style-name="P22"/>
      <text:p text:style-name="P22"/>
      <text:p text:style-name="P22"/>
      <text:p text:style-name="P22"/>
      <text:h text:style-name="P125" text:outline-level="1">Model de dades</text:h>
      <text:p text:style-name="P59">A continuació es descriuen les diferents classes que comporten el model de dades que es <text:soft-page-break/>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9"><text:tab/>Classe que representa els possibles estats en els que es pot trobar una Entitat(Unidad, Oficina, etc)</text:p>
      <text:p text:style-name="P59"/>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3">Nom</text:p>
          </table:table-cell>
          <table:table-cell table:style-name="Tabla35.A1" office:value-type="string">
            <text:p text:style-name="P53">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3">codigoEstadoEntidad</text:p>
          </table:table-cell>
          <table:table-cell table:style-name="Tabla35.A2" office:value-type="string">
            <text:p text:style-name="P54">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53">descripcionEstadoEntidad</text:p>
          </table:table-cell>
          <table:table-cell table:style-name="Tabla35.A2" office:value-type="string">
            <text:p text:style-name="P53">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87"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9"><text:tab/>C<text:span text:style-name="T36">lasse que representa els diferents nivells d'administració que hi ha a dir3Caib. Els valors són:</text:span></text:p>
      <text:list xml:id="list1192137116" text:style-name="L16">
        <text:list-item>
          <text:p text:style-name="P174">Administración Autonómica</text:p>
        </text:list-item>
        <text:list-item>
          <text:p text:style-name="P174">Administración General del Estado</text:p>
        </text:list-item>
        <text:list-item>
          <text:p text:style-name="P174">Administración Institucional</text:p>
        </text:list-item>
        <text:list-item>
          <text:p text:style-name="P174">Administración Local</text:p>
        </text:list-item>
        <text:list-item>
          <text:p text:style-name="P174">Historicos AGE</text:p>
        </text:list-item>
        <text:list-item>
          <text:p text:style-name="P174">Historicos CCAA</text:p>
        </text:list-item>
        <text:list-item>
          <text:p text:style-name="P174">Historicos EELL</text:p>
        </text:list-item>
        <text:list-item>
          <text:p text:style-name="P174">Universidades</text:p>
        </text:list-item>
      </text:list>
      <text:p text:style-name="P59"/>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3">codigoNivelAdministracion</text:p>
          </table:table-cell>
          <table:table-cell table:style-name="Tabla32.A2" office:value-type="string">
            <text:p text:style-name="P53">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53">descripcionNivelAdministracion</text:p>
          </table:table-cell>
          <table:table-cell table:style-name="Tabla32.A2" office:value-type="string">
            <text:p text:style-name="P53">String</text:p>
          </table:table-cell>
          <table:table-cell table:style-name="Tabla32.C2" office:value-type="string">
            <text:p text:style-name="Table_20_Contents">Descripció del nivell d'administració</text:p>
          </table:table-cell>
        </table:table-row>
      </table:table>
      <text:p text:style-name="P109"><text:line-break/></text:p>
      <text:h text:style-name="P132" text:outline-level="2"><text:bookmark-start text:name="__RefNumPara__21922_1766507305"/><text:bookmark-start text:name="__RefHeading__6942_1236556764"/>Classe CatPais<text:bookmark-end text:name="__RefNumPara__21922_1766507305"/><text:bookmark-end text:name="__RefHeading__6942_1236556764"/></text:h>
      <text:p text:style-name="P109"><text:tab/>Classe que representa un País.</text:p>
      <text:p text:style-name="P109"/>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3">Nom</text:p>
          </table:table-cell>
          <table:table-cell table:style-name="Tabla34.A1" office:value-type="string">
            <text:p text:style-name="P53">Tipus</text:p>
          </table:table-cell>
          <table:table-cell table:style-name="Tabla34.C1" office:value-type="string">
            <text:p text:style-name="Table_20_Contents">Descripció</text:p>
          </table:table-cell>
        </table:table-row>
        <text:soft-page-break/>
        <table:table-row table:style-name="Tabla34.2">
          <table:table-cell table:style-name="Tabla34.A2" office:value-type="string">
            <text:p text:style-name="P110">codigoPais</text:p>
          </table:table-cell>
          <table:table-cell table:style-name="Tabla34.A2" office:value-type="string">
            <text:p text:style-name="P53">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110">descripcionPais</text:p>
          </table:table-cell>
          <table:table-cell table:style-name="Tabla34.A2" office:value-type="string">
            <text:p text:style-name="P53">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110">alfa3Pais</text:p>
          </table:table-cell>
          <table:table-cell table:style-name="Tabla34.A2" office:value-type="string">
            <text:p text:style-name="P53">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110">alfa2Pais</text:p>
          </table:table-cell>
          <table:table-cell table:style-name="Tabla34.A2" office:value-type="string">
            <text:p text:style-name="P53">String</text:p>
          </table:table-cell>
          <table:table-cell table:style-name="Tabla34.C2" office:value-type="string">
            <text:p text:style-name="Table_20_Contents">Codi alfa2 del País.</text:p>
          </table:table-cell>
        </table:table-row>
      </table:table>
      <text:p text:style-name="P109"/>
      <text:h text:style-name="P132"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109"><text:tab/>Classe que representa una comunitat autònoma.</text:p>
      <text:p text:style-name="P109"/>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110">codigoComunidad</text:p>
          </table:table-cell>
          <table:table-cell table:style-name="Tabla41.A2" office:value-type="string">
            <text:p text:style-name="P53">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110">descripcionComunidad</text:p>
          </table:table-cell>
          <table:table-cell table:style-name="Tabla41.A2" office:value-type="string">
            <text:p text:style-name="P53">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110">codigoPais</text:p>
          </table:table-cell>
          <table:table-cell table:style-name="Tabla41.A2" office:value-type="string">
            <text:p text:style-name="P53">Long</text:p>
          </table:table-cell>
          <table:table-cell table:style-name="Tabla41.C2" office:value-type="string">
            <text:p text:style-name="Table_20_Contents">Codi del país al que pertany la comunitat.</text:p>
          </table:table-cell>
        </table:table-row>
      </table:table>
      <text:p text:style-name="Standard"/>
      <text:h text:style-name="P132" text:outline-level="2"><text:bookmark-start text:name="__RefNumPara__5213_250111148"/><text:bookmark-start text:name="__RefHeading__6876_1236556764"/>Classe CatProvinciaTF<text:bookmark-end text:name="__RefNumPara__5213_250111148"/><text:bookmark-end text:name="__RefHeading__6876_1236556764"/></text:h>
      <text:p text:style-name="P109"><text:tab/>Classe que representa una província.</text:p>
      <text:p text:style-name="P109"/>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3">  codigoProvincia</text:p>
          </table:table-cell>
          <table:table-cell table:style-name="Tabla78.A2" office:value-type="string">
            <text:p text:style-name="P53">Long</text:p>
          </table:table-cell>
          <table:table-cell table:style-name="Tabla78.C2" office:value-type="string">
            <text:p text:style-name="Table_20_Contents">Codi de la província</text:p>
          </table:table-cell>
        </table:table-row>
        <table:table-row>
          <table:table-cell table:style-name="Tabla78.A2" office:value-type="string">
            <text:p text:style-name="P53">  codigoComunidadAutonoma</text:p>
          </table:table-cell>
          <table:table-cell table:style-name="Tabla78.A2" office:value-type="string">
            <text:p text:style-name="P53">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53">  descripcionProvincia</text:p>
          </table:table-cell>
          <table:table-cell table:style-name="Tabla78.A2" office:value-type="string">
            <text:p text:style-name="P53">String</text:p>
          </table:table-cell>
          <table:table-cell table:style-name="Tabla78.C2" office:value-type="string">
            <text:p text:style-name="Table_20_Contents">Descripció de la província.</text:p>
          </table:table-cell>
        </table:table-row>
      </table:table>
      <text:p text:style-name="P109"/>
      <text:h text:style-name="P132"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109"><text:tab/>Classe que representa una localitat.</text:p>
      <text:p text:style-name="P109"/>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110">codigoLocalidad</text:p>
          </table:table-cell>
          <table:table-cell table:style-name="Tabla97.A2" office:value-type="string">
            <text:p text:style-name="P53">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110">codigoProvincia</text:p>
          </table:table-cell>
          <table:table-cell table:style-name="Tabla97.A2" office:value-type="string">
            <text:p text:style-name="P53">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110">descripcionLocalidad</text:p>
          </table:table-cell>
          <table:table-cell table:style-name="Tabla97.A2" office:value-type="string">
            <text:p text:style-name="P53">String</text:p>
          </table:table-cell>
          <table:table-cell table:style-name="Tabla97.C2" office:value-type="string">
            <text:p text:style-name="Table_20_Contents">Descripció de la localitat.</text:p>
          </table:table-cell>
        </table:table-row>
        <table:table-row table:style-name="Tabla97.5">
          <table:table-cell table:style-name="Tabla97.A2" office:value-type="string">
            <text:p text:style-name="P110">codigoEntidadGeografica</text:p>
          </table:table-cell>
          <table:table-cell table:style-name="Tabla97.A2" office:value-type="string">
            <text:p text:style-name="P53">String</text:p>
          </table:table-cell>
          <table:table-cell table:style-name="Tabla97.C2" office:value-type="string">
            <text:p text:style-name="Table_20_Contents">Codi de l'entitat geogràfica a la que pertany.</text:p>
          </table:table-cell>
        </table:table-row>
      </table:table>
      <text:p text:style-name="P95"/>
      <text:h text:style-name="P132" text:outline-level="2"><text:bookmark-start text:name="__RefNumPara__7250_1137365102"/><text:bookmark-start text:name="__RefHeading__6820_1236556764"/><text:soft-page-break/>Classe CatEntidadGeograficaTF<text:bookmark-end text:name="__RefNumPara__7250_1137365102"/><text:bookmark-end text:name="__RefHeading__6820_1236556764"/></text:h>
      <text:p text:style-name="P109"><text:tab/>Classe<text:tab/>que representa una entitat geogràfica.</text:p>
      <text:p text:style-name="P109"/>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3">codigoEntidadGeografica<text:tab/></text:p>
          </table:table-cell>
          <table:table-cell table:style-name="Tabla96.A2" office:value-type="string">
            <text:p text:style-name="P53">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110">descripcionEntidadGeografica</text:p>
          </table:table-cell>
          <table:table-cell table:style-name="Tabla96.A2" office:value-type="string">
            <text:p text:style-name="P53">String</text:p>
          </table:table-cell>
          <table:table-cell table:style-name="Tabla96.C2" office:value-type="string">
            <text:p text:style-name="Table_20_Contents">Descripció de l'entitat geogràfica.</text:p>
          </table:table-cell>
        </table:table-row>
      </table:table>
      <text:p text:style-name="P95"/>
      <text:h text:style-name="P132" text:outline-level="2"><text:bookmark-start text:name="__RefNumPara__7350_1137365102"/><text:bookmark-start text:name="__RefHeading__7018_1236556764"/>Classe UnidadTF<text:bookmark-end text:name="__RefNumPara__7350_1137365102"/><text:bookmark-end text:name="__RefHeading__7018_1236556764"/></text:h>
      <text:p text:style-name="P109"><text:tab/>Classe que representa el conjunt de dades d'una unitat que són transferides via WS.</text:p>
      <text:p text:style-name="P109"/>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110">codigo</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110">denominacion</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110">codigoEstadoEntidad</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110">nivelJerarquico</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110">codUnidadSuperior</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110">codUnidadRaiz</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110">competencias</text:p>
          </table:table-cell>
          <table:table-cell table:style-name="Tabla79.A2" office:value-type="string">
            <text:p text:style-name="P21">String</text:p>
          </table:table-cell>
          <table:table-cell table:style-name="Tabla79.A2" office:value-type="string">
            <text:p text:style-name="P21">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110">fechaAltaOficial</text:p>
          </table:table-cell>
          <table:table-cell table:style-name="Tabla79.A2" office:value-type="string">
            <text:p text:style-name="P21">Date</text:p>
          </table:table-cell>
          <table:table-cell table:style-name="Tabla79.C2" office:value-type="float" office:value="1">
            <text:p text:style-name="P21">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110">fechaBajaOficial</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donar de baixa.</text:p>
          </table:table-cell>
        </table:table-row>
        <table:table-row table:style-name="Tabla79.11">
          <table:table-cell table:style-name="Tabla79.A2" office:value-type="string">
            <text:p text:style-name="P110">fechaExtincion</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110">fechaAnulacion</text:p>
          </table:table-cell>
          <table:table-cell table:style-name="Tabla79.A2" office:value-type="string">
            <text:p text:style-name="P27">Date</text:p>
          </table:table-cell>
          <table:table-cell table:style-name="Tabla79.A2" office:value-type="string">
            <text:p text:style-name="P27">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110">nivelAdministracion</text:p>
          </table:table-cell>
          <table:table-cell table:style-name="Tabla79.A2" office:value-type="string">
            <text:p text:style-name="P21">Long</text:p>
          </table:table-cell>
          <table:table-cell table:style-name="Tabla79.C2" office:value-type="float" office:value="1">
            <text:p text:style-name="P21">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110">codAmbProvincia</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110">codAmbComunidad</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Codi de la comunitat autònoma a la que pertany.</text:p>
          </table:table-cell>
        </table:table-row>
        <table:table-row table:style-name="Tabla79.16">
          <table:table-cell table:style-name="Tabla79.A2" office:value-type="string">
            <text:p text:style-name="P110">historicosUO</text:p>
          </table:table-cell>
          <table:table-cell table:style-name="Tabla79.A2" office:value-type="string">
            <text:p text:style-name="P21">Set&lt;String&gt;</text:p>
          </table:table-cell>
          <table:table-cell table:style-name="Tabla79.A2" office:value-type="string">
            <text:p text:style-name="P21">0..n</text:p>
          </table:table-cell>
          <table:table-cell table:style-name="Tabla79.D17" office:value-type="string">
            <text:p text:style-name="P192">Conjunt de codis que substitueixen a la unitat indicada. <text:span text:style-name="T72">Veure detall de funcionament a </text:span><text:span text:style-name="T72"><text:bookmark-ref text:reference-format="number" text:ref-name="__RefHeading___Toc5194_752655632">8</text:bookmark-ref></text:span><text:span text:style-name="T72"><text:bookmark-ref text:reference-format="text" text:ref-name="__RefHeading___Toc5194_752655632">Procés Sincronització Organigrama (DIR3CAIB-REGWEB)</text:bookmark-ref></text:span></text:p>
          </table:table-cell>
        </table:table-row>
        <table:table-row table:style-name="Tabla79.17">
          <table:table-cell table:style-name="Tabla79.A2" office:value-type="string">
            <text:p text:style-name="P64">contactos</text:p>
          </table:table-cell>
          <table:table-cell table:style-name="Tabla79.A2" office:value-type="string">
            <text:p text:style-name="P64">List&lt;ContactoTF&gt;</text:p>
          </table:table-cell>
          <table:table-cell table:style-name="Tabla79.A2" office:value-type="string">
            <text:p text:style-name="P64">0..n</text:p>
          </table:table-cell>
          <table:table-cell table:style-name="Tabla79.D17" office:value-type="string">
            <text:p text:style-name="Table_20_Contents">Llistat de contactes que te l'unitat</text:p>
          </table:table-cell>
        </table:table-row>
      </table:table>
      <text:p text:style-name="P109"><text:soft-page-break/></text:p>
      <text:p text:style-name="P109"/>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64">codigo</text:p>
          </table:table-cell>
          <table:table-cell table:style-name="Tabla98.A2" office:value-type="string">
            <text:p text:style-name="P53">String</text:p>
          </table:table-cell>
          <table:table-cell table:style-name="Tabla98.C2" office:value-type="float" office:value="1">
            <text:p text:style-name="P53">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64">denominacion</text:p>
          </table:table-cell>
          <table:table-cell table:style-name="Tabla98.A2" office:value-type="string">
            <text:p text:style-name="P53">String</text:p>
          </table:table-cell>
          <table:table-cell table:style-name="Tabla98.C2" office:value-type="float" office:value="1">
            <text:p text:style-name="P53">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53">estado</text:p>
          </table:table-cell>
          <table:table-cell table:style-name="Tabla98.A2" office:value-type="string">
            <text:p text:style-name="P53">String</text:p>
          </table:table-cell>
          <table:table-cell table:style-name="Tabla98.C2" office:value-type="float" office:value="1">
            <text:p text:style-name="P53">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64">nivelAdministracion</text:p>
          </table:table-cell>
          <table:table-cell table:style-name="Tabla98.A2" office:value-type="string">
            <text:p text:style-name="P53">Long</text:p>
          </table:table-cell>
          <table:table-cell table:style-name="Tabla98.C2" office:value-type="float" office:value="1">
            <text:p text:style-name="P53">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64">tipoOficina</text:p>
          </table:table-cell>
          <table:table-cell table:style-name="Tabla98.A2" office:value-type="string">
            <text:p text:style-name="P53">Long</text:p>
          </table:table-cell>
          <table:table-cell table:style-name="Tabla98.A2" office:value-type="string">
            <text:p text:style-name="P53">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64">codUoResponsable</text:p>
          </table:table-cell>
          <table:table-cell table:style-name="Tabla98.A2" office:value-type="string">
            <text:p text:style-name="P53">String</text:p>
          </table:table-cell>
          <table:table-cell table:style-name="Tabla98.A2" office:value-type="string">
            <text:p text:style-name="P53">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64">codOfiResponsable</text:p>
          </table:table-cell>
          <table:table-cell table:style-name="Tabla98.A2" office:value-type="string">
            <text:p text:style-name="P53">String</text:p>
          </table:table-cell>
          <table:table-cell table:style-name="Tabla98.A2" office:value-type="string">
            <text:p text:style-name="P53">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64">sirOfi</text:p>
          </table:table-cell>
          <table:table-cell table:style-name="Tabla98.A2" office:value-type="string">
            <text:p text:style-name="P64">List&lt;RelacionSirOfiTF&gt;</text:p>
          </table:table-cell>
          <table:table-cell table:style-name="Tabla98.A2" office:value-type="string">
            <text:p text:style-name="P64">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64">organizativasOfi</text:p>
          </table:table-cell>
          <table:table-cell table:style-name="Tabla98.A2" office:value-type="string">
            <text:p text:style-name="P64">List&lt;RelacionOrganizativaOfiTF&gt; </text:p>
          </table:table-cell>
          <table:table-cell table:style-name="Tabla98.A2" office:value-type="string">
            <text:p text:style-name="P64">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64">contactos</text:p>
          </table:table-cell>
          <table:table-cell table:style-name="Tabla98.A2" office:value-type="string">
            <text:p text:style-name="P64">List&lt;ContactoTF&gt;</text:p>
          </table:table-cell>
          <table:table-cell table:style-name="Tabla98.A2" office:value-type="string">
            <text:p text:style-name="P64">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21">oficina</text:p>
          </table:table-cell>
          <table:table-cell table:style-name="Tabla106.B4" office:value-type="string">
            <text:p text:style-name="P53">String</text:p>
          </table:table-cell>
          <table:table-cell table:style-name="Tabla106.C4" office:value-type="string">
            <text:p text:style-name="Table_20_Contents">Codi de l'oficina</text:p>
          </table:table-cell>
        </table:table-row>
        <table:table-row>
          <table:table-cell table:style-name="Tabla106.A4" office:value-type="string">
            <text:p text:style-name="P21">unidad</text:p>
          </table:table-cell>
          <table:table-cell table:style-name="Tabla106.B4" office:value-type="string">
            <text:p text:style-name="P55">String</text:p>
          </table:table-cell>
          <table:table-cell table:style-name="Tabla106.C4" office:value-type="string">
            <text:p text:style-name="Table_20_Contents">Codi de la unitat</text:p>
          </table:table-cell>
        </table:table-row>
        <table:table-row>
          <table:table-cell table:style-name="Tabla106.A4" office:value-type="string">
            <text:p text:style-name="P21">estado</text:p>
          </table:table-cell>
          <table:table-cell table:style-name="Tabla106.B4" office:value-type="string">
            <text:p text:style-name="P55">String</text:p>
          </table:table-cell>
          <table:table-cell table:style-name="Tabla106.C4" office:value-type="string">
            <text:p text:style-name="Table_20_Contents">Estat de la relació.</text:p>
          </table:table-cell>
        </table:table-row>
      </table:table>
      <text:p text:style-name="Standard"/>
      <text:h text:style-name="Heading_20_2" text:outline-level="2"><text:soft-page-break/>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21">oficina</text:p>
          </table:table-cell>
          <table:table-cell table:style-name="Tabla31.B4" office:value-type="string">
            <text:p text:style-name="P53">String</text:p>
          </table:table-cell>
          <table:table-cell table:style-name="Tabla31.C4" office:value-type="string">
            <text:p text:style-name="Table_20_Contents">Codi de l'oficina</text:p>
          </table:table-cell>
        </table:table-row>
        <table:table-row>
          <table:table-cell table:style-name="Tabla31.A4" office:value-type="string">
            <text:p text:style-name="P21">unidad</text:p>
          </table:table-cell>
          <table:table-cell table:style-name="Tabla31.B4" office:value-type="string">
            <text:p text:style-name="P55">String</text:p>
          </table:table-cell>
          <table:table-cell table:style-name="Tabla31.C4" office:value-type="string">
            <text:p text:style-name="Table_20_Contents">Codi de la unitat</text:p>
          </table:table-cell>
        </table:table-row>
        <table:table-row>
          <table:table-cell table:style-name="Tabla31.A4" office:value-type="string">
            <text:p text:style-name="P21">estado</text:p>
          </table:table-cell>
          <table:table-cell table:style-name="Tabla31.B4" office:value-type="string">
            <text:p text:style-name="P55">String</text:p>
          </table:table-cell>
          <table:table-cell table:style-name="Tabla31.C4"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21">codanterior</text:p>
          </table:table-cell>
          <table:table-cell table:style-name="Tabla27.B3" office:value-type="string">
            <text:p text:style-name="P53">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21">codultima</text:p>
          </table:table-cell>
          <table:table-cell table:style-name="Tabla27.B3" office:value-type="string">
            <text:p text:style-name="P55">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21">tipoContacto</text:p>
          </table:table-cell>
          <table:table-cell table:style-name="Tabla51.B3" office:value-type="string">
            <text:p text:style-name="P53">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21">valorContacto</text:p>
          </table:table-cell>
          <table:table-cell table:style-name="Tabla51.B3" office:value-type="string">
            <text:p text:style-name="P55">String</text:p>
          </table:table-cell>
          <table:table-cell table:style-name="Tabla51.C3"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7">Prototipus:</text:p>
          </table:table-cell>
        </table:table-row>
        <table:table-row table:style-name="Tabla17.1">
          <table:table-cell table:style-name="Tabla17.A2" office:value-type="string">
            <text:p text:style-name="P111"><text:span text:style-name="T26">public </text:span><text:span text:style-name="T45">@ResponseBody</text:span></text:p>
            <text:p text:style-name="P118">ResponseEntity&lt;List&lt;ObjetoDirectorio&gt;&gt; unidadesPorDenominacion(<text:span text:style-name="T45">@RequestParam </text:span>String denominacion) <text:span text:style-name="T26">throws </text:span><text:span text:style-name="T50">Exception;</text:span></text:p>
          </table:table-cell>
        </table:table-row>
        <table:table-row table:style-name="Tabla17.1">
          <table:table-cell table:style-name="Tabla17.A3" office:value-type="string">
            <text:p text:style-name="P37">Descripció:</text:p>
          </table:table-cell>
        </table:table-row>
        <table:table-row table:style-name="Tabla17.1">
          <table:table-cell table:style-name="Tabla17.A10" office:value-type="string">
            <text:p text:style-name="P20"><text:tab/>Aquest servei cerca organismes/unitats que contenguin la denominació indicada.</text:p>
          </table:table-cell>
        </table:table-row>
        <table:table-row table:style-name="Tabla17.1">
          <table:table-cell table:style-name="Tabla17.A3" office:value-type="string">
            <text:p text:style-name="P37">Paràmetres:</text:p>
          </table:table-cell>
        </table:table-row>
        <table:table-row table:style-name="Tabla17.1">
          <table:table-cell table:style-name="Tabla17.A10" office:value-type="string">
            <text:list xml:id="list133738439111882" text:continue-list="list133738769048309" text:style-name="L8">
              <text:list-header>
                <text:p text:style-name="P154">.</text:p>
              </text:list-header>
              <text:list-item>
                <text:p text:style-name="P153">String denominacion: denominació de l'organisme que cercam</text:p>
                <text:p text:style-name="P150"/>
              </text:list-item>
            </text:list>
          </table:table-cell>
        </table:table-row>
        <table:table-row table:style-name="Tabla17.7">
          <table:table-cell table:style-name="Tabla17.A7" office:value-type="string">
            <text:p text:style-name="P37">Resposta:</text:p>
          </table:table-cell>
        </table:table-row>
        <table:table-row table:style-name="Tabla17.1">
          <table:table-cell table:style-name="Tabla17.A10" office:value-type="string">
            <text:list xml:id="list170418556" text:style-name="L17">
              <text:list-item>
                <text:p text:style-name="P155"><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38">RequestMapping:</text:p>
          </table:table-cell>
        </table:table-row>
        <table:table-row table:style-name="Tabla17.1">
          <table:table-cell table:style-name="Tabla17.A10" office:value-type="string">
            <text:p text:style-name="Standard">[urlServidor]<text:span text:style-name="T44">/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7">Prototipus:</text:p>
          </table:table-cell>
        </table:table-row>
        <table:table-row table:style-name="Tabla18.1">
          <table:table-cell table:style-name="Tabla18.A2" office:value-type="string">
            <text:p text:style-name="P118"><text:span text:style-name="T28">public </text:span><text:span text:style-name="T46">@ResponseBody </text:span>ResponseEntity&lt;List&lt;ObjetoDirectorio&gt;&gt; oficinasPorDenominacion(<text:span text:style-name="T45">@RequestParam </text:span>String denominacion) <text:span text:style-name="T26">throws </text:span><text:span text:style-name="T50">Exception;</text:span></text:p>
          </table:table-cell>
        </table:table-row>
        <table:table-row table:style-name="Tabla18.1">
          <table:table-cell table:style-name="Tabla18.A3" office:value-type="string">
            <text:p text:style-name="P37">Descripció:</text:p>
          </table:table-cell>
        </table:table-row>
        <table:table-row table:style-name="Tabla18.1">
          <table:table-cell table:style-name="Tabla18.A10" office:value-type="string">
            <text:p text:style-name="P20"><text:tab/>Aquest servei cerca oficines que contenguin la denominació indicada.</text:p>
          </table:table-cell>
        </table:table-row>
        <table:table-row table:style-name="Tabla18.1">
          <table:table-cell table:style-name="Tabla18.A3" office:value-type="string">
            <text:p text:style-name="P37">Paràmetres:</text:p>
          </table:table-cell>
        </table:table-row>
        <table:table-row table:style-name="Tabla18.1">
          <table:table-cell table:style-name="Tabla18.A10" office:value-type="string">
            <text:list xml:id="list133740408217098" text:continue-list="list133738439111882" text:style-name="L8">
              <text:list-header>
                <text:p text:style-name="P154">.</text:p>
              </text:list-header>
              <text:list-item>
                <text:p text:style-name="P153">String denominacion: denominació de l'oficina que cercam</text:p>
                <text:p text:style-name="P150"/>
              </text:list-item>
            </text:list>
          </table:table-cell>
        </table:table-row>
        <table:table-row table:style-name="Tabla18.7">
          <table:table-cell table:style-name="Tabla18.A7" office:value-type="string">
            <text:p text:style-name="P37">Resposta:</text:p>
          </table:table-cell>
        </table:table-row>
        <table:table-row table:style-name="Tabla18.1">
          <table:table-cell table:style-name="Tabla18.A10" office:value-type="string">
            <text:list xml:id="list2103843981" text:style-name="L18">
              <text:list-item>
                <text:p text:style-name="P156"><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38">RequestMapping:</text:p>
          </table:table-cell>
        </table:table-row>
        <table:table-row table:style-name="Tabla18.1">
          <table:table-cell table:style-name="Tabla18.A10" office:value-type="string">
            <text:p text:style-name="Standard">[urlServidor]<text:span text:style-name="T44">/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7">Prototipus:</text:p>
          </table:table-cell>
        </table:table-row>
        <table:table-row table:style-name="Tabla19.1">
          <table:table-cell table:style-name="Tabla19.A2" office:value-type="string">
            <text:p text:style-name="P118"><text:span text:style-name="T27">public </text:span><text:span text:style-name="T47">@ResponseBody </text:span>ResponseEntity&lt;List&lt;ObjetoDirectorio&gt;&gt; arbolUnidades(<text:span text:style-name="T45">@RequestParam </text:span>String codigo) <text:span text:style-name="T26">throws </text:span><text:span text:style-name="T50">Exception;</text:span></text:p>
          </table:table-cell>
        </table:table-row>
        <table:table-row table:style-name="Tabla19.1">
          <table:table-cell table:style-name="Tabla19.A3" office:value-type="string">
            <text:p text:style-name="P37">Descripció:</text:p>
          </table:table-cell>
        </table:table-row>
        <table:table-row table:style-name="Tabla19.1">
          <table:table-cell table:style-name="Tabla19.A10" office:value-type="string">
            <text:p text:style-name="P20"><text:tab/>Aquest servei obté l'arbre d'organismes/unitats del codi indicat </text:p>
          </table:table-cell>
        </table:table-row>
        <table:table-row table:style-name="Tabla19.1">
          <table:table-cell table:style-name="Tabla19.A3" office:value-type="string">
            <text:p text:style-name="P37">Paràmetres:</text:p>
          </table:table-cell>
        </table:table-row>
        <table:table-row table:style-name="Tabla19.1">
          <table:table-cell table:style-name="Tabla19.A10" office:value-type="string">
            <text:list xml:id="list133739222333603" text:continue-list="list133740408217098" text:style-name="L8">
              <text:list-header>
                <text:p text:style-name="P153">String codigo: codi de l'organisme arrel del que volem obtenir el seu arbre </text:p>
              </text:list-header>
            </text:list>
          </table:table-cell>
        </table:table-row>
        <table:table-row table:style-name="Tabla19.7">
          <table:table-cell table:style-name="Tabla19.A7" office:value-type="string">
            <text:p text:style-name="P37">Resposta:</text:p>
          </table:table-cell>
        </table:table-row>
        <table:table-row table:style-name="Tabla19.1">
          <table:table-cell table:style-name="Tabla19.A10" office:value-type="string">
            <text:list xml:id="list3829075" text:style-name="L19">
              <text:list-item>
                <text:p text:style-name="P157"><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38">RequestMapping:</text:p>
          </table:table-cell>
        </table:table-row>
        <table:table-row table:style-name="Tabla19.1">
          <table:table-cell table:style-name="Tabla19.A10" office:value-type="string">
            <text:p text:style-name="Standard">[urlServidor]<text:span text:style-name="T44">/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7">Prototipus:</text:p>
          </table:table-cell>
        </table:table-row>
        <table:table-row table:style-name="Tabla42.1">
          <table:table-cell table:style-name="Tabla42.A2" office:value-type="string">
            <text:p text:style-name="P118"><text:span text:style-name="T27">public </text:span><text:span text:style-name="T47">@ResponseBody </text:span>ResponseEntity&lt;List&lt;ObjetoDirectorio&gt;&gt; oficinasOrganismo(<text:span text:style-name="T45">@RequestParam </text:span>String codigo) <text:span text:style-name="T26">throws </text:span><text:span text:style-name="T50">Exception;</text:span></text:p>
          </table:table-cell>
        </table:table-row>
        <table:table-row table:style-name="Tabla42.1">
          <table:table-cell table:style-name="Tabla42.A3" office:value-type="string">
            <text:p text:style-name="P37">Descripció:</text:p>
          </table:table-cell>
        </table:table-row>
        <table:table-row table:style-name="Tabla42.1">
          <table:table-cell table:style-name="Tabla42.A10" office:value-type="string">
            <text:p text:style-name="P20"><text:tab/>Aquest servei obté les oficines que depenen de l'organisme del codi indicat</text:p>
          </table:table-cell>
        </table:table-row>
        <table:table-row table:style-name="Tabla42.1">
          <table:table-cell table:style-name="Tabla42.A3" office:value-type="string">
            <text:p text:style-name="P37">Paràmetres:</text:p>
          </table:table-cell>
        </table:table-row>
        <table:table-row table:style-name="Tabla42.1">
          <table:table-cell table:style-name="Tabla42.A10" office:value-type="string">
            <text:list xml:id="list133738806811909" text:continue-list="list133739222333603" text:style-name="L8">
              <text:list-header>
                <text:p text:style-name="P153">String codigo: codi de l'organisme del que volem obtenir les seves oficines</text:p>
              </text:list-header>
            </text:list>
          </table:table-cell>
        </table:table-row>
        <table:table-row table:style-name="Tabla42.7">
          <table:table-cell table:style-name="Tabla42.A7" office:value-type="string">
            <text:p text:style-name="P37">Resposta:</text:p>
          </table:table-cell>
        </table:table-row>
        <table:table-row table:style-name="Tabla42.1">
          <table:table-cell table:style-name="Tabla42.A10" office:value-type="string">
            <text:list xml:id="list3250339248" text:style-name="L20">
              <text:list-item>
                <text:p text:style-name="P158"><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38">RequestMapping:</text:p>
          </table:table-cell>
        </table:table-row>
        <table:table-row table:style-name="Tabla42.1">
          <table:table-cell table:style-name="Tabla42.A10" office:value-type="string">
            <text:p text:style-name="Standard">[urlServidor]<text:span text:style-name="T44">/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7">Prototipus:</text:p>
          </table:table-cell>
        </table:table-row>
        <table:table-row table:style-name="Tabla38.1">
          <table:table-cell table:style-name="Tabla38.A2" office:value-type="string">
            <text:p text:style-name="P113"><text:span text:style-name="T43">Public </text:span><text:span text:style-name="T45">@ResponseBody </text:span></text:p>
            <text:p text:style-name="P113"><text:span text:style-name="T6">ResponseEntity&lt;List&lt;Nodo&gt;&gt; busquedaOrganismos(</text:span><text:span text:style-name="T45">@RequestParam </text:span><text:span text:style-name="T6">String codigo, </text:span><text:span text:style-name="T45">@RequestParam </text:span><text:span text:style-name="T6">String denominacion, </text:span><text:span text:style-name="T45">@RequestParam </text:span><text:span text:style-name="T6">Long codNivelAdministracion, </text:span><text:span text:style-name="T45">@RequestParam </text:span><text:span text:style-name="T6">Long codComunidadAutonoma, </text:span><text:span text:style-name="T45">@RequestParam </text:span><text:span text:style-name="T1">boolean </text:span><text:span text:style-name="T6">conOficinas, </text:span><text:span text:style-name="T45">@RequestParam </text:span><text:span text:style-name="T1">boolean </text:span><text:span text:style-name="T6">unidadRaiz, </text:span><text:span text:style-name="T45">@RequestParam </text:span><text:span text:style-name="T6">Long provincia, </text:span><text:span text:style-name="T45">@RequestParam </text:span><text:span text:style-name="T6">String localidad, </text:span><text:span text:style-name="T45">@RequestParam </text:span><text:span text:style-name="T1">boolean </text:span><text:span text:style-name="T6">vigentes) </text:span><text:span text:style-name="T1">throws </text:span><text:span text:style-name="T12">Exception</text:span><text:span text:style-name="T8">;</text:span></text:p>
          </table:table-cell>
        </table:table-row>
        <table:table-row table:style-name="Tabla38.1">
          <table:table-cell table:style-name="Tabla38.A3" office:value-type="string">
            <text:p text:style-name="P37">Descripció:</text:p>
          </table:table-cell>
        </table:table-row>
        <table:table-row table:style-name="Tabla38.1">
          <table:table-cell table:style-name="Tabla38.A10" office:value-type="string">
            <text:p text:style-name="P20"><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7">Paràmetres:</text:p>
          </table:table-cell>
        </table:table-row>
        <table:table-row table:style-name="Tabla38.1">
          <table:table-cell table:style-name="Tabla38.A10" office:value-type="string">
            <text:p text:style-name="P20"/>
            <text:list xml:id="list133740447697749" text:continue-list="list133738806811909" text:style-name="L8">
              <text:list-item>
                <text:p text:style-name="P154">String codigo: codi de l'organisme que cercam.</text:p>
              </text:list-item>
              <text:list-item>
                <text:p text:style-name="P153">String denominacion: denominació de l'organisme que cercam</text:p>
              </text:list-item>
              <text:list-item>
                <text:p text:style-name="P150">Long codNivelAdministracion: codi del nivell d'administració dels organismes que cercam</text:p>
              </text:list-item>
              <text:list-item>
                <text:p text:style-name="P150">Long codComunidadAutonoma: codi de la comunitat autònoma per la qual cercam.</text:p>
              </text:list-item>
              <text:list-item>
                <text:p text:style-name="P159">Boolean conOficinas : Indicam si volem que només es tornin els organismes que tenguin oficines.</text:p>
              </text:list-item>
              <text:list-item>
                <text:p text:style-name="P159">Boolean unidadRaiz: indicam que només volem que es retornin <text:span text:style-name="T54">els organismes </text:span>arrels.</text:p>
              </text:list-item>
              <text:list-item>
                <text:p text:style-name="P159">Long provincia: Indicam la província dels organismes que cercam</text:p>
              </text:list-item>
              <text:list-item>
                <text:p text:style-name="P159">String localidad: Indicam la localitat dels organismes que cercam.</text:p>
              </text:list-item>
              <text:list-item>
                <text:p text:style-name="P160">Boolean vigentes: Indicam que només volem aquells organismes que són vigents</text:p>
              </text:list-item>
            </text:list>
          </table:table-cell>
        </table:table-row>
        <table:table-row table:style-name="Tabla38.7">
          <table:table-cell table:style-name="Tabla38.A7" office:value-type="string">
            <text:p text:style-name="P37">Resposta:</text:p>
          </table:table-cell>
        </table:table-row>
        <table:table-row table:style-name="Tabla38.1">
          <table:table-cell table:style-name="Tabla38.A10" office:value-type="string">
            <text:list xml:id="list1056727395" text:style-name="L21">
              <text:list-item>
                <text:list>
                  <text:list-item>
                    <text:list>
                      <text:list-item>
                        <text:list>
                          <text:list-item>
                            <text:p text:style-name="P161"><text:span text:style-name="T36">Llista &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9" office:value-type="string">
            <text:p text:style-name="P56">RequestMapping:</text:p>
          </table:table-cell>
        </table:table-row>
        <table:table-row table:style-name="Tabla38.1">
          <table:table-cell table:style-name="Tabla38.A10" office:value-type="string">
            <text:p text:style-name="Standard">[urlServidor]<text:span text:style-name="T44">/rest/busqueda/organismos</text:span></text:p>
            <text:p text:style-name="P28"/>
          </table:table-cell>
        </table:table-row>
        <table:table-row table:style-name="Tabla38.1">
          <table:table-cell table:style-name="Tabla38.A11" office:value-type="string">
            <text:p text:style-name="P12">Exemple:</text:p>
          </table:table-cell>
        </table:table-row>
        <table:table-row table:style-name="Tabla38.1">
          <table:table-cell table:style-name="Tabla38.A12" office:value-type="string">
            <text:p text:style-name="P66"><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1&amp;vigentes=true</text:span></text:a></text:p>
          </table:table-cell>
        </table:table-row>
      </table:table>
      <text:p text:style-name="Text_20_body"/>
      <text:p text:style-name="P68">En aquest enllaç es pot trobar els valors <text:span text:style-name="T56">estandars </text:span><text:s/>per el «directorio común» que s’han d’indicar als paràmetres.</text:p>
      <text:p text:style-name="P68"><text:a xlink:type="simple" xlink:href="http://administracionelectronica.gob.es/ctt/dir3/descargas" text:style-name="Internet_20_link" text:visited-style-name="Visited_20_Internet_20_Link">http://administracionelectronica.gob.es/ctt/dir3/descargas</text:a> a l’apartat de «Catálogos».</text:p>
      <text:p text:style-name="P71">La resta de valors que no es trobin es poden trobar al «manual de Atributos- pg 62» al mateix enllaç a l’apartat «Manuales de Usuario».</text:p>
      <text:p text:style-name="P70"><text:span text:style-name="T2">Nota</text:span>: als codis se’ls ha de llevar el 0 de davant.</text:p>
      <text:p text:style-name="P73"><text:span text:style-name="T2">Nota2</text:span>: El codi de la localidad est<text:span text:style-name="T56">à</text:span> format per codigoLocalidad (sense 0 inicial) – Cod.Entidad </text:p>
      <text:p text:style-name="P73">Exemple Localidad:</text:p>
      <text:p text:style-name="P73"><text:span text:style-name="T5">Localidad</text:span>: Palma <text:s text:c="5"/>(407-01) <text:s/></text:p>
      <text:p text:style-name="P70"><text:soft-page-break/></text:p>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7">Prototipus:</text:p>
          </table:table-cell>
        </table:table-row>
        <table:table-row table:style-name="Tabla39.1">
          <table:table-cell table:style-name="Tabla39.A2" office:value-type="string">
            <text:p text:style-name="P112"><text:span text:style-name="T43">public </text:span><text:span text:style-name="T45">@ResponseBody</text:span></text:p>
            <text:p text:style-name="P118">ResponseEntity&lt;List&lt;Nodo&gt;&gt; busquedaOficinas(<text:span text:style-name="T45">@RequestParam </text:span>String codigo, <text:span text:style-name="T45">@RequestParam </text:span>String denominacion, <text:span text:style-name="T45">@RequestParam </text:span>Long codNivelAdministracion, <text:span text:style-name="T45">@RequestParam </text:span>Long codComunidadAutonoma, <text:span text:style-name="T45">@RequestParam </text:span>Long provincia, <text:span text:style-name="T45">@RequestParam </text:span>String localidad, <text:span text:style-name="T45">@RequestParam </text:span><text:span text:style-name="T26">boolean </text:span>oficinasSir, <text:span text:style-name="T45">@RequestParam </text:span><text:span text:style-name="T26">boolean </text:span>vigentes) <text:span text:style-name="T26">throws </text:span><text:span text:style-name="T50">Exception;</text:span></text:p>
          </table:table-cell>
        </table:table-row>
        <table:table-row table:style-name="Tabla39.1">
          <table:table-cell table:style-name="Tabla39.A3" office:value-type="string">
            <text:p text:style-name="P37">Descripció:</text:p>
          </table:table-cell>
        </table:table-row>
        <table:table-row table:style-name="Tabla39.1">
          <table:table-cell table:style-name="Tabla39.A10" office:value-type="string">
            <text:p text:style-name="P20"><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7">Paràmetres:</text:p>
          </table:table-cell>
        </table:table-row>
        <table:table-row table:style-name="Tabla39.1">
          <table:table-cell table:style-name="Tabla39.A10" office:value-type="string">
            <text:list xml:id="list133739779043855" text:continue-list="list133740447697749" text:style-name="L8">
              <text:list-item>
                <text:p text:style-name="P154">String codigo: codi de <text:s/>l'oficina que cercam.</text:p>
              </text:list-item>
              <text:list-item>
                <text:p text:style-name="P153">String denominacion: denominació de l'oficina que cercam</text:p>
              </text:list-item>
              <text:list-item>
                <text:p text:style-name="P150">Long codNivelAdministracion: codi del nivell d'administració de les oficines que cercam</text:p>
              </text:list-item>
              <text:list-item>
                <text:p text:style-name="P150">Long codComunidadAutonoma: codi de la comunitat autònoma per la qual cercam.</text:p>
              </text:list-item>
              <text:list-item>
                <text:p text:style-name="P162">Long provincia: indicam la provincia de les oficines que cercam.</text:p>
              </text:list-item>
              <text:list-item>
                <text:p text:style-name="P162">String localidad: indicam la localitat de les oficines que cercam.</text:p>
              </text:list-item>
              <text:list-item>
                <text:p text:style-name="P163">Boolean oficinasSir: indicam que només volem aquelles oficines que estan integrades en SIR.</text:p>
              </text:list-item>
              <text:list-item>
                <text:p text:style-name="P163">Boolean vigentes: indicam que només volem aquelles oficines que s<text:span text:style-name="T55">ó</text:span>n vigents.</text:p>
              </text:list-item>
            </text:list>
          </table:table-cell>
        </table:table-row>
        <table:table-row table:style-name="Tabla39.7">
          <table:table-cell table:style-name="Tabla39.A7" office:value-type="string">
            <text:p text:style-name="P37">Resposta:</text:p>
          </table:table-cell>
        </table:table-row>
        <table:table-row table:style-name="Tabla39.1">
          <table:table-cell table:style-name="Tabla39.A10" office:value-type="string">
            <text:list xml:id="list3181461039" text:style-name="L22">
              <text:list-item>
                <text:list>
                  <text:list-item>
                    <text:list>
                      <text:list-item>
                        <text:list>
                          <text:list-item>
                            <text:p text:style-name="P164"><text:span text:style-name="T36">Llista&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38">RequestMapping:</text:p>
          </table:table-cell>
        </table:table-row>
        <table:table-row table:style-name="Tabla39.1">
          <table:table-cell table:style-name="Tabla39.A10" office:value-type="string">
            <text:p text:style-name="P29">[urlServidor]<text:span text:style-name="T44">/rest/busqueda/oficinas</text:span></text:p>
          </table:table-cell>
        </table:table-row>
        <table:table-row table:style-name="Tabla39.1">
          <table:table-cell table:style-name="Tabla39.A11" office:value-type="string">
            <text:p text:style-name="P12">Exemple:</text:p>
          </table:table-cell>
        </table:table-row>
        <table:table-row table:style-name="Tabla39.1">
          <table:table-cell table:style-name="Tabla39.A12" office:value-type="string">
            <text:p text:style-name="P67"><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7">vigentes=true</text:span></text:a></text:p>
          </table:table-cell>
        </table:table-row>
      </table:table>
      <text:p text:style-name="Standard"/>
      <text:p text:style-name="P69">En aquest enllaç es pot trobar els valors <text:span text:style-name="T56">estandars </text:span><text:s/>per el «directorio común» que s’han d’indicar als paràmetres.</text:p>
      <text:p text:style-name="P69"><text:a xlink:type="simple" xlink:href="http://administracionelectronica.gob.es/ctt/dir3/descargas" text:style-name="Internet_20_link" text:visited-style-name="Visited_20_Internet_20_Link">http://administracionelectronica.gob.es/ctt/dir3/descargas</text:a> a l’apartat de «Catálogos».</text:p>
      <text:p text:style-name="P72">La resta de valors que no es trobin es poden trobar al «manual de Atributos- pg 62» al mateix enllaç a l’apartat «Manuales de Usuario».</text:p>
      <text:p text:style-name="P72"><text:span text:style-name="T2">Nota</text:span>: als codis se’ls ha de llevar el 0 de davant.</text:p>
      <text:p text:style-name="P74"><text:span text:style-name="T2">Nota2</text:span>: El codi de la localidad est<text:span text:style-name="T56">à</text:span> format per codigoLocalidad (sense 0 inicial) – Cod.Entidad </text:p>
      <text:p text:style-name="P74">Exemple Localidad:</text:p>
      <text:p text:style-name="P74"><text:span text:style-name="T5">Localidad</text:span>: Palma <text:s text:c="5"/>(407-01) <text:s/></text:p>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7">Prototipus:</text:p>
          </table:table-cell>
        </table:table-row>
        <table:table-row table:style-name="Tabla15.1">
          <table:table-cell table:style-name="Tabla15.A2" office:value-type="string">
            <text:p text:style-name="P99">public @ResponseBody ResponseEntity&lt;String&gt; unidadDenominacion(@RequestParam String codigo) throws Exception;</text:p>
          </table:table-cell>
        </table:table-row>
        <table:table-row table:style-name="Tabla15.1">
          <table:table-cell table:style-name="Tabla15.A3" office:value-type="string">
            <text:p text:style-name="P37">Descripció:</text:p>
          </table:table-cell>
        </table:table-row>
        <table:table-row table:style-name="Tabla15.1">
          <table:table-cell table:style-name="Tabla15.A8" office:value-type="string">
            <text:p text:style-name="P20"><text:tab/>Aquest servei permet obtenir la denominació d'una unitat a partir del seu codi dir3.</text:p>
          </table:table-cell>
        </table:table-row>
        <table:table-row table:style-name="Tabla15.1">
          <table:table-cell table:style-name="Tabla15.A3" office:value-type="string">
            <text:p text:style-name="P37">Paràmetres:</text:p>
          </table:table-cell>
        </table:table-row>
        <table:table-row table:style-name="Tabla15.1">
          <table:table-cell table:style-name="Tabla15.A8" office:value-type="string">
            <text:list xml:id="list133739432622813" text:continue-list="list133739779043855" text:style-name="L8">
              <text:list-item>
                <text:p text:style-name="P154">String codigo: codi de <text:s/>la unitat que cercam.</text:p>
              </text:list-item>
            </text:list>
          </table:table-cell>
        </table:table-row>
        <table:table-row table:style-name="Tabla15.7">
          <table:table-cell table:style-name="Tabla15.A7" office:value-type="string">
            <text:p text:style-name="P37">Resposta:</text:p>
          </table:table-cell>
        </table:table-row>
        <table:table-row table:style-name="Tabla15.1">
          <table:table-cell table:style-name="Tabla15.A8" office:value-type="string">
            <text:list xml:id="list3565359781" text:style-name="L23">
              <text:list-item>
                <text:list>
                  <text:list-item>
                    <text:list>
                      <text:list-item>
                        <text:list>
                          <text:list-item>
                            <text:p text:style-name="P147">String: <text:s/>la denominació de la unitat.</text:p>
                            <text:p text:style-name="P147"/>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7">Prototipus:</text:p>
          </table:table-cell>
        </table:table-row>
        <table:table-row table:style-name="Tabla16.1">
          <table:table-cell table:style-name="Tabla16.A2" office:value-type="string">
            <text:p text:style-name="P99">public @ResponseBody ResponseEntity&lt;String&gt; oficinaDenominacion(@RequestParam String codigo) throws Exception;</text:p>
          </table:table-cell>
        </table:table-row>
        <table:table-row table:style-name="Tabla16.1">
          <table:table-cell table:style-name="Tabla16.A3" office:value-type="string">
            <text:p text:style-name="P37">Descripció:</text:p>
          </table:table-cell>
        </table:table-row>
        <table:table-row table:style-name="Tabla16.1">
          <table:table-cell table:style-name="Tabla16.A8" office:value-type="string">
            <text:p text:style-name="P20"><text:tab/>Aquest servei permet obtenir la denominació d'una oficina a partir del seu codi dir3.</text:p>
          </table:table-cell>
        </table:table-row>
        <table:table-row table:style-name="Tabla16.1">
          <table:table-cell table:style-name="Tabla16.A3" office:value-type="string">
            <text:p text:style-name="P37">Paràmetres:</text:p>
          </table:table-cell>
        </table:table-row>
        <table:table-row table:style-name="Tabla16.1">
          <table:table-cell table:style-name="Tabla16.A8" office:value-type="string">
            <text:list xml:id="list133738685288182" text:continue-list="list133739432622813" text:style-name="L8">
              <text:list-item>
                <text:p text:style-name="P154">String codigo: codi de <text:s/>l'oficina que cercam.</text:p>
              </text:list-item>
            </text:list>
          </table:table-cell>
        </table:table-row>
        <table:table-row table:style-name="Tabla16.7">
          <table:table-cell table:style-name="Tabla16.A7" office:value-type="string">
            <text:p text:style-name="P37">Resposta:</text:p>
          </table:table-cell>
        </table:table-row>
        <table:table-row table:style-name="Tabla16.1">
          <table:table-cell table:style-name="Tabla16.A8" office:value-type="string">
            <text:list xml:id="list1910647790" text:style-name="L24">
              <text:list-item>
                <text:list>
                  <text:list-item>
                    <text:list>
                      <text:list-item>
                        <text:list>
                          <text:list-item>
                            <text:p text:style-name="P148">String: <text:s/>la denominació de l'oficina.</text:p>
                            <text:p text:style-name="P148"/>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7">Prototipus:</text:p>
          </table:table-cell>
        </table:table-row>
        <table:table-row table:style-name="Tabla28.1">
          <table:table-cell table:style-name="Tabla28.A2" office:value-type="string">
            <text:p text:style-name="P120"><text:span text:style-name="T11">Public </text:span><text:span text:style-name="T45">@ResponseBody </text:span><text:span text:style-name="T6">ResponseEntity&lt;Nodo&gt; organigrama(</text:span><text:span text:style-name="T45">@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7">Descripció:</text:p>
          </table:table-cell>
        </table:table-row>
        <table:table-row table:style-name="Tabla28.1">
          <table:table-cell table:style-name="Tabla28.A10" office:value-type="string">
            <text:p text:style-name="P20"><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7">Paràmetres:</text:p>
          </table:table-cell>
        </table:table-row>
        <table:table-row table:style-name="Tabla28.1">
          <table:table-cell table:style-name="Tabla28.A10" office:value-type="string">
            <text:list xml:id="list133739049553499" text:continue-list="list133738685288182" text:style-name="L8">
              <text:list-header>
                <text:p text:style-name="P153">String codigo: codi de l'organisme arrel del que volem obtenir el seu arbre </text:p>
              </text:list-header>
            </text:list>
          </table:table-cell>
        </table:table-row>
        <table:table-row table:style-name="Tabla28.7">
          <table:table-cell table:style-name="Tabla28.A7" office:value-type="string">
            <text:p text:style-name="P37">Resposta:</text:p>
          </table:table-cell>
        </table:table-row>
        <table:table-row table:style-name="Tabla28.1">
          <table:table-cell table:style-name="Tabla28.A10" office:value-type="string">
            <text:list xml:id="list1772700880" text:style-name="L25">
              <text:list-item>
                <text:p text:style-name="P165"><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38">RequestMapping:</text:p>
          </table:table-cell>
        </table:table-row>
        <table:table-row table:style-name="Tabla28.1">
          <table:table-cell table:style-name="Tabla28.A10" office:value-type="string">
            <text:p text:style-name="Standard">[urlServidor]<text:span text:style-name="T44">/rest/organigrama</text:span></text:p>
          </table:table-cell>
        </table:table-row>
      </table:table>
      <text:h text:style-name="Heading_20_3" text:outline-level="3">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7">Prototipus:</text:p>
          </table:table-cell>
        </table:table-row>
        <table:table-row table:style-name="Tabla40.1">
          <table:table-cell table:style-name="Tabla40.A2" office:value-type="string">
            <text:p text:style-name="P119"><text:span text:style-name="T15">Public </text:span><text:span text:style-name="T48">@ResponseBody </text:span><text:span text:style-name="T13">ResponseEntity&lt;List&lt;Nodo&gt;&gt; obtenerUnidadesDenominacionComunidad(</text:span><text:span text:style-name="T48">@RequestParam </text:span><text:span text:style-name="T13">String denominacion, </text:span><text:span text:style-name="T48">@RequestParam </text:span><text:span text:style-name="T13">Long codComunidad) </text:span><text:span text:style-name="T52">throws </text:span><text:span text:style-name="T14">Exception;</text:span></text:p>
          </table:table-cell>
        </table:table-row>
        <table:table-row table:style-name="Tabla40.1">
          <table:table-cell table:style-name="Tabla40.A3" office:value-type="string">
            <text:p text:style-name="P37">Descripció:</text:p>
          </table:table-cell>
        </table:table-row>
        <table:table-row table:style-name="Tabla40.1">
          <table:table-cell table:style-name="Tabla40.A10" office:value-type="string">
            <text:p text:style-name="P20"><text:tab/>Aquest servei permet cercar unitats per denominació i comunitat autònoma</text:p>
          </table:table-cell>
        </table:table-row>
        <table:table-row table:style-name="Tabla40.1">
          <table:table-cell table:style-name="Tabla40.A3" office:value-type="string">
            <text:p text:style-name="P37">Paràmetres:</text:p>
          </table:table-cell>
        </table:table-row>
        <table:table-row table:style-name="Tabla40.1">
          <table:table-cell table:style-name="Tabla40.A10" office:value-type="string">
            <text:list xml:id="list133739025943736" text:continue-list="list133739049553499" text:style-name="L8">
              <text:list-header>
                <text:p text:style-name="P153">String denominacion: denominació per la que ens interessa cercar</text:p>
              </text:list-header>
              <text:list-item>
                <text:p text:style-name="P153">String codComunidad: codi de la comunitat autònoma a la que volem cercar. </text:p>
              </text:list-item>
            </text:list>
          </table:table-cell>
        </table:table-row>
        <table:table-row table:style-name="Tabla40.7">
          <table:table-cell table:style-name="Tabla40.A7" office:value-type="string">
            <text:p text:style-name="P37">Resposta:</text:p>
          </table:table-cell>
        </table:table-row>
        <table:table-row table:style-name="Tabla40.1">
          <table:table-cell table:style-name="Tabla40.A10" office:value-type="string">
            <text:list xml:id="list2864387937" text:style-name="L26">
              <text:list-item>
                <text:p text:style-name="P166"><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38">RequestMapping:</text:p>
          </table:table-cell>
        </table:table-row>
        <table:table-row table:style-name="Tabla40.1">
          <table:table-cell table:style-name="Tabla40.A10" office:value-type="string">
            <text:p text:style-name="Standard">[urlServidor]<text:span text:style-name="T44">/rest/busqueda/unidades/denominacion/comunidad</text:span></text:p>
          </table:table-cell>
        </table:table-row>
      </table:table>
      <text:h text:style-name="Heading_20_3" text:outline-level="3" text:is-list-header="true"/>
      <text:h text:style-name="Heading_20_3" text:outline-level="3">ambitosTerritoriales</text:h>
      <table:table table:name="Tabla43" table:style-name="Tabla43">
        <table:table-column table:style-name="Tabla43.A"/>
        <table:table-row table:style-name="Tabla43.1">
          <table:table-cell table:style-name="Tabla43.A1" office:value-type="string">
            <text:p text:style-name="P37">Prototipus:</text:p>
          </table:table-cell>
        </table:table-row>
        <table:table-row table:style-name="Tabla43.1">
          <table:table-cell table:style-name="Tabla43.A2" office:value-type="string">
            <text:p text:style-name="P119"><text:span text:style-name="T15">public </text:span><text:span text:style-name="T48">@ResponseBody </text:span><text:span text:style-name="T13">ResponseEntity&lt;List&lt;CodigoValor&gt;&gt; ambitosTerritoriales(</text:span><text:span text:style-name="T48">@RequestParam </text:span><text:span text:style-name="T13">Long id) </text:span><text:span text:style-name="T52">throws </text:span><text:span text:style-name="T14">Exception;</text:span></text:p>
          </table:table-cell>
        </table:table-row>
        <text:soft-page-break/>
        <table:table-row table:style-name="Tabla43.1">
          <table:table-cell table:style-name="Tabla43.A3" office:value-type="string">
            <text:p text:style-name="P37">Descripció:</text:p>
          </table:table-cell>
        </table:table-row>
        <table:table-row table:style-name="Tabla43.1">
          <table:table-cell table:style-name="Tabla43.A10" office:value-type="string">
            <text:p text:style-name="P20"><text:tab/>Aquest servei permet obtenir els àmbits territorials del nivell d'administració indicat </text:p>
          </table:table-cell>
        </table:table-row>
        <table:table-row table:style-name="Tabla43.1">
          <table:table-cell table:style-name="Tabla43.A3" office:value-type="string">
            <text:p text:style-name="P37">Paràmetres:</text:p>
          </table:table-cell>
        </table:table-row>
        <table:table-row table:style-name="Tabla43.1">
          <table:table-cell table:style-name="Tabla43.A10" office:value-type="string">
            <text:list xml:id="list133738804251317" text:continue-list="list133739025943736" text:style-name="L8">
              <text:list-header>
                <text:p text:style-name="P153">Long id: identificador del nivell d'administració</text:p>
              </text:list-header>
            </text:list>
          </table:table-cell>
        </table:table-row>
        <table:table-row table:style-name="Tabla43.7">
          <table:table-cell table:style-name="Tabla43.A7" office:value-type="string">
            <text:p text:style-name="P37">Resposta:</text:p>
          </table:table-cell>
        </table:table-row>
        <table:table-row table:style-name="Tabla43.1">
          <table:table-cell table:style-name="Tabla43.A10" office:value-type="string">
            <text:list xml:id="list2586098343" text:style-name="L27">
              <text:list-item>
                <text:p text:style-name="P167"><text:span text:style-name="T36">Llista &lt;CodigoValor&gt;, la descripció del bean CodigoValor es pot veure a l'apartat </text:span><text:span text:style-name="T36"><text:bookmark-ref text:reference-format="number" text:ref-name="__RefHeading__6818_1236556764"/></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38">RequestMapping:</text:p>
          </table:table-cell>
        </table:table-row>
        <table:table-row table:style-name="Tabla43.1">
          <table:table-cell table:style-name="Tabla43.A10" office:value-type="string">
            <text:p text:style-name="Standard">[urlServidor]<text:span text:style-name="T44">/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able:table-row table:style-name="Tabla44.1">
          <table:table-cell table:style-name="Tabla44.A1" office:value-type="string">
            <text:p text:style-name="P37">Prototipus:</text:p>
          </table:table-cell>
        </table:table-row>
        <table:table-row table:style-name="Tabla44.1">
          <table:table-cell table:style-name="Tabla44.A2" office:value-type="string">
            <text:p text:style-name="P117"><text:span text:style-name="T30">public </text:span><text:span text:style-name="T49">@ResponseBody </text:span><text:span text:style-name="T51">ResponseEntity&lt;List&lt;CodigoValor&gt;&gt; comunidadesAutonomas() </text:span><text:span text:style-name="T29">throws </text:span><text:span text:style-name="T53">Exception;</text:span></text:p>
          </table:table-cell>
        </table:table-row>
        <table:table-row table:style-name="Tabla44.1">
          <table:table-cell table:style-name="Tabla44.A3" office:value-type="string">
            <text:p text:style-name="P37">Descripció:</text:p>
          </table:table-cell>
        </table:table-row>
        <table:table-row table:style-name="Tabla44.1">
          <table:table-cell table:style-name="Tabla44.A10" office:value-type="string">
            <text:p text:style-name="P20"><text:tab/>Aquest servei permet obtenir totes les comunitats autònomes </text:p>
          </table:table-cell>
        </table:table-row>
        <table:table-row table:style-name="Tabla44.1">
          <table:table-cell table:style-name="Tabla44.A3" office:value-type="string">
            <text:p text:style-name="P37">Paràmetres:</text:p>
          </table:table-cell>
        </table:table-row>
        <table:table-row table:style-name="Tabla44.1">
          <table:table-cell table:style-name="Tabla44.A10" office:value-type="string">
            <text:list xml:id="list133740147246928" text:continue-list="list133738804251317" text:style-name="L8">
              <text:list-header>
                <text:p text:style-name="P153"/>
              </text:list-header>
            </text:list>
          </table:table-cell>
        </table:table-row>
        <table:table-row table:style-name="Tabla44.7">
          <table:table-cell table:style-name="Tabla44.A7" office:value-type="string">
            <text:p text:style-name="P37">Resposta:</text:p>
          </table:table-cell>
        </table:table-row>
        <table:table-row table:style-name="Tabla44.1">
          <table:table-cell table:style-name="Tabla44.A10" office:value-type="string">
            <text:list xml:id="list1855123183" text:style-name="L28">
              <text:list-item>
                <text:p text:style-name="P168"><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38">RequestMapping:</text:p>
          </table:table-cell>
        </table:table-row>
        <table:table-row table:style-name="Tabla44.1">
          <table:table-cell table:style-name="Tabla44.A10" office:value-type="string">
            <text:p text:style-name="Standard">[urlServidor]<text:span text:style-name="T44">/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7">Prototipus:</text:p>
          </table:table-cell>
        </table:table-row>
        <table:table-row table:style-name="Tabla45.1">
          <table:table-cell table:style-name="Tabla45.A2" office:value-type="string">
            <text:p text:style-name="P117"><text:span text:style-name="T30">public </text:span><text:span text:style-name="T49">@ResponseBody </text:span><text:span text:style-name="T51">ResponseEntity&lt;List&lt;CodigoValor&gt;&gt; entidadesGeograficas() </text:span><text:span text:style-name="T29">throws </text:span><text:span text:style-name="T53">Exception;</text:span></text:p>
          </table:table-cell>
        </table:table-row>
        <table:table-row table:style-name="Tabla45.1">
          <table:table-cell table:style-name="Tabla45.A3" office:value-type="string">
            <text:p text:style-name="P37">Descripció:</text:p>
          </table:table-cell>
        </table:table-row>
        <table:table-row table:style-name="Tabla45.1">
          <table:table-cell table:style-name="Tabla45.A10" office:value-type="string">
            <text:p text:style-name="P20"><text:tab/>Aquest servei permet obtenir totes les entitats geogràfiques</text:p>
          </table:table-cell>
        </table:table-row>
        <table:table-row table:style-name="Tabla45.1">
          <table:table-cell table:style-name="Tabla45.A3" office:value-type="string">
            <text:p text:style-name="P37">Paràmetres:</text:p>
          </table:table-cell>
        </table:table-row>
        <table:table-row table:style-name="Tabla45.1">
          <table:table-cell table:style-name="Tabla45.A10" office:value-type="string">
            <text:list xml:id="list133739397245401" text:continue-list="list133740147246928" text:style-name="L8">
              <text:list-header>
                <text:p text:style-name="P153"/>
              </text:list-header>
            </text:list>
          </table:table-cell>
        </table:table-row>
        <text:soft-page-break/>
        <table:table-row table:style-name="Tabla45.7">
          <table:table-cell table:style-name="Tabla45.A7" office:value-type="string">
            <text:p text:style-name="P37">Resposta:</text:p>
          </table:table-cell>
        </table:table-row>
        <table:table-row table:style-name="Tabla45.1">
          <table:table-cell table:style-name="Tabla45.A10" office:value-type="string">
            <text:list xml:id="list1282317789" text:style-name="L29">
              <text:list-item>
                <text:p text:style-name="P169"><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38">RequestMapping:</text:p>
          </table:table-cell>
        </table:table-row>
        <table:table-row table:style-name="Tabla45.1">
          <table:table-cell table:style-name="Tabla45.A10" office:value-type="string">
            <text:p text:style-name="Standard">[urlServidor]<text:span text:style-name="T44">/rest/catalogo/entidadesGeograficas</text:span></text:p>
          </table:table-cell>
        </table:table-row>
      </table:table>
      <text:p text:style-name="Standard"/>
      <text:p text:style-name="Standard"/>
      <text:h text:style-name="Heading_20_3" text:outline-level="3">provincias</text:h>
      <text:p text:style-name="Text_20_body"/>
      <table:table table:name="Tabla46" table:style-name="Tabla46">
        <table:table-column table:style-name="Tabla46.A"/>
        <table:table-row table:style-name="Tabla46.1">
          <table:table-cell table:style-name="Tabla46.A1" office:value-type="string">
            <text:p text:style-name="P37">Prototipus:</text:p>
          </table:table-cell>
        </table:table-row>
        <table:table-row table:style-name="Tabla46.1">
          <table:table-cell table:style-name="Tabla46.A2" office:value-type="string">
            <text:p text:style-name="P117"><text:span text:style-name="T30">public </text:span><text:span text:style-name="T49">@ResponseBody </text:span><text:span text:style-name="T51">ResponseEntity&lt;List&lt;CodigoValor&gt;&gt; provincias() </text:span><text:span text:style-name="T29">throws </text:span><text:span text:style-name="T53">Exception;</text:span></text:p>
          </table:table-cell>
        </table:table-row>
        <table:table-row table:style-name="Tabla46.1">
          <table:table-cell table:style-name="Tabla46.A3" office:value-type="string">
            <text:p text:style-name="P37">Descripció:</text:p>
          </table:table-cell>
        </table:table-row>
        <table:table-row table:style-name="Tabla46.1">
          <table:table-cell table:style-name="Tabla46.A10" office:value-type="string">
            <text:p text:style-name="P20"><text:tab/>Aquest servei permet obtenir totes les provincies</text:p>
          </table:table-cell>
        </table:table-row>
        <table:table-row table:style-name="Tabla46.1">
          <table:table-cell table:style-name="Tabla46.A3" office:value-type="string">
            <text:p text:style-name="P37">Paràmetres:</text:p>
          </table:table-cell>
        </table:table-row>
        <table:table-row table:style-name="Tabla46.1">
          <table:table-cell table:style-name="Tabla46.A10" office:value-type="string">
            <text:list xml:id="list133739162374492" text:continue-list="list133739397245401" text:style-name="L8">
              <text:list-header>
                <text:p text:style-name="P153"/>
              </text:list-header>
            </text:list>
          </table:table-cell>
        </table:table-row>
        <table:table-row table:style-name="Tabla46.7">
          <table:table-cell table:style-name="Tabla46.A7" office:value-type="string">
            <text:p text:style-name="P37">Resposta:</text:p>
          </table:table-cell>
        </table:table-row>
        <table:table-row table:style-name="Tabla46.1">
          <table:table-cell table:style-name="Tabla46.A10" office:value-type="string">
            <text:list xml:id="list1452888066" text:style-name="L30">
              <text:list-item>
                <text:p text:style-name="P170"><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38">RequestMapping:</text:p>
          </table:table-cell>
        </table:table-row>
        <table:table-row table:style-name="Tabla46.1">
          <table:table-cell table:style-name="Tabla46.A10" office:value-type="string">
            <text:p text:style-name="Standard">[urlServidor]<text:span text:style-name="T44">/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7">Prototipus:</text:p>
          </table:table-cell>
        </table:table-row>
        <table:table-row table:style-name="Tabla47.1">
          <table:table-cell table:style-name="Tabla47.A2" office:value-type="string">
            <text:p text:style-name="P117"><text:span text:style-name="T30">public </text:span><text:span text:style-name="T49">@ResponseBody </text:span><text:span text:style-name="T51">ResponseEntity&lt;List&lt;CodigoValor&gt;&gt; provinciasCA(</text:span><text:span text:style-name="T48">@RequestParam </text:span><text:span text:style-name="T51">Long id) </text:span><text:span text:style-name="T29">throws </text:span><text:span text:style-name="T53">Exception;</text:span></text:p>
          </table:table-cell>
        </table:table-row>
        <table:table-row table:style-name="Tabla47.1">
          <table:table-cell table:style-name="Tabla47.A3" office:value-type="string">
            <text:p text:style-name="P37">Descripció:</text:p>
          </table:table-cell>
        </table:table-row>
        <table:table-row table:style-name="Tabla47.1">
          <table:table-cell table:style-name="Tabla47.A10" office:value-type="string">
            <text:p text:style-name="P20"><text:tab/>Aquest servei permet obtenir totes les provincies de la comunitat autònoma indicada per paràmetre.</text:p>
          </table:table-cell>
        </table:table-row>
        <table:table-row table:style-name="Tabla47.1">
          <table:table-cell table:style-name="Tabla47.A3" office:value-type="string">
            <text:p text:style-name="P37">Paràmetres:</text:p>
          </table:table-cell>
        </table:table-row>
        <table:table-row table:style-name="Tabla47.1">
          <table:table-cell table:style-name="Tabla47.A10" office:value-type="string">
            <text:list xml:id="list133738741556295" text:continue-list="list133739162374492" text:style-name="L8">
              <text:list-header>
                <text:p text:style-name="P153">Long id: codi de la comunitat autònoma</text:p>
              </text:list-header>
            </text:list>
          </table:table-cell>
        </table:table-row>
        <table:table-row table:style-name="Tabla47.7">
          <table:table-cell table:style-name="Tabla47.A7" office:value-type="string">
            <text:p text:style-name="P37">Resposta:</text:p>
          </table:table-cell>
        </table:table-row>
        <table:table-row table:style-name="Tabla47.1">
          <table:table-cell table:style-name="Tabla47.A10" office:value-type="string">
            <text:list xml:id="list2530994756" text:style-name="L31">
              <text:list-item>
                <text:p text:style-name="P171"><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ext:soft-page-break/>
        <table:table-row table:style-name="Tabla47.1">
          <table:table-cell table:style-name="Tabla47.A9" office:value-type="string">
            <text:p text:style-name="P38">RequestMapping:</text:p>
          </table:table-cell>
        </table:table-row>
        <table:table-row table:style-name="Tabla47.1">
          <table:table-cell table:style-name="Tabla47.A10" office:value-type="string">
            <text:p text:style-name="Standard">[urlServidor]<text:span text:style-name="T44">/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able:table-row table:style-name="Tabla48.1">
          <table:table-cell table:style-name="Tabla48.A1" office:value-type="string">
            <text:p text:style-name="P37">Prototipus:</text:p>
          </table:table-cell>
        </table:table-row>
        <table:table-row table:style-name="Tabla48.1">
          <table:table-cell table:style-name="Tabla48.A2" office:value-type="string">
            <text:p text:style-name="P117"><text:span text:style-name="T30">public </text:span><text:span text:style-name="T49">@ResponseBody </text:span><text:span text:style-name="T51">ResponseEntity&lt;List&lt;CodigoValor&gt;&gt; localidades(</text:span><text:span text:style-name="T48">@RequestParam </text:span><text:span text:style-name="T51">Long codigoProvincia, String codigoEntidadGeografica) </text:span><text:span text:style-name="T29">throws </text:span><text:span text:style-name="T53">Exception;</text:span></text:p>
          </table:table-cell>
        </table:table-row>
        <table:table-row table:style-name="Tabla48.1">
          <table:table-cell table:style-name="Tabla48.A3" office:value-type="string">
            <text:p text:style-name="P37">Descripció:</text:p>
          </table:table-cell>
        </table:table-row>
        <table:table-row table:style-name="Tabla48.1">
          <table:table-cell table:style-name="Tabla48.A10" office:value-type="string">
            <text:p text:style-name="P20"><text:tab/>Aquest servei permet obtenir totes les localitats d'una provincia i d'una entitat geogràfica especificades.</text:p>
          </table:table-cell>
        </table:table-row>
        <table:table-row table:style-name="Tabla48.1">
          <table:table-cell table:style-name="Tabla48.A3" office:value-type="string">
            <text:p text:style-name="P37">Paràmetres:</text:p>
          </table:table-cell>
        </table:table-row>
        <table:table-row table:style-name="Tabla48.1">
          <table:table-cell table:style-name="Tabla48.A10" office:value-type="string">
            <text:list xml:id="list133739664045280" text:continue-list="list133738741556295" text:style-name="L8">
              <text:list-header>
                <text:p text:style-name="P153">Long codigoProvincia: codi de la provincia</text:p>
              </text:list-header>
              <text:list-item>
                <text:p text:style-name="P153">String codigoEntidadGeografica: codi de l'entitat geogràfica.</text:p>
              </text:list-item>
            </text:list>
          </table:table-cell>
        </table:table-row>
        <table:table-row table:style-name="Tabla48.7">
          <table:table-cell table:style-name="Tabla48.A7" office:value-type="string">
            <text:p text:style-name="P37">Resposta:</text:p>
          </table:table-cell>
        </table:table-row>
        <table:table-row table:style-name="Tabla48.1">
          <table:table-cell table:style-name="Tabla48.A10" office:value-type="string">
            <text:list xml:id="list1485948686" text:style-name="L32">
              <text:list-item>
                <text:p text:style-name="P172"><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38">RequestMapping:</text:p>
          </table:table-cell>
        </table:table-row>
        <table:table-row table:style-name="Tabla48.1">
          <table:table-cell table:style-name="Tabla48.A10" office:value-type="string">
            <text:p text:style-name="Standard">[urlServidor]<text:span text:style-name="T44">/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7">Prototipus:</text:p>
          </table:table-cell>
        </table:table-row>
        <table:table-row table:style-name="Tabla49.1">
          <table:table-cell table:style-name="Tabla49.A2" office:value-type="string">
            <text:p text:style-name="P117"><text:span text:style-name="T30">public </text:span><text:span text:style-name="T49">@ResponseBody</text:span><text:span text:style-name="T51">ResponseEntity&lt;List&lt;CodigoValor&gt;&gt; nivelesAdministracion() </text:span><text:span text:style-name="T29">throws </text:span><text:span text:style-name="T53">Exception;</text:span></text:p>
          </table:table-cell>
        </table:table-row>
        <table:table-row table:style-name="Tabla49.1">
          <table:table-cell table:style-name="Tabla49.A3" office:value-type="string">
            <text:p text:style-name="P37">Descripció:</text:p>
          </table:table-cell>
        </table:table-row>
        <table:table-row table:style-name="Tabla49.1">
          <table:table-cell table:style-name="Tabla49.A10" office:value-type="string">
            <text:p text:style-name="P20"><text:tab/>Aquest servei permet obtenir els nivells d'administració</text:p>
          </table:table-cell>
        </table:table-row>
        <table:table-row table:style-name="Tabla49.1">
          <table:table-cell table:style-name="Tabla49.A3" office:value-type="string">
            <text:p text:style-name="P37">Paràmetres:</text:p>
          </table:table-cell>
        </table:table-row>
        <table:table-row table:style-name="Tabla49.1">
          <table:table-cell table:style-name="Tabla49.A10" office:value-type="string">
            <text:list xml:id="list133739766167120" text:continue-list="list133739664045280" text:style-name="L8">
              <text:list-header>
                <text:p text:style-name="P153"/>
              </text:list-header>
            </text:list>
          </table:table-cell>
        </table:table-row>
        <table:table-row table:style-name="Tabla49.7">
          <table:table-cell table:style-name="Tabla49.A7" office:value-type="string">
            <text:p text:style-name="P37">Resposta:</text:p>
          </table:table-cell>
        </table:table-row>
        <table:table-row table:style-name="Tabla49.1">
          <table:table-cell table:style-name="Tabla49.A10" office:value-type="string">
            <text:list xml:id="list378091617" text:style-name="L33">
              <text:list-item>
                <text:p text:style-name="P173"><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38">RequestMapping:</text:p>
          </table:table-cell>
        </table:table-row>
        <text:soft-page-break/>
        <table:table-row table:style-name="Tabla49.1">
          <table:table-cell table:style-name="Tabla49.A10" office:value-type="string">
            <text:p text:style-name="Standard">[urlServidor]<text:span text:style-name="T44">/rest/catalogo/nivelesAdministracion</text:span></text:p>
          </table:table-cell>
        </table:table-row>
      </table:table>
      <text:p text:style-name="Standard"/>
      <text:p text:style-name="Text_20_body"/>
      <text:h text:style-name="Heading_20_2" text:outline-level="2">Model de dades dels serveis REST</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110">codigo</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110">denominacion</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Codi de l'objecte que representa.</text:p>
          </table:table-cell>
        </table:table-row>
        <table:table-row table:style-name="Tabla37.3">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nominació de l'objecte que representa.</text:p>
          </table:table-cell>
        </table:table-row>
        <table:table-row table:style-name="Tabla37.4">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scripció de l'estat de l'objecte.</text:p>
          </table:table-cell>
        </table:table-row>
        <table:table-row table:style-name="Tabla37.5">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arrel de l'objecte..</text:p>
          </table:table-cell>
        </table:table-row>
        <table:table-row table:style-name="Tabla37.6">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superior de l'objecte.</text:p>
          </table:table-cell>
        </table:table-row>
        <table:table-row table:style-name="Tabla37.7">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a localitat de l'objecte.</text:p>
          </table:table-cell>
        </table:table-row>
        <table:table-row table:style-name="Tabla37.8">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Identificador del pare de l'objecte</text:p>
          </table:table-cell>
        </table:table-row>
        <table:table-row table:style-name="Tabla37.9">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e fills de l'objecte.</text:p>
          </table:table-cell>
        </table:table-row>
        <table:table-row table:style-name="Tabla37.10">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que depenen de l'objecte</text:p>
          </table:table-cell>
        </table:table-row>
        <table:table-row table:style-name="Tabla37.11">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penents de l'objecte.</text:p>
          </table:table-cell>
        </table:table-row>
        <table:table-row table:style-name="Tabla37.1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 l'objecte</text:p>
          </table:table-cell>
        </table:table-row>
        <text:soft-page-break/>
        <table:table-row table:style-name="Tabla37.13">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funcionals de l'objecte quan representa una unitat.</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108"><text:s/><text:span text:style-name="T8">$.ajax({</text:span></text:p>
            <text:p text:style-name="P99"><text:s text:c="7"/>async: false,</text:p>
            <text:p text:style-name="P99"><text:s text:c="7"/>crossDomain: true,</text:p>
            <text:p text:style-name="P99"><text:s text:c="7"/>url: “http://localhost:8080/dir3caib/rest/busqueda/organismos”,</text:p>
            <text:p text:style-name="P99"><text:s text:c="7"/>type: 'GET',</text:p>
            <text:p text:style-name="P99"><text:s text:c="7"/>dataType: 'json',</text:p>
            <text:p text:style-name="P17"><text:s text:c="7"/>data: { codigo: codigoOrganismo, </text:p>
            <text:p text:style-name="P17"><text:s text:c="13"/>denominacion: denominacion, <text:s text:c="3"/></text:p>
            <text:p text:style-name="P17"><text:s text:c="13"/>codNivelAdministracion: codNivelAdministracion,</text:p>
            <text:p text:style-name="P17"><text:s text:c="13"/>codComunidadAutonoma: codComunidadAutonoma, </text:p>
            <text:p text:style-name="P17"><text:s text:c="13"/>conOficinas: conOficinas,</text:p>
            <text:p text:style-name="P17"><text:s text:c="13"/>unidadRaiz: unidadRaiz,</text:p>
            <text:p text:style-name="P17"><text:s text:c="13"/>provincia: provincia, </text:p>
            <text:p text:style-name="P17"><text:s text:c="13"/>localidad: localidad, </text:p>
            <text:p text:style-name="P17"><text:s text:c="13"/>oficinasSir: oficinasSir,</text:p>
            <text:p text:style-name="P14"><text:s text:c="13"/>vigentes: vigentes},</text:p>
            <text:p text:style-name="P14"/>
            <text:p text:style-name="P99"><text:s text:c="7"/>success: function(result) { </text:p>
            <text:p text:style-name="P99"><text:s text:c="15"/>var len = result.length;</text:p>
            <text:p text:style-name="P99"><text:s text:c="15"/>for ( var i = 0; i &lt; len; i++) {</text:p>
            <text:p text:style-name="P99"><text:s text:c="18"/>var denominacion = result[i].denominacion;</text:p>
            <text:p text:style-name="P99"><text:s text:c="18"/>var codigo = resulto[i].codigo;</text:p>
            <text:p text:style-name="P99"><text:s text:c="18"/>alert(codigo +”-” +denominacion);</text:p>
            <text:p text:style-name="P99"/>
            <text:p text:style-name="P99"><text:s text:c="15"/>}</text:p>
            <text:p text:style-name="P99"><text:s/>});</text:p>
            <text:p text:style-name="P34"/>
          </table:table-cell>
        </table:table-row>
      </table:table>
      <text:p text:style-name="Text_20_body"/>
      <text:h text:style-name="Heading_20_1" text:outline-level="1"><text:soft-page-break/>Wsdl</text:h>
      <text:h text:style-name="Heading_20_2" text:outline-level="2">Catàleg</text:h>
      <text:p text:style-name="P65">&lt;?xml version="1.0" encoding="UTF-8"?&gt;</text:p>
      <text:p text:style-name="P65">&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65"><text:s text:c="2"/>&lt;wsdl:import location="http://ibit157:8080/dir3caib/ws/Dir3CaibObtenerCatalogos?wsdl=Dir3CaibObtenerCatalogosWs.wsdl" namespace="http://catalogo.ws.dir3caib.caib.es/"&gt;</text:p>
      <text:p text:style-name="P65"><text:s text:c="4"/>&lt;/wsdl:import&gt;</text:p>
      <text:p text:style-name="P65"><text:s text:c="2"/>&lt;wsdl:binding name="Dir3CaibObtenerCatalogosWsServiceSoapBinding" type="ns1:Dir3CaibObtenerCatalogosWs"&gt;</text:p>
      <text:p text:style-name="P65"><text:s text:c="4"/>&lt;soap:binding style="document" transport="http://schemas.xmlsoap.org/soap/http"/&gt;</text:p>
      <text:p text:style-name="P65"><text:s text:c="4"/>&lt;wsdl:operation name="obtenerCatComunidadAutonoma"&gt;</text:p>
      <text:p text:style-name="P65"><text:s text:c="6"/>&lt;soap:operation soapAction="" style="document"/&gt;</text:p>
      <text:p text:style-name="P65"><text:s text:c="6"/>&lt;wsdl:input name="obtenerCatComunidadAutonoma"&gt;</text:p>
      <text:p text:style-name="P65"><text:s text:c="8"/>&lt;soap:body use="literal"/&gt;</text:p>
      <text:p text:style-name="P65"><text:s text:c="6"/>&lt;/wsdl:input&gt;</text:p>
      <text:p text:style-name="P65"><text:s text:c="6"/>&lt;wsdl:output name="obtenerCatComunidadAutonomaResponse"&gt;</text:p>
      <text:p text:style-name="P65"><text:s text:c="8"/>&lt;soap:body use="literal"/&gt;</text:p>
      <text:p text:style-name="P65"><text:s text:c="6"/>&lt;/wsdl:output&gt;</text:p>
      <text:p text:style-name="P65"><text:s text:c="4"/>&lt;/wsdl:operation&gt;</text:p>
      <text:p text:style-name="P65"><text:s text:c="4"/>&lt;wsdl:operation name="obtenerCatEntidadGeografica"&gt;</text:p>
      <text:p text:style-name="P65"><text:s text:c="6"/>&lt;soap:operation soapAction="" style="document"/&gt;</text:p>
      <text:p text:style-name="P65"><text:s text:c="6"/>&lt;wsdl:input name="obtenerCatEntidadGeografica"&gt;</text:p>
      <text:p text:style-name="P65"><text:s text:c="8"/>&lt;soap:body use="literal"/&gt;</text:p>
      <text:p text:style-name="P65"><text:s text:c="6"/>&lt;/wsdl:input&gt;</text:p>
      <text:p text:style-name="P65"><text:s text:c="6"/>&lt;wsdl:output name="obtenerCatEntidadGeograficaResponse"&gt;</text:p>
      <text:p text:style-name="P65"><text:s text:c="8"/>&lt;soap:body use="literal"/&gt;</text:p>
      <text:p text:style-name="P65"><text:s text:c="6"/>&lt;/wsdl:output&gt;</text:p>
      <text:p text:style-name="P65"><text:s text:c="4"/>&lt;/wsdl:operation&gt;</text:p>
      <text:p text:style-name="P65"><text:s text:c="4"/>&lt;wsdl:operation name="obtenerCatProvincia"&gt;</text:p>
      <text:p text:style-name="P65"><text:s text:c="6"/>&lt;soap:operation soapAction="" style="document"/&gt;</text:p>
      <text:p text:style-name="P65"><text:s text:c="6"/>&lt;wsdl:input name="obtenerCatProvincia"&gt;</text:p>
      <text:p text:style-name="P65"><text:soft-page-break/><text:s text:c="8"/>&lt;soap:body use="literal"/&gt;</text:p>
      <text:p text:style-name="P65"><text:s text:c="6"/>&lt;/wsdl:input&gt;</text:p>
      <text:p text:style-name="P65"><text:s text:c="6"/>&lt;wsdl:output name="obtenerCatProvinciaResponse"&gt;</text:p>
      <text:p text:style-name="P65"><text:s text:c="8"/>&lt;soap:body use="literal"/&gt;</text:p>
      <text:p text:style-name="P65"><text:s text:c="6"/>&lt;/wsdl:output&gt;</text:p>
      <text:p text:style-name="P65"><text:s text:c="4"/>&lt;/wsdl:operation&gt;</text:p>
      <text:p text:style-name="P65"><text:s text:c="4"/>&lt;wsdl:operation name="obtenerCatLocalidad"&gt;</text:p>
      <text:p text:style-name="P65"><text:s text:c="6"/>&lt;soap:operation soapAction="" style="document"/&gt;</text:p>
      <text:p text:style-name="P65"><text:s text:c="6"/>&lt;wsdl:input name="obtenerCatLocalidad"&gt;</text:p>
      <text:p text:style-name="P65"><text:s text:c="8"/>&lt;soap:body use="literal"/&gt;</text:p>
      <text:p text:style-name="P65"><text:s text:c="6"/>&lt;/wsdl:input&gt;</text:p>
      <text:p text:style-name="P65"><text:s text:c="6"/>&lt;wsdl:output name="obtenerCatLocalidadResponse"&gt;</text:p>
      <text:p text:style-name="P65"><text:s text:c="8"/>&lt;soap:body use="literal"/&gt;</text:p>
      <text:p text:style-name="P65"><text:s text:c="6"/>&lt;/wsdl:output&gt;</text:p>
      <text:p text:style-name="P65"><text:s text:c="4"/>&lt;/wsdl:operation&gt;</text:p>
      <text:p text:style-name="P65"><text:s text:c="4"/>&lt;wsdl:operation name="obtenerCatNivelAdministracion"&gt;</text:p>
      <text:p text:style-name="P65"><text:s text:c="6"/>&lt;soap:operation soapAction="" style="document"/&gt;</text:p>
      <text:p text:style-name="P65"><text:s text:c="6"/>&lt;wsdl:input name="obtenerCatNivelAdministracion"&gt;</text:p>
      <text:p text:style-name="P65"><text:s text:c="8"/>&lt;soap:body use="literal"/&gt;</text:p>
      <text:p text:style-name="P65"><text:s text:c="6"/>&lt;/wsdl:input&gt;</text:p>
      <text:p text:style-name="P65"><text:s text:c="6"/>&lt;wsdl:output name="obtenerCatNivelAdministracionResponse"&gt;</text:p>
      <text:p text:style-name="P65"><text:s text:c="8"/>&lt;soap:body use="literal"/&gt;</text:p>
      <text:p text:style-name="P65"><text:s text:c="6"/>&lt;/wsdl:output&gt;</text:p>
      <text:p text:style-name="P65"><text:s text:c="4"/>&lt;/wsdl:operation&gt;</text:p>
      <text:p text:style-name="P65"><text:s text:c="4"/>&lt;wsdl:operation name="obtenerCatEstadoEntidad"&gt;</text:p>
      <text:p text:style-name="P65"><text:s text:c="6"/>&lt;soap:operation soapAction="" style="document"/&gt;</text:p>
      <text:p text:style-name="P65"><text:s text:c="6"/>&lt;wsdl:input name="obtenerCatEstadoEntidad"&gt;</text:p>
      <text:p text:style-name="P65"><text:s text:c="8"/>&lt;soap:body use="literal"/&gt;</text:p>
      <text:p text:style-name="P65"><text:s text:c="6"/>&lt;/wsdl:input&gt;</text:p>
      <text:p text:style-name="P65"><text:s text:c="6"/>&lt;wsdl:output name="obtenerCatEstadoEntidadResponse"&gt;</text:p>
      <text:p text:style-name="P65"><text:s text:c="8"/>&lt;soap:body use="literal"/&gt;</text:p>
      <text:p text:style-name="P65"><text:s text:c="6"/>&lt;/wsdl:output&gt;</text:p>
      <text:p text:style-name="P65"><text:s text:c="4"/>&lt;/wsdl:operation&gt;</text:p>
      <text:p text:style-name="P65"><text:s text:c="4"/>&lt;wsdl:operation name="obtenerCatPais"&gt;</text:p>
      <text:p text:style-name="P65"><text:s text:c="6"/>&lt;soap:operation soapAction="" style="document"/&gt;</text:p>
      <text:p text:style-name="P65"><text:s text:c="6"/>&lt;wsdl:input name="obtenerCatPais"&gt;</text:p>
      <text:p text:style-name="P65"><text:s text:c="8"/>&lt;soap:body use="literal"/&gt;</text:p>
      <text:p text:style-name="P65"><text:s text:c="6"/>&lt;/wsdl:input&gt;</text:p>
      <text:p text:style-name="P65"><text:s text:c="6"/>&lt;wsdl:output name="obtenerCatPaisResponse"&gt;</text:p>
      <text:p text:style-name="P65"><text:soft-page-break/><text:s text:c="8"/>&lt;soap:body use="literal"/&gt;</text:p>
      <text:p text:style-name="P65"><text:s text:c="6"/>&lt;/wsdl:output&gt;</text:p>
      <text:p text:style-name="P65"><text:s text:c="4"/>&lt;/wsdl:operation&gt;</text:p>
      <text:p text:style-name="P65"><text:s text:c="4"/>&lt;wsdl:operation name="getVersionWs"&gt;</text:p>
      <text:p text:style-name="P65"><text:s text:c="6"/>&lt;soap:operation soapAction="" style="document"/&gt;</text:p>
      <text:p text:style-name="P65"><text:s text:c="6"/>&lt;wsdl:input name="getVersionWs"&gt;</text:p>
      <text:p text:style-name="P65"><text:s text:c="8"/>&lt;soap:body use="literal"/&gt;</text:p>
      <text:p text:style-name="P65"><text:s text:c="6"/>&lt;/wsdl:input&gt;</text:p>
      <text:p text:style-name="P65"><text:s text:c="6"/>&lt;wsdl:output name="getVersionWsResponse"&gt;</text:p>
      <text:p text:style-name="P65"><text:s text:c="8"/>&lt;soap:body use="literal"/&gt;</text:p>
      <text:p text:style-name="P65"><text:s text:c="6"/>&lt;/wsdl:output&gt;</text:p>
      <text:p text:style-name="P65"><text:s text:c="4"/>&lt;/wsdl:operation&gt;</text:p>
      <text:p text:style-name="P65"><text:s text:c="4"/>&lt;wsdl:operation name="getVersion"&gt;</text:p>
      <text:p text:style-name="P65"><text:s text:c="6"/>&lt;soap:operation soapAction="" style="document"/&gt;</text:p>
      <text:p text:style-name="P65"><text:s text:c="6"/>&lt;wsdl:input name="getVersion"&gt;</text:p>
      <text:p text:style-name="P65"><text:s text:c="8"/>&lt;soap:body use="literal"/&gt;</text:p>
      <text:p text:style-name="P65"><text:s text:c="6"/>&lt;/wsdl:input&gt;</text:p>
      <text:p text:style-name="P65"><text:s text:c="6"/>&lt;wsdl:output name="getVersionResponse"&gt;</text:p>
      <text:p text:style-name="P65"><text:s text:c="8"/>&lt;soap:body use="literal"/&gt;</text:p>
      <text:p text:style-name="P65"><text:s text:c="6"/>&lt;/wsdl:output&gt;</text:p>
      <text:p text:style-name="P65"><text:s text:c="4"/>&lt;/wsdl:operation&gt;</text:p>
      <text:p text:style-name="P65"><text:s text:c="2"/>&lt;/wsdl:binding&gt;</text:p>
      <text:p text:style-name="P65"><text:s text:c="2"/>&lt;wsdl:service name="Dir3CaibObtenerCatalogosWsService"&gt;</text:p>
      <text:p text:style-name="P65"><text:s text:c="4"/>&lt;wsdl:port binding="tns:Dir3CaibObtenerCatalogosWsServiceSoapBinding" name="Dir3CaibObtenerCatalogosWs"&gt;</text:p>
      <text:p text:style-name="P65"><text:s text:c="6"/>&lt;soap:address location="http://10.215.216.178:8080/dir3caib/ws/Dir3CaibObtenerCatalogos"/&gt;</text:p>
      <text:p text:style-name="P65"><text:s text:c="4"/>&lt;/wsdl:port&gt;</text:p>
      <text:p text:style-name="P65"><text:s text:c="2"/>&lt;/wsdl:service&gt;</text:p>
      <text:p text:style-name="P65">&lt;/wsdl:definitions&gt;</text:p>
      <text:p text:style-name="P65"/>
      <text:h text:style-name="Heading_20_2" text:outline-level="2">Unitats</text:h>
      <text:p text:style-name="P65">&lt;?xml version="1.0" encoding="UTF-8"?&gt;</text:p>
      <text:p text:style-name="P65">&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65"><text:soft-page-break/><text:s text:c="2"/>&lt;wsdl:import location="http://ibit157:8080/dir3caib/ws/Dir3CaibObtenerUnidades?wsdl=Dir3CaibObtenerUnidadesWs.wsdl" namespace="http://unidad.ws.dir3caib.caib.es/"&gt;</text:p>
      <text:p text:style-name="P65"><text:s text:c="4"/>&lt;/wsdl:import&gt;</text:p>
      <text:p text:style-name="P65"><text:s text:c="2"/>&lt;wsdl:binding name="Dir3CaibObtenerUnidadesWsServiceSoapBinding" type="ns1:Dir3CaibObtenerUnidadesWs"&gt;</text:p>
      <text:p text:style-name="P65"><text:s text:c="4"/>&lt;soap:binding style="document" transport="http://schemas.xmlsoap.org/soap/http"/&gt;</text:p>
      <text:p text:style-name="P65"><text:s text:c="4"/>&lt;wsdl:operation name="getVersionWs"&gt;</text:p>
      <text:p text:style-name="P65"><text:s text:c="6"/>&lt;soap:operation soapAction="" style="document"/&gt;</text:p>
      <text:p text:style-name="P65"><text:s text:c="6"/>&lt;wsdl:input name="getVersionWs"&gt;</text:p>
      <text:p text:style-name="P65"><text:s text:c="8"/>&lt;soap:body use="literal"/&gt;</text:p>
      <text:p text:style-name="P65"><text:s text:c="6"/>&lt;/wsdl:input&gt;</text:p>
      <text:p text:style-name="P65"><text:s text:c="6"/>&lt;wsdl:output name="getVersionWsResponse"&gt;</text:p>
      <text:p text:style-name="P65"><text:s text:c="8"/>&lt;soap:body use="literal"/&gt;</text:p>
      <text:p text:style-name="P65"><text:s text:c="6"/>&lt;/wsdl:output&gt;</text:p>
      <text:p text:style-name="P65"><text:s text:c="4"/>&lt;/wsdl:operation&gt;</text:p>
      <text:p text:style-name="P65"><text:s text:c="4"/>&lt;wsdl:operation name="getVersion"&gt;</text:p>
      <text:p text:style-name="P65"><text:s text:c="6"/>&lt;soap:operation soapAction="" style="document"/&gt;</text:p>
      <text:p text:style-name="P65"><text:s text:c="6"/>&lt;wsdl:input name="getVersion"&gt;</text:p>
      <text:p text:style-name="P65"><text:s text:c="8"/>&lt;soap:body use="literal"/&gt;</text:p>
      <text:p text:style-name="P65"><text:s text:c="6"/>&lt;/wsdl:input&gt;</text:p>
      <text:p text:style-name="P65"><text:s text:c="6"/>&lt;wsdl:output name="getVersionResponse"&gt;</text:p>
      <text:p text:style-name="P65"><text:s text:c="8"/>&lt;soap:body use="literal"/&gt;</text:p>
      <text:p text:style-name="P65"><text:s text:c="6"/>&lt;/wsdl:output&gt;</text:p>
      <text:p text:style-name="P65"><text:s text:c="4"/>&lt;/wsdl:operation&gt;</text:p>
      <text:p text:style-name="P65"><text:s text:c="4"/>&lt;wsdl:operation name="obtenerUnidad"&gt;</text:p>
      <text:p text:style-name="P65"><text:s text:c="6"/>&lt;soap:operation soapAction="" style="document"/&gt;</text:p>
      <text:p text:style-name="P65"><text:s text:c="6"/>&lt;wsdl:input name="obtenerUnidad"&gt;</text:p>
      <text:p text:style-name="P65"><text:s text:c="8"/>&lt;soap:body use="literal"/&gt;</text:p>
      <text:p text:style-name="P65"><text:s text:c="6"/>&lt;/wsdl:input&gt;</text:p>
      <text:p text:style-name="P65"><text:s text:c="6"/>&lt;wsdl:output name="obtenerUnidadResponse"&gt;</text:p>
      <text:p text:style-name="P65"><text:s text:c="8"/>&lt;soap:body use="literal"/&gt;</text:p>
      <text:p text:style-name="P65"><text:s text:c="6"/>&lt;/wsdl:output&gt;</text:p>
      <text:p text:style-name="P65"><text:s text:c="4"/>&lt;/wsdl:operation&gt;</text:p>
      <text:p text:style-name="P65"><text:s text:c="4"/>&lt;wsdl:operation name="obtenerArbolUnidades"&gt;</text:p>
      <text:p text:style-name="P65"><text:s text:c="6"/>&lt;soap:operation soapAction="" style="document"/&gt;</text:p>
      <text:p text:style-name="P65"><text:s text:c="6"/>&lt;wsdl:input name="obtenerArbolUnidades"&gt;</text:p>
      <text:p text:style-name="P65"><text:s text:c="8"/>&lt;soap:body use="literal"/&gt;</text:p>
      <text:p text:style-name="P65"><text:soft-page-break/><text:s text:c="6"/>&lt;/wsdl:input&gt;</text:p>
      <text:p text:style-name="P65"><text:s text:c="6"/>&lt;wsdl:output name="obtenerArbolUnidadesResponse"&gt;</text:p>
      <text:p text:style-name="P65"><text:s text:c="8"/>&lt;soap:body use="literal"/&gt;</text:p>
      <text:p text:style-name="P65"><text:s text:c="6"/>&lt;/wsdl:output&gt;</text:p>
      <text:p text:style-name="P65"><text:s text:c="4"/>&lt;/wsdl:operation&gt;</text:p>
      <text:p text:style-name="P65"><text:s text:c="2"/>&lt;/wsdl:binding&gt;</text:p>
      <text:p text:style-name="P65"><text:s text:c="2"/>&lt;wsdl:service name="Dir3CaibObtenerUnidadesWsService"&gt;</text:p>
      <text:p text:style-name="P65"><text:s text:c="4"/>&lt;wsdl:port binding="tns:Dir3CaibObtenerUnidadesWsServiceSoapBinding" name="Dir3CaibObtenerUnidadesWs"&gt;</text:p>
      <text:p text:style-name="P65"><text:s text:c="6"/>&lt;soap:address location="http://10.215.216.178:8080/dir3caib/ws/Dir3CaibObtenerUnidades"/&gt;</text:p>
      <text:p text:style-name="P65"><text:s text:c="4"/>&lt;/wsdl:port&gt;</text:p>
      <text:p text:style-name="P65"><text:s text:c="2"/>&lt;/wsdl:service&gt;</text:p>
      <text:p text:style-name="P65">&lt;/wsdl:definitions&gt;</text:p>
      <text:p text:style-name="P65"/>
      <text:h text:style-name="Heading_20_2" text:outline-level="2">Oficines</text:h>
      <text:p text:style-name="P65">&lt;?xml version="1.0" encoding="UTF-8"?&gt;</text:p>
      <text:p text:style-name="P65">&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65">&lt;wsdl:import location="http://ibit157:8080/dir3caib/ws/Dir3CaibObtenerOficinas?wsdl=Dir3CaibObtenerOficinasWs.wsdl" namespace="http://oficina.ws.dir3caib.caib.es/"&gt;</text:p>
      <text:p text:style-name="P65">&lt;/wsdl:import&gt;</text:p>
      <text:p text:style-name="P65">&lt;wsdl:binding name="Dir3CaibObtenerOficinasWsServiceSoapBinding" type="ns1:Dir3CaibObtenerOficinasWs"&gt;&lt;soap:binding style="document" transport="http://schemas.xmlsoap.org/soap/http"/&gt;</text:p>
      <text:p text:style-name="P65"><text:s text:c="4"/>&lt;wsdl:operation name="getVersionWs"&gt;</text:p>
      <text:p text:style-name="P65"><text:s text:c="6"/>&lt;soap:operation soapAction="" style="document"/&gt;</text:p>
      <text:p text:style-name="P65"><text:s text:c="6"/>&lt;wsdl:input name="getVersionWs"&gt;</text:p>
      <text:p text:style-name="P65"><text:s text:c="8"/>&lt;soap:body use="literal"/&gt;</text:p>
      <text:p text:style-name="P65"><text:s text:c="6"/>&lt;/wsdl:input&gt;</text:p>
      <text:p text:style-name="P65"><text:s text:c="6"/>&lt;wsdl:output name="getVersionWsResponse"&gt;</text:p>
      <text:p text:style-name="P65"><text:s text:c="8"/>&lt;soap:body use="literal"/&gt;</text:p>
      <text:p text:style-name="P65"><text:s text:c="6"/>&lt;/wsdl:output&gt;</text:p>
      <text:p text:style-name="P65"><text:s text:c="4"/>&lt;/wsdl:operation&gt;</text:p>
      <text:p text:style-name="P65"><text:s text:c="4"/>&lt;wsdl:operation name="obtenerOficinasSIRUnidad"&gt;</text:p>
      <text:p text:style-name="P65"><text:soft-page-break/><text:s text:c="6"/>&lt;soap:operation soapAction="" style="document"/&gt;</text:p>
      <text:p text:style-name="P65"><text:s text:c="6"/>&lt;wsdl:input name="obtenerOficinasSIRUnidad"&gt;</text:p>
      <text:p text:style-name="P65"><text:s text:c="8"/>&lt;soap:body use="literal"/&gt;</text:p>
      <text:p text:style-name="P65"><text:s text:c="6"/>&lt;/wsdl:input&gt;</text:p>
      <text:p text:style-name="P65"><text:s text:c="6"/>&lt;wsdl:output name="obtenerOficinasSIRUnidadResponse"&gt;</text:p>
      <text:p text:style-name="P65"><text:s text:c="8"/>&lt;soap:body use="literal"/&gt;</text:p>
      <text:p text:style-name="P65"><text:s text:c="6"/>&lt;/wsdl:output&gt;</text:p>
      <text:p text:style-name="P65"><text:s text:c="4"/>&lt;/wsdl:operation&gt;</text:p>
      <text:p text:style-name="P65"><text:s text:c="4"/>&lt;wsdl:operation name="getVersion"&gt;</text:p>
      <text:p text:style-name="P65"><text:s text:c="6"/>&lt;soap:operation soapAction="" style="document"/&gt;</text:p>
      <text:p text:style-name="P65"><text:s text:c="6"/>&lt;wsdl:input name="getVersion"&gt;</text:p>
      <text:p text:style-name="P65"><text:s text:c="8"/>&lt;soap:body use="literal"/&gt;</text:p>
      <text:p text:style-name="P65"><text:s text:c="6"/>&lt;/wsdl:input&gt;</text:p>
      <text:p text:style-name="P65"><text:s text:c="6"/>&lt;wsdl:output name="getVersionResponse"&gt;</text:p>
      <text:p text:style-name="P65"><text:s text:c="8"/>&lt;soap:body use="literal"/&gt;</text:p>
      <text:p text:style-name="P65"><text:s text:c="6"/>&lt;/wsdl:output&gt;</text:p>
      <text:p text:style-name="P65"><text:s text:c="4"/>&lt;/wsdl:operation&gt;</text:p>
      <text:p text:style-name="P65"><text:s text:c="4"/>&lt;wsdl:operation name="obtenerArbolOficinas"&gt;</text:p>
      <text:p text:style-name="P65"><text:s text:c="6"/>&lt;soap:operation soapAction="" style="document"/&gt;</text:p>
      <text:p text:style-name="P65"><text:s text:c="6"/>&lt;wsdl:input name="obtenerArbolOficinas"&gt;</text:p>
      <text:p text:style-name="P65"><text:s text:c="8"/>&lt;soap:body use="literal"/&gt;</text:p>
      <text:p text:style-name="P65"><text:s text:c="6"/>&lt;/wsdl:input&gt;</text:p>
      <text:p text:style-name="P65"><text:s text:c="6"/>&lt;wsdl:output name="obtenerArbolOficinasResponse"&gt;</text:p>
      <text:p text:style-name="P65"><text:s text:c="8"/>&lt;soap:body use="literal"/&gt;</text:p>
      <text:p text:style-name="P65"><text:s text:c="6"/>&lt;/wsdl:output&gt;</text:p>
      <text:p text:style-name="P65"><text:s text:c="4"/>&lt;/wsdl:operation&gt;</text:p>
      <text:p text:style-name="P65"><text:s text:c="4"/>&lt;wsdl:operation name="obtenerOficina"&gt;</text:p>
      <text:p text:style-name="P65"><text:s text:c="6"/>&lt;soap:operation soapAction="" style="document"/&gt;</text:p>
      <text:p text:style-name="P65"><text:s text:c="6"/>&lt;wsdl:input name="obtenerOficina"&gt;</text:p>
      <text:p text:style-name="P65"><text:s text:c="8"/>&lt;soap:body use="literal"/&gt;</text:p>
      <text:p text:style-name="P65"><text:s text:c="6"/>&lt;/wsdl:input&gt;</text:p>
      <text:p text:style-name="P65"><text:s text:c="6"/>&lt;wsdl:output name="obtenerOficinaResponse"&gt;</text:p>
      <text:p text:style-name="P65"><text:s text:c="8"/>&lt;soap:body use="literal"/&gt;</text:p>
      <text:p text:style-name="P65"><text:s text:c="6"/>&lt;/wsdl:output&gt;</text:p>
      <text:p text:style-name="P65"><text:s text:c="4"/>&lt;/wsdl:operation&gt;</text:p>
      <text:p text:style-name="P65"><text:s text:c="2"/>&lt;/wsdl:binding&gt;</text:p>
      <text:p text:style-name="P65"><text:s text:c="2"/>&lt;wsdl:service name="Dir3CaibObtenerOficinasWsService"&gt;&lt;wsdl:port binding="tns:Dir3CaibObtenerOficinasWsServiceSoapBinding" name="Dir3CaibObtenerOficinasWs"&gt;</text:p>
      <text:p text:style-name="P65"><text:soft-page-break/><text:s text:c="6"/>&lt;soap:address location="http://10.215.216.178:8080/dir3caib/ws/Dir3CaibObtenerOficinas"/&gt;</text:p>
      <text:p text:style-name="P65"><text:s text:c="4"/>&lt;/wsdl:port&gt;</text:p>
      <text:p text:style-name="P65"><text:s text:c="2"/>&lt;/wsdl:service&gt;</text:p>
      <text:p text:style-name="P65">&lt;/wsdl:definitions&gt;</text:p>
      <text:p text:style-name="P65"/>
      <text:p text:style-name="P65"/>
      <text:h text:style-name="P127" text:outline-level="1"><text:bookmark-start text:name="__RefHeading___Toc5194_752655632"/>Procés Sincronització <text:span text:style-name="T69">Organigrama </text:span>(DIR3CAIB-REGWEB)<text:bookmark-end text:name="__RefHeading___Toc5194_752655632"/></text:h>
      <text:p text:style-name="P89">Per obtenir els canvis que s’han produït dins l’organigrama en Dir3caib s’emp<text:span text:style-name="T71">ra</text:span> el m<text:span text:style-name="T66">ètod</text:span>e <text:bookmark-ref text:reference-format="number" text:ref-name="__RefHeading___Toc15919_737863207">3.1</text:bookmark-ref><text:bookmark-ref text:reference-format="text" text:ref-name="__RefHeading___Toc15919_737863207">obtenerArbolUnidades</text:bookmark-ref> que retorna la llista d’Unitats actualitzades si s´han especificat unes <text:s/>dates. Si no s’especifiquen dates, retorna <text:span text:style-name="T67">tot l’organigrama vigent.</text:span></text:p>
      <text:p text:style-name="P75">Aquest llistat consta de la llista d’UnidadTF <text:span text:style-name="T60">(</text:span><text:span text:style-name="T60"><text:bookmark-ref text:reference-format="text" text:ref-name="__RefHeading__7018_1236556764">Classe UnidadTF</text:bookmark-ref></text:span><text:span text:style-name="T60">) que una de les propietats que te és el conjunt d’històrics de la UnidadTF.</text:span></text:p>
      <text:p text:style-name="P75"/>
      <text:p text:style-name="P76">A continuació posarem exemples de com funcionen els històrics de DIRCAIB:</text:p>
      <text:h text:style-name="P130" text:outline-level="2">Exemple 1</text:h>
      <text:p text:style-name="P76"/>
      <text:p text:style-name="P77">Suposem que tenim el següent organigrama</text:p>
      <text:list xml:id="list2892331168" text:style-name="L34">
        <text:list-item>
          <text:p text:style-name="P175">A</text:p>
          <text:list>
            <text:list-item>
              <text:p text:style-name="P175">B</text:p>
              <text:list>
                <text:list-item>
                  <text:p text:style-name="P175">B1</text:p>
                </text:list-item>
                <text:list-item>
                  <text:p text:style-name="P175">B2</text:p>
                </text:list-item>
              </text:list>
            </text:list-item>
            <text:list-item>
              <text:p text:style-name="P175">C</text:p>
            </text:list-item>
            <text:list-item>
              <text:p text:style-name="P175">D</text:p>
            </text:list-item>
          </text:list>
        </text:list-item>
      </text:list>
      <text:p text:style-name="P88">Els canvis que es produeixen són els següents:</text:p>
      <text:p text:style-name="P79"/>
      <text:p text:style-name="P78">C és <text:span text:style-name="T65">substituït</text:span> per C1 </text:p>
      <text:p text:style-name="P78"><text:s text:c="26"/><text:span text:style-name="T61">C.getHistoricoUO() = C1</text:span></text:p>
      <text:p text:style-name="P80">D es divideix en D1 i D2 <text:s text:c="20"/></text:p>
      <text:p text:style-name="P80"><text:tab/><text:tab/>D.getHistoricoUO() = D1, D2</text:p>
      <text:p text:style-name="P81">B1 i B2 es fusionen en B3. <text:s text:c="16"/></text:p>
      <text:p text:style-name="P80"><text:tab/><text:tab/>B1.getHistoricoUO() = B3</text:p>
      <text:p text:style-name="P80"><text:s text:c="24"/>B2.getHistoricoUO() = B3</text:p>
      <text:p text:style-name="P80"/>
      <text:p text:style-name="P84"><text:soft-page-break/>Per tant els històrics d’una unitat sempre ens diuen qui el substitueix/substitueixen. (tal vegada s’hauria d’haver dit organosSustituyentes en lloc d’Hist<text:span text:style-name="T65">ò</text:span>rics.)</text:p>
      <text:p text:style-name="P80"/>
      <text:p text:style-name="P82">L’organigrama resultant seria aquest:</text:p>
      <text:p text:style-name="P82"/>
      <table:table table:name="Tabla52" table:style-name="Tabla52">
        <table:table-column table:style-name="Tabla52.A"/>
        <table:table-column table:style-name="Tabla52.B"/>
        <table:table-row>
          <table:table-cell table:style-name="Tabla52.A1" office:value-type="string">
            <text:p text:style-name="P57">Organigrama inicial </text:p>
          </table:table-cell>
          <table:table-cell table:style-name="Tabla52.B1" office:value-type="string">
            <text:p text:style-name="P57">Organigrama resultant</text:p>
          </table:table-cell>
        </table:table-row>
        <table:table-row>
          <table:table-cell table:style-name="Tabla52.A2" office:value-type="string">
            <text:list xml:id="list133738971236829" text:continue-numbering="true" text:style-name="L34">
              <text:list-item>
                <text:p text:style-name="P176">A</text:p>
                <text:list>
                  <text:list-item>
                    <text:p text:style-name="P176">B</text:p>
                    <text:list>
                      <text:list-item>
                        <text:p text:style-name="P176">B1</text:p>
                      </text:list-item>
                      <text:list-item>
                        <text:p text:style-name="P176">B2</text:p>
                      </text:list-item>
                    </text:list>
                  </text:list-item>
                  <text:list-item>
                    <text:p text:style-name="P176">C</text:p>
                  </text:list-item>
                  <text:list-item>
                    <text:p text:style-name="P177">D</text:p>
                  </text:list-item>
                </text:list>
              </text:list-item>
            </text:list>
          </table:table-cell>
          <table:table-cell table:style-name="Tabla52.B2" office:value-type="string">
            <text:list xml:id="list1226224321" text:style-name="L35">
              <text:list-item>
                <text:p text:style-name="P178">A</text:p>
                <text:list>
                  <text:list-item>
                    <text:p text:style-name="P178">B</text:p>
                    <text:list>
                      <text:list-item>
                        <text:p text:style-name="P178">B3</text:p>
                      </text:list-item>
                    </text:list>
                  </text:list-item>
                  <text:list-item>
                    <text:p text:style-name="P178">C1</text:p>
                  </text:list-item>
                  <text:list-item>
                    <text:p text:style-name="P178">D1</text:p>
                  </text:list-item>
                  <text:list-item>
                    <text:p text:style-name="P178">D2</text:p>
                  </text:list-item>
                </text:list>
              </text:list-item>
            </text:list>
            <text:p text:style-name="P83"/>
          </table:table-cell>
        </table:table-row>
      </table:table>
      <text:p text:style-name="P82"/>
      <text:h text:style-name="Heading_20_2" text:outline-level="2"><text:span text:style-name="T65">Exemple 2 </text:span>(múltiples fusions divisions)</text:h>
      <text:p text:style-name="P84"/>
      <text:p text:style-name="P84">D1 es divideix en D1.1, D1.2, D1.3 <text:s/>i <text:s/>abans de que actualitzeu <text:s/>D1.2 i D1.3 es fusionen en D1.4 </text:p>
      <text:p text:style-name="P85">L’Organigrama pas<text:span text:style-name="T65">s</text:span>a per <text:span text:style-name="T64">una </text:span>fase intermit<text:span text:style-name="T64">ja</text:span></text:p>
      <text:p text:style-name="P85"/>
      <table:table table:name="Tabla36" table:style-name="Tabla36">
        <table:table-column table:style-name="Tabla36.A" table:number-columns-repeated="3"/>
        <table:table-row>
          <table:table-cell table:style-name="Tabla36.A1" office:value-type="string">
            <text:list xml:id="list133739916413633" text:continue-numbering="true" text:style-name="L35">
              <text:list-header>
                <text:p text:style-name="P181">Organigrama Inicial</text:p>
              </text:list-header>
            </text:list>
          </table:table-cell>
          <table:table-cell table:style-name="Tabla36.A1" office:value-type="string">
            <text:list xml:id="list133739085205559" text:continue-numbering="true" text:style-name="L35">
              <text:list-header>
                <text:p text:style-name="P181">Organigrama intermig</text:p>
              </text:list-header>
            </text:list>
          </table:table-cell>
          <table:table-cell table:style-name="Tabla36.C1" office:value-type="string">
            <text:list xml:id="list133740541501209" text:continue-numbering="true" text:style-name="L35">
              <text:list-header>
                <text:p text:style-name="P181">Organigrama Final</text:p>
              </text:list-header>
            </text:list>
          </table:table-cell>
        </table:table-row>
        <table:table-row>
          <table:table-cell table:style-name="Tabla36.A2" office:value-type="string">
            <text:list xml:id="list133739147942307" text:continue-numbering="true" text:style-name="L35">
              <text:list-item>
                <text:p text:style-name="P179">A</text:p>
                <text:list>
                  <text:list-item>
                    <text:p text:style-name="P179">B</text:p>
                    <text:list>
                      <text:list-item>
                        <text:p text:style-name="P179">B3</text:p>
                      </text:list-item>
                    </text:list>
                  </text:list-item>
                  <text:list-item>
                    <text:p text:style-name="P179">C1</text:p>
                  </text:list-item>
                  <text:list-item>
                    <text:p text:style-name="P179">D1</text:p>
                  </text:list-item>
                  <text:list-item>
                    <text:p text:style-name="P180">D2</text:p>
                  </text:list-item>
                </text:list>
              </text:list-item>
            </text:list>
          </table:table-cell>
          <table:table-cell table:style-name="Tabla36.A2" office:value-type="string">
            <text:list xml:id="list133740368471131" text:continue-numbering="true" text:style-name="L35">
              <text:list-item>
                <text:p text:style-name="P179">A</text:p>
                <text:list>
                  <text:list-item>
                    <text:p text:style-name="P179">B</text:p>
                    <text:list>
                      <text:list-item>
                        <text:p text:style-name="P179">B3</text:p>
                      </text:list-item>
                    </text:list>
                  </text:list-item>
                  <text:list-item>
                    <text:p text:style-name="P179">C1</text:p>
                  </text:list-item>
                  <text:list-item>
                    <text:p text:style-name="P179">D1.<text:span text:style-name="T62">1</text:span></text:p>
                  </text:list-item>
                  <text:list-item>
                    <text:p text:style-name="P182">D1.2</text:p>
                  </text:list-item>
                  <text:list-item>
                    <text:p text:style-name="P182">D1.3</text:p>
                  </text:list-item>
                  <text:list-item>
                    <text:p text:style-name="P180">D2</text:p>
                  </text:list-item>
                </text:list>
              </text:list-item>
            </text:list>
          </table:table-cell>
          <table:table-cell table:style-name="Tabla36.C2" office:value-type="string">
            <text:list xml:id="list133740286296693" text:continue-numbering="true" text:style-name="L35">
              <text:list-item>
                <text:p text:style-name="P179">A</text:p>
                <text:list>
                  <text:list-item>
                    <text:p text:style-name="P179">B</text:p>
                    <text:list>
                      <text:list-item>
                        <text:p text:style-name="P179">B3</text:p>
                      </text:list-item>
                    </text:list>
                  </text:list-item>
                  <text:list-item>
                    <text:p text:style-name="P179">C1</text:p>
                  </text:list-item>
                  <text:list-item>
                    <text:p text:style-name="P179">D1.<text:span text:style-name="T62">1</text:span></text:p>
                  </text:list-item>
                  <text:list-item>
                    <text:p text:style-name="P182">D1.4</text:p>
                  </text:list-item>
                  <text:list-item>
                    <text:p text:style-name="P180">D2</text:p>
                  </text:list-item>
                </text:list>
              </text:list-item>
            </text:list>
          </table:table-cell>
        </table:table-row>
      </table:table>
      <text:p text:style-name="P85"/>
      <text:p text:style-name="P85">En aquest cas haureu d’obtenir els hist<text:span text:style-name="T63">ò</text:span>rics de primer nivell de D1 i després per cada un dels retornats heu de continuar demanant hist<text:span text:style-name="T63">ò</text:span>rics fins que tengueu els darrers, <text:span text:style-name="T64">o vos retorni buit(null).</text:span></text:p>
      <text:p text:style-name="P87">Si no <text:span text:style-name="T68">s’itera</text:span> fins al final, <text:span text:style-name="T68">es quedaria </text:span>amb l’organigrama intermig.</text:p>
      <text:p text:style-name="P85">D1. getHistoricosUO() = D1.1, D1.2, D1.3</text:p>
      <text:p text:style-name="P86">D1.1.getHistoricosUO= null</text:p>
      <text:p text:style-name="P85">D1.<text:span text:style-name="T63">2</text:span>.get<text:span text:style-name="T63">HistoricosUO()= D1.4</text:span></text:p>
      <text:p text:style-name="P86"><text:soft-page-break/>D1.3.getHistoricosUO() = D1.4</text:p>
      <text:p text:style-name="P86"/>
      <text:h text:style-name="P131" text:outline-level="2">Classes que implementen aquesta funcionalitat</text:h>
      <text:h text:style-name="P185" text:outline-level="3">ObtenerUnidadesEjb.java</text:h>
      <text:p text:style-name="P90"><text:a xlink:type="simple" xlink:href="https://github.com/GovernIB/dir3caib/blob/master/persistence/src/main/java/es/caib/dir3caib/persistence/ejb/ObtenerUnidadesEjb.java" text:style-name="Internet_20_link" text:visited-style-name="Visited_20_Internet_20_Link">https://github.com/GovernIB/dir3caib/blob/master/persistence/src/main/java/es/caib/dir3caib/persistence/ejb/ObtenerUnidadesEjb.java</text:a> <text:s/></text:p>
      <text:p text:style-name="P121"><text:span text:style-name="T26">public </text:span>List&lt;UnidadTF&gt; obtenerArbolUnidadesTF(String codigo, Date fechaActualizacion, Date fechaSincronizacion) <text:span text:style-name="T26">throws </text:span>Exception {</text:p>
      <text:p text:style-name="P90">}</text:p>
      <text:p text:style-name="P90"/>
      <text:p text:style-name="P91">En el cas de Regweb es poden consultar les classes:</text:p>
      <text:p text:style-name="P91"/>
      <text:h text:style-name="Heading_20_3" text:outline-level="3">SincronizadorDir3Bean.java <text:s/></text:h>
      <text:p text:style-name="P91">Aquestas classe es la que processa la llista d’UnitatsTF que rep de Dir3caib.</text:p>
      <text:p text:style-name="P91"><text:a xlink:type="simple" xlink:href="https://github.com/GovernIB/registre/blob/master/persistence/src/main/java/es/caib/regweb3/persistence/ejb/SincronizadorDir3Bean.java" text:style-name="Internet_20_link" text:visited-style-name="Visited_20_Internet_20_Link">https://github.com/GovernIB/registre/blob/master/persistence/src/main/java/es/caib/regweb3/persistence/ejb/SincronizadorDir3Bean.java</text:a> <text:s text:c="2"/>(tota la classe en general).</text:p>
      <text:p text:style-name="P91"/>
      <text:p text:style-name="P91"/>
      <text:p text:style-name="P91"/>
      <text:p text:style-name="P91"/>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2" draw:style-name="Mgr1" draw:text-style-name="MP4" svg:x1="0.062cm" svg:y1="0.056cm" svg:x2="16.995cm" svg:y2="0.03cm"><text:p/></draw:line></text:p>
        <text:p text:style-name="MP3"><text:page-number text:select-page="current">4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617</meta:editing-cycles>
    <meta:editing-duration>P23DT13H8M43S</meta:editing-duration>
    <meta:initial-creator>Antoni Nadal</meta:initial-creator>
    <dc:date>2018-05-24T13:37:37.718000000</dc:date>
    <meta:printed-by>Marilen Gonzalez del Amo</meta:printed-by>
    <meta:print-date>2014-12-10T09:22:36.89</meta:print-date>
    <meta:keyword>PortaFIB</meta:keyword>
    <meta:keyword>Fundacio Bit</meta:keyword>
    <dc:title>Manual_de_WebServices_de_PortaFIB</dc:title>
    <meta:document-statistic meta:table-count="66" meta:image-count="4" meta:object-count="0" meta:page-count="44" meta:paragraph-count="1367" meta:word-count="5901" meta:character-count="52918" meta:non-whitespace-character-count="46655"/>
    <meta:user-defined meta:name="Información 1"/>
    <meta:user-defined meta:name="Información 2"/>
    <meta:user-defined meta:name="Información 3"/>
    <meta:user-defined meta:name="Información 4"/>
  </office:meta>
</office:document-meta>
</file>